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cm" table:align="margins" style:may-break-between-rows="true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cm" fo:border="none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-left="0.199cm" fo:padding-right="0.199cm" fo:padding-top="0.101cm" fo:padding-bottom="0.199cm" fo:border="1pt solid #000000"/>
    </style:style>
    <style:style style:name="Tabelle32" style:family="table">
      <style:table-properties style:width="16.979cm" table:align="left" fo:keep-with-next="auto" style:may-break-between-rows="true"/>
    </style:style>
    <style:style style:name="Tabelle32.A" style:family="table-column">
      <style:table-column-properties style:column-width="4.971cm"/>
    </style:style>
    <style:style style:name="Tabelle32.B" style:family="table-column">
      <style:table-column-properties style:column-width="3.404cm"/>
    </style:style>
    <style:style style:name="Tabelle32.C" style:family="table-column">
      <style:table-column-properties style:column-width="4.609cm"/>
    </style:style>
    <style:style style:name="Tabelle32.D" style:family="table-column">
      <style:table-column-properties style:column-width="3.995cm"/>
    </style:style>
    <style:style style:name="Tabelle32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9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9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0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0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10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11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1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2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B12" style:family="table-cell">
      <style:table-cell-properties style:vertical-align="middle" fo:background-color="#dddddd" fo:padding-left="0.501cm" fo:padding-right="0.501cm" fo:padding-top="0.101cm" fo:padding-bottom="0.101cm" fo:border-left="none" fo:border-right="none" fo:border-top="1pt solid #000000" fo:border-bottom="1pt solid #000000">
        <style:background-image/>
      </style:table-cell-properties>
    </style:style>
    <style:style style:name="Tabelle32.C12" style:family="table-cell">
      <style:table-cell-properties style:vertical-align="middle"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D12" style:family="table-cell">
      <style:table-cell-properties style:vertical-align=""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37" style:family="table">
      <style:table-properties style:width="7.431cm" fo:margin-left="0cm" table:align="left"/>
    </style:style>
    <style:style style:name="Tabelle37.A" style:family="table-column">
      <style:table-column-properties style:column-width="5.024cm"/>
    </style:style>
    <style:style style:name="Tabelle37.B" style:family="table-column">
      <style:table-column-properties style:column-width="2.408cm"/>
    </style:style>
    <style:style style:name="Tabelle37.A1" style:family="table-cell">
      <style:table-cell-properties style:vertical-align="" fo:padding="0.049cm" fo:border-left="none" fo:border-right="none" fo:border-top="none" fo:border-bottom="0.5pt solid #999999"/>
    </style:style>
    <style:style style:name="Tabelle46" style:family="table">
      <style:table-properties style:width="4.93cm" fo:margin-left="0cm" table:align="left"/>
    </style:style>
    <style:style style:name="Tabelle46.A" style:family="table-column">
      <style:table-column-properties style:column-width="2.475cm"/>
    </style:style>
    <style:style style:name="Tabelle46.B" style:family="table-column">
      <style:table-column-properties style:column-width="2.455cm"/>
    </style:style>
    <style:style style:name="Tabelle46.A1" style:family="table-cell">
      <style:table-cell-properties fo:padding="0.049cm" fo:border="none"/>
    </style:style>
    <style:style style:name="Tabelle38" style:family="table">
      <style:table-properties style:width="7.197cm" fo:margin-left="0.229cm" table:align="left"/>
    </style:style>
    <style:style style:name="Tabelle38.A" style:family="table-column">
      <style:table-column-properties style:column-width="4.796cm"/>
    </style:style>
    <style:style style:name="Tabelle38.B" style:family="table-column">
      <style:table-column-properties style:column-width="2.401cm"/>
    </style:style>
    <style:style style:name="Tabelle38.1" style:family="table-row">
      <style:table-row-properties style:min-row-height="0.102cm"/>
    </style:style>
    <style:style style:name="Tabelle38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4" style:family="table">
      <style:table-properties style:width="7.673cm" fo:margin-left="0cm" table:align="left"/>
    </style:style>
    <style:style style:name="Tabelle34.A" style:family="table-column">
      <style:table-column-properties style:column-width="4.113cm"/>
    </style:style>
    <style:style style:name="Tabelle34.B" style:family="table-column">
      <style:table-column-properties style:column-width="3.56cm"/>
    </style:style>
    <style:style style:name="Tabelle34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34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5" style:family="table">
      <style:table-properties style:width="7.35cm" fo:margin-left="0.31cm" table:align="left"/>
    </style:style>
    <style:style style:name="Tabelle35.A" style:family="table-column">
      <style:table-column-properties style:column-width="4.096cm"/>
    </style:style>
    <style:style style:name="Tabelle35.B" style:family="table-column">
      <style:table-column-properties style:column-width="3.254cm"/>
    </style:style>
    <style:style style:name="Tabelle35.A1" style:family="table-cell">
      <style:table-cell-properties fo:padding="0.049cm" fo:border="none"/>
    </style:style>
    <style:style style:name="Tabelle36" style:family="table">
      <style:table-properties style:width="7.329cm" fo:margin-left="0.332cm" table:align="left"/>
    </style:style>
    <style:style style:name="Tabelle36.A" style:family="table-column">
      <style:table-column-properties style:column-width="4.422cm"/>
    </style:style>
    <style:style style:name="Tabelle36.B" style:family="table-column">
      <style:table-column-properties style:column-width="2.907cm"/>
    </style:style>
    <style:style style:name="Tabelle36.A1" style:family="table-cell">
      <style:table-cell-properties fo:background-color="#dddddd" fo:padding="0.049cm" fo:border="none">
        <style:background-image/>
      </style:table-cell-properties>
    </style:style>
    <style:style style:name="Tabelle48" style:family="table">
      <style:table-properties style:width="4.323cm" table:align="margins"/>
    </style:style>
    <style:style style:name="Tabelle48.A" style:family="table-column">
      <style:table-column-properties style:column-width="2.161cm" style:rel-column-width="32767*"/>
    </style:style>
    <style:style style:name="Tabelle48.B" style:family="table-column">
      <style:table-column-properties style:column-width="2.163cm" style:rel-column-width="32768*"/>
    </style:style>
    <style:style style:name="Tabelle48.A1" style:family="table-cell">
      <style:table-cell-properties fo:padding="0.049cm" fo:border="none"/>
    </style:style>
    <style:style style:name="Tabelle31" style:family="table">
      <style:table-properties style:width="7.673cm" fo:margin-left="0cm" table:align="left"/>
    </style:style>
    <style:style style:name="Tabelle31.A" style:family="table-column">
      <style:table-column-properties style:column-width="4.12cm"/>
    </style:style>
    <style:style style:name="Tabelle31.B" style:family="table-column">
      <style:table-column-properties style:column-width="3.552cm"/>
    </style:style>
    <style:style style:name="Tabelle31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1.B1" style:family="table-cell">
      <style:table-cell-properties fo:padding="0.049cm" fo:border-left="none" fo:border-right="none" fo:border-top="none" fo:border-bottom="0.5pt solid #999999"/>
    </style:style>
    <style:style style:name="Tabelle33" style:family="table">
      <style:table-properties style:width="7.654cm" fo:margin-left="0cm" table:align="left"/>
    </style:style>
    <style:style style:name="Tabelle33.A" style:family="table-column">
      <style:table-column-properties style:column-width="0.208cm"/>
    </style:style>
    <style:style style:name="Tabelle33.B" style:family="table-column">
      <style:table-column-properties style:column-width="4.195cm"/>
    </style:style>
    <style:style style:name="Tabelle33.C" style:family="table-column">
      <style:table-column-properties style:column-width="3.251cm"/>
    </style:style>
    <style:style style:name="Tabelle33.A1" style:family="table-cell">
      <style:table-cell-properties fo:padding="0.049cm" fo:border="none"/>
    </style:style>
    <style:style style:name="Tabelle29" style:family="table">
      <style:table-properties style:width="7.673cm" fo:margin-left="0cm" table:align="left"/>
    </style:style>
    <style:style style:name="Tabelle29.A" style:family="table-column">
      <style:table-column-properties style:column-width="4.12cm"/>
    </style:style>
    <style:style style:name="Tabelle29.B" style:family="table-column">
      <style:table-column-properties style:column-width="3.552cm"/>
    </style:style>
    <style:style style:name="Tabelle29.A1" style:family="table-cell">
      <style:table-cell-properties fo:padding="0.049cm" fo:border-left="none" fo:border-right="none" fo:border-top="none" fo:border-bottom="0.5pt solid #999999"/>
    </style:style>
    <style:style style:name="Tabelle30" style:family="table">
      <style:table-properties style:width="7.654cm" fo:margin-left="0cm" table:align="left"/>
    </style:style>
    <style:style style:name="Tabelle30.A" style:family="table-column">
      <style:table-column-properties style:column-width="0.228cm"/>
    </style:style>
    <style:style style:name="Tabelle30.B" style:family="table-column">
      <style:table-column-properties style:column-width="4.119cm"/>
    </style:style>
    <style:style style:name="Tabelle30.C" style:family="table-column">
      <style:table-column-properties style:column-width="3.307cm"/>
    </style:style>
    <style:style style:name="Tabelle30.A1" style:family="table-cell">
      <style:table-cell-properties fo:padding="0.049cm" fo:border="none"/>
    </style:style>
    <style:style style:name="Tabelle6" style:family="table">
      <style:table-properties style:width="17.007cm" fo:margin-left="0cm" table:align="left"/>
    </style:style>
    <style:style style:name="Tabelle6.A" style:family="table-column">
      <style:table-column-properties style:column-width="1.699cm"/>
    </style:style>
    <style:style style:name="Tabelle6.B" style:family="table-column">
      <style:table-column-properties style:column-width="3.196cm"/>
    </style:style>
    <style:style style:name="Tabelle6.C" style:family="table-column">
      <style:table-column-properties style:column-width="4.203cm"/>
    </style:style>
    <style:style style:name="Tabelle6.D" style:family="table-column">
      <style:table-column-properties style:column-width="3.104cm"/>
    </style:style>
    <style:style style:name="Tabelle6.F" style:family="table-column">
      <style:table-column-properties style:column-width="1.609cm"/>
    </style:style>
    <style:style style:name="Tabelle6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6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8" style:family="table">
      <style:table-properties style:width="17cm" table:align="margins" style:may-break-between-rows="true"/>
    </style:style>
    <style:style style:name="Tabelle8.A" style:family="table-column">
      <style:table-column-properties style:column-width="1.699cm" style:rel-column-width="6548*"/>
    </style:style>
    <style:style style:name="Tabelle8.B" style:family="table-column">
      <style:table-column-properties style:column-width="3.196cm" style:rel-column-width="12320*"/>
    </style:style>
    <style:style style:name="Tabelle8.C" style:family="table-column">
      <style:table-column-properties style:column-width="4.2cm" style:rel-column-width="16189*"/>
    </style:style>
    <style:style style:name="Tabelle8.D" style:family="table-column">
      <style:table-column-properties style:column-width="3.108cm" style:rel-column-width="11980*"/>
    </style:style>
    <style:style style:name="Tabelle8.F" style:family="table-column">
      <style:table-column-properties style:column-width="1.603cm" style:rel-column-width="6178*"/>
    </style:style>
    <style:style style:name="Tabelle8.A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8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699cm" style:rel-column-width="6548*"/>
    </style:style>
    <style:style style:name="Tabelle9.B" style:family="table-column">
      <style:table-column-properties style:column-width="3.2cm" style:rel-column-width="12334*"/>
    </style:style>
    <style:style style:name="Tabelle9.C" style:family="table-column">
      <style:table-column-properties style:column-width="4.2cm" style:rel-column-width="16189*"/>
    </style:style>
    <style:style style:name="Tabelle9.D" style:family="table-column">
      <style:table-column-properties style:column-width="3.104cm" style:rel-column-width="11967*"/>
    </style:style>
    <style:style style:name="Tabelle9.E" style:family="table-column">
      <style:table-column-properties style:column-width="3.196cm" style:rel-column-width="12320*"/>
    </style:style>
    <style:style style:name="Tabelle9.F" style:family="table-column">
      <style:table-column-properties style:column-width="1.602cm" style:rel-column-width="6177*"/>
    </style:style>
    <style:style style:name="Tabelle9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9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5" style:family="table">
      <style:table-properties style:width="17cm" table:align="margins" style:shadow="none"/>
    </style:style>
    <style:style style:name="Tabelle55.A" style:family="table-column">
      <style:table-column-properties style:column-width="6.699cm" style:rel-column-width="25825*"/>
    </style:style>
    <style:style style:name="Tabelle55.B" style:family="table-column">
      <style:table-column-properties style:column-width="1.7cm" style:rel-column-width="6554*"/>
    </style:style>
    <style:style style:name="Tabelle55.C" style:family="table-column">
      <style:table-column-properties style:column-width="1.494cm" style:rel-column-width="5759*"/>
    </style:style>
    <style:style style:name="Tabelle55.D" style:family="table-column">
      <style:table-column-properties style:column-width="1.402cm" style:rel-column-width="5405*"/>
    </style:style>
    <style:style style:name="Tabelle55.E" style:family="table-column">
      <style:table-column-properties style:column-width="1.602cm" style:rel-column-width="6174*"/>
    </style:style>
    <style:style style:name="Tabelle55.G" style:family="table-column">
      <style:table-column-properties style:column-width="2.701cm" style:rel-column-width="10413*"/>
    </style:style>
    <style:style style:name="Tabelle5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5.G1" style:family="table-cell">
      <style:table-cell-properties fo:background-color="#dddddd" fo:padding="0.097cm" fo:border="0.05pt solid #000000">
        <style:background-image/>
      </style:table-cell-properties>
    </style:style>
    <style:style style:name="Tabelle1" style:family="table">
      <style:table-properties style:width="17cm" table:align="margins" style:shadow="none"/>
    </style:style>
    <style:style style:name="Tabelle1.A" style:family="table-column">
      <style:table-column-properties style:column-width="14.3cm" style:rel-column-width="55124*"/>
    </style:style>
    <style:style style:name="Tabelle1.B" style:family="table-column">
      <style:table-column-properties style:column-width="2.701cm" style:rel-column-width="10411*"/>
    </style:style>
    <style:style style:name="Tabelle1.A1" style:family="table-cell">
      <style:table-cell-properties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elle1.B1" style:family="table-cell">
      <style:table-cell-properties fo:background-color="transparent" fo:padding="0.097cm" fo:border-left="none" fo:border-right="1pt solid #000000" fo:border-top="1pt solid #000000" fo:border-bottom="1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4.3cm" style:rel-column-width="55124*"/>
    </style:style>
    <style:style style:name="Tabelle56.B" style:family="table-column">
      <style:table-column-properties style:column-width="2.701cm" style:rel-column-width="10411*"/>
    </style:style>
    <style:style style:name="Tabelle5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6.B1" style:family="table-cell">
      <style:table-cell-properties fo:background-color="#dddddd" fo:padding="0.097cm" fo:border="0.05pt solid #000000">
        <style:background-image/>
      </style:table-cell-properties>
    </style:style>
    <style:style style:name="Tabelle57" style:family="table">
      <style:table-properties style:width="17cm" fo:margin-left="0cm" table:align="left"/>
    </style:style>
    <style:style style:name="Tabelle57.A" style:family="table-column">
      <style:table-column-properties style:column-width="0.3cm"/>
    </style:style>
    <style:style style:name="Tabelle57.B" style:family="table-column">
      <style:table-column-properties style:column-width="14cm"/>
    </style:style>
    <style:style style:name="Tabelle57.C" style:family="table-column">
      <style:table-column-properties style:column-width="2.701cm"/>
    </style:style>
    <style:style style:name="Tabelle57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7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58" style:family="table">
      <style:table-properties style:width="17cm" fo:margin-left="0cm" table:align="left"/>
    </style:style>
    <style:style style:name="Tabelle58.A" style:family="table-column">
      <style:table-column-properties style:column-width="0.527cm"/>
    </style:style>
    <style:style style:name="Tabelle58.B" style:family="table-column">
      <style:table-column-properties style:column-width="13.772cm"/>
    </style:style>
    <style:style style:name="Tabelle58.C" style:family="table-column">
      <style:table-column-properties style:column-width="2.701cm"/>
    </style:style>
    <style:style style:name="Tabelle58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8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62" style:family="table">
      <style:table-properties style:width="17cm" table:align="margins" style:may-break-between-rows="true"/>
    </style:style>
    <style:style style:name="Tabelle62.A" style:family="table-column">
      <style:table-column-properties style:column-width="6.699cm" style:rel-column-width="25825*"/>
    </style:style>
    <style:style style:name="Tabelle62.B" style:family="table-column">
      <style:table-column-properties style:column-width="1.7cm" style:rel-column-width="6554*"/>
    </style:style>
    <style:style style:name="Tabelle62.C" style:family="table-column">
      <style:table-column-properties style:column-width="1.494cm" style:rel-column-width="5759*"/>
    </style:style>
    <style:style style:name="Tabelle62.D" style:family="table-column">
      <style:table-column-properties style:column-width="1.402cm" style:rel-column-width="5405*"/>
    </style:style>
    <style:style style:name="Tabelle62.E" style:family="table-column">
      <style:table-column-properties style:column-width="1.602cm" style:rel-column-width="6174*"/>
    </style:style>
    <style:style style:name="Tabelle62.F" style:family="table-column">
      <style:table-column-properties style:column-width="1.401cm" style:rel-column-width="5398*"/>
    </style:style>
    <style:style style:name="Tabelle62.G" style:family="table-column">
      <style:table-column-properties style:column-width="2.702cm" style:rel-column-width="10420*"/>
    </style:style>
    <style:style style:name="Tabelle62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2.G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63" style:family="table">
      <style:table-properties style:width="17cm" fo:margin-left="0cm" table:align="left" style:may-break-between-rows="true"/>
    </style:style>
    <style:style style:name="Tabelle63.A" style:family="table-column">
      <style:table-column-properties style:column-width="0.302cm"/>
    </style:style>
    <style:style style:name="Tabelle63.B" style:family="table-column">
      <style:table-column-properties style:column-width="6.399cm"/>
    </style:style>
    <style:style style:name="Tabelle63.C" style:family="table-column">
      <style:table-column-properties style:column-width="1.704cm"/>
    </style:style>
    <style:style style:name="Tabelle63.D" style:family="table-column">
      <style:table-column-properties style:column-width="1.487cm"/>
    </style:style>
    <style:style style:name="Tabelle63.E" style:family="table-column">
      <style:table-column-properties style:column-width="1.402cm"/>
    </style:style>
    <style:style style:name="Tabelle63.F" style:family="table-column">
      <style:table-column-properties style:column-width="1.602cm"/>
    </style:style>
    <style:style style:name="Tabelle63.H" style:family="table-column">
      <style:table-column-properties style:column-width="2.702cm"/>
    </style:style>
    <style:style style:name="Tabelle63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3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17cm" fo:margin-left="0cm" table:align="left" style:may-break-between-rows="true"/>
    </style:style>
    <style:style style:name="Tabelle64.A" style:family="table-column">
      <style:table-column-properties style:column-width="0.529cm"/>
    </style:style>
    <style:style style:name="Tabelle64.B" style:family="table-column">
      <style:table-column-properties style:column-width="6.17cm"/>
    </style:style>
    <style:style style:name="Tabelle64.C" style:family="table-column">
      <style:table-column-properties style:column-width="1.695cm"/>
    </style:style>
    <style:style style:name="Tabelle64.D" style:family="table-column">
      <style:table-column-properties style:column-width="1.489cm"/>
    </style:style>
    <style:style style:name="Tabelle64.E" style:family="table-column">
      <style:table-column-properties style:column-width="1.402cm"/>
    </style:style>
    <style:style style:name="Tabelle64.F" style:family="table-column">
      <style:table-column-properties style:column-width="1.6cm"/>
    </style:style>
    <style:style style:name="Tabelle64.G" style:family="table-column">
      <style:table-column-properties style:column-width="1.404cm"/>
    </style:style>
    <style:style style:name="Tabelle64.H" style:family="table-column">
      <style:table-column-properties style:column-width="2.711cm"/>
    </style:style>
    <style:style style:name="Tabelle64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4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.374cm" style:rel-column-width="5296*"/>
    </style:style>
    <style:style style:name="Tabelle41.B" style:family="table-column">
      <style:table-column-properties style:column-width="2.529cm" style:rel-column-width="9750*"/>
    </style:style>
    <style:style style:name="Tabelle41.C" style:family="table-column">
      <style:table-column-properties style:column-width="2.748cm" style:rel-column-width="10593*"/>
    </style:style>
    <style:style style:name="Tabelle41.D" style:family="table-column">
      <style:table-column-properties style:column-width="3.298cm" style:rel-column-width="12715*"/>
    </style:style>
    <style:style style:name="Tabelle41.E" style:family="table-column">
      <style:table-column-properties style:column-width="2.447cm" style:rel-column-width="9431*"/>
    </style:style>
    <style:style style:name="Tabelle41.G" style:family="table-column">
      <style:table-column-properties style:column-width="1.857cm" style:rel-column-width="7157*"/>
    </style:style>
    <style:style style:name="Tabelle4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41.G1" style:family="table-cell">
      <style:table-cell-properties fo:padding="0.049cm" fo:border="0.05pt solid #000000"/>
    </style:style>
    <style:style style:name="Tabelle4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41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41.A3" style:family="table-cell">
      <style:table-cell-properties fo:padding="0.049cm" fo:border-left="0.05pt solid #000000" fo:border-right="none" fo:border-top="none" fo:border-bottom="0.05pt solid #000000"/>
    </style:style>
    <style:style style:name="Tabelle41.E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42" style:family="table">
      <style:table-properties style:width="9.85cm" table:align="left"/>
    </style:style>
    <style:style style:name="Tabelle42.A" style:family="table-column">
      <style:table-column-properties style:column-width="7.705cm"/>
    </style:style>
    <style:style style:name="Tabelle42.B" style:family="table-column">
      <style:table-column-properties style:column-width="2.145cm"/>
    </style:style>
    <style:style style:name="Tabelle42.A1" style:family="table-cell">
      <style:table-cell-properties fo:padding="0.049cm" fo:border="none"/>
    </style:style>
    <style:style style:name="Tabelle43" style:family="table">
      <style:table-properties style:width="6.999cm" fo:margin-left="0cm" table:align="left"/>
    </style:style>
    <style:style style:name="Tabelle43.A" style:family="table-column">
      <style:table-column-properties style:column-width="5.145cm"/>
    </style:style>
    <style:style style:name="Tabelle43.B" style:family="table-column">
      <style:table-column-properties style:column-width="1.854cm"/>
    </style:style>
    <style:style style:name="Tabelle43.A1" style:family="table-cell">
      <style:table-cell-properties fo:padding="0.049cm" fo:border="none"/>
    </style:style>
    <style:style style:name="Tabelle44" style:family="table">
      <style:table-properties style:width="6.999cm" fo:margin-left="0cm" table:align="left"/>
    </style:style>
    <style:style style:name="Tabelle44.A" style:family="table-column">
      <style:table-column-properties style:column-width="5.145cm"/>
    </style:style>
    <style:style style:name="Tabelle44.B" style:family="table-column">
      <style:table-column-properties style:column-width="1.854cm"/>
    </style:style>
    <style:style style:name="Tabelle44.A1" style:family="table-cell">
      <style:table-cell-properties fo:padding="0.049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-left="0.199cm" fo:padding-right="0.199cm" fo:padding-top="0.101cm" fo:padding-bottom="0.199cm" fo:border="1pt solid #000000"/>
    </style:style>
    <style:style style:name="Tabelle13" style:family="table">
      <style:table-properties style:width="17cm" table:align="margins" style:may-break-between-rows="true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cm" fo:border="none"/>
    </style:style>
    <style:style style:name="Tabelle14" style:family="table">
      <style:table-properties style:width="16.977cm" table:align="left"/>
    </style:style>
    <style:style style:name="Tabelle14.A" style:family="table-column">
      <style:table-column-properties style:column-width="4.202cm"/>
    </style:style>
    <style:style style:name="Tabelle14.B" style:family="table-column">
      <style:table-column-properties style:column-width="4.191cm"/>
    </style:style>
    <style:style style:name="Tabelle14.C" style:family="table-column">
      <style:table-column-properties style:column-width="4.212cm"/>
    </style:style>
    <style:style style:name="Tabelle14.D" style:family="table-column">
      <style:table-column-properties style:column-width="4.373cm"/>
    </style:style>
    <style:style style:name="Tabelle14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4.B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4.D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4.A2" style:family="table-cell">
      <style:table-cell-properties fo:background-color="transparent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2" style:family="table-cell">
      <style:table-cell-properties fo:background-color="transparent" fo:padding-left="0.501cm" fo:padding-right="0.501cm" fo:padding-top="0.199cm" fo:padding-bottom="0.101cm" fo:border="none">
        <style:background-image/>
      </style:table-cell-properties>
    </style:style>
    <style:style style:name="Tabelle14.D2" style:family="table-cell">
      <style:table-cell-properties fo:background-color="transparent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4" style:family="table-cell">
      <style:table-cell-properties fo:background-color="#dddddd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4" style:family="table-cell">
      <style:table-cell-properties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4.D4" style:family="table-cell">
      <style:table-cell-properties fo:background-color="#dddddd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5" style:family="table-cell">
      <style:table-cell-properties fo:padding-left="0.501cm" fo:padding-right="0.501cm" fo:padding-top="0.101cm" fo:padding-bottom="0.101cm" fo:border="none"/>
    </style:style>
    <style:style style:name="Tabelle14.C5" style:family="table-cell">
      <style:table-cell-properties fo:padding-left="0.501cm" fo:padding-right="0.501cm" fo:padding-top="0.101cm" fo:padding-bottom="0.101cm" fo:border="none"/>
    </style:style>
    <style:style style:name="Tabelle14.D5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4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6" style:family="table-cell">
      <style:table-cell-properties fo:padding-left="0.501cm" fo:padding-right="0.501cm" fo:padding-top="0.101cm" fo:padding-bottom="0.101cm" fo:border="none"/>
    </style:style>
    <style:style style:name="Tabelle14.C6" style:family="table-cell">
      <style:table-cell-properties fo:padding-left="0.501cm" fo:padding-right="0.501cm" fo:padding-top="0.101cm" fo:padding-bottom="0.101cm" fo:border="none"/>
    </style:style>
    <style:style style:name="Tabelle14.D6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5" style:family="table">
      <style:table-properties style:width="16.977cm" table:align="left"/>
    </style:style>
    <style:style style:name="Tabelle15.A" style:family="table-column">
      <style:table-column-properties style:column-width="0.497cm"/>
    </style:style>
    <style:style style:name="Tabelle15.B" style:family="table-column">
      <style:table-column-properties style:column-width="3.701cm"/>
    </style:style>
    <style:style style:name="Tabelle15.C" style:family="table-column">
      <style:table-column-properties style:column-width="3.729cm"/>
    </style:style>
    <style:style style:name="Tabelle15.D" style:family="table-column">
      <style:table-column-properties style:column-width="0.448cm"/>
    </style:style>
    <style:style style:name="Tabelle15.E" style:family="table-column">
      <style:table-column-properties style:column-width="0.526cm"/>
    </style:style>
    <style:style style:name="Tabelle15.F" style:family="table-column">
      <style:table-column-properties style:column-width="3.702cm"/>
    </style:style>
    <style:style style:name="Tabelle15.G" style:family="table-column">
      <style:table-column-properties style:column-width="3.918cm"/>
    </style:style>
    <style:style style:name="Tabelle15.H" style:family="table-column">
      <style:table-column-properties style:column-width="0.457cm"/>
    </style:style>
    <style:style style:name="Tabelle15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5.C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5.G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5.A2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none">
        <style:background-image/>
      </style:table-cell-properties>
    </style:style>
    <style:style style:name="Tabelle15.E2" style:family="table-cell">
      <style:table-cell-properties fo:background-color="transparent" fo:padding-left="0.501cm" fo:padding-right="0.501cm" fo:padding-top="0.101cm" fo:padding-bottom="0.101cm" fo:border-left="1pt solid #000000" fo:border-right="1pt solid #000000" fo:border-top="none" fo:border-bottom="none">
        <style:background-image/>
      </style:table-cell-properties>
    </style:style>
    <style:style style:name="Tabelle15.3" style:family="table-row">
      <style:table-row-properties style:min-row-height="0.497cm"/>
    </style:style>
    <style:style style:name="Tabelle15.A3" style:family="table-cell">
      <style:table-cell-properties fo:background-color="transparent" fo:padding="0.049cm" fo:border-left="1pt solid #000000" fo:border-right="none" fo:border-top="none" fo:border-bottom="none">
        <style:background-image/>
      </style:table-cell-properties>
    </style:style>
    <style:style style:name="Tabelle15.B3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15.D3" style:family="table-cell">
      <style:table-cell-properties fo:background-color="transparent" fo:padding="0.049cm" fo:border="none">
        <style:background-image/>
      </style:table-cell-properties>
    </style:style>
    <style:style style:name="Tabelle15.E3" style:family="table-cell">
      <style:table-cell-properties fo:padding="0.049cm" fo:border-left="1pt solid #000000" fo:border-right="none" fo:border-top="none" fo:border-bottom="none"/>
    </style:style>
    <style:style style:name="Tabelle15.F3" style:family="table-cell">
      <style:table-cell-properties fo:padding="0.049cm" fo:border-left="none" fo:border-right="none" fo:border-top="none" fo:border-bottom="0.5pt solid #999999"/>
    </style:style>
    <style:style style:name="Tabelle15.G3" style:family="table-cell">
      <style:table-cell-properties fo:padding="0.049cm" fo:border-left="none" fo:border-right="none" fo:border-top="none" fo:border-bottom="0.5pt solid #999999"/>
    </style:style>
    <style:style style:name="Tabelle15.H3" style:family="table-cell">
      <style:table-cell-properties fo:padding="0.049cm" fo:border-left="none" fo:border-right="1pt solid #000000" fo:border-top="none" fo:border-bottom="none"/>
    </style:style>
    <style:style style:name="Tabelle15.E4" style:family="table-cell">
      <style:table-cell-properties fo:padding="0.049cm" fo:border-left="1pt solid #000000" fo:border-right="none" fo:border-top="none" fo:border-bottom="none"/>
    </style:style>
    <style:style style:name="Tabelle15.F4" style:family="table-cell">
      <style:table-cell-properties fo:padding="0.049cm" fo:border-left="none" fo:border-right="none" fo:border-top="none" fo:border-bottom="0.5pt solid #999999"/>
    </style:style>
    <style:style style:name="Tabelle15.G4" style:family="table-cell">
      <style:table-cell-properties fo:padding="0.049cm" fo:border-left="none" fo:border-right="none" fo:border-top="none" fo:border-bottom="0.5pt solid #999999"/>
    </style:style>
    <style:style style:name="Tabelle15.H4" style:family="table-cell">
      <style:table-cell-properties fo:padding="0.049cm" fo:border-left="none" fo:border-right="1pt solid #000000" fo:border-top="none" fo:border-bottom="none"/>
    </style:style>
    <style:style style:name="Tabelle15.E5" style:family="table-cell">
      <style:table-cell-properties fo:padding="0.049cm" fo:border-left="1pt solid #000000" fo:border-right="none" fo:border-top="none" fo:border-bottom="none"/>
    </style:style>
    <style:style style:name="Tabelle15.F5" style:family="table-cell">
      <style:table-cell-properties fo:padding="0.049cm" fo:border="none"/>
    </style:style>
    <style:style style:name="Tabelle15.G5" style:family="table-cell">
      <style:table-cell-properties fo:padding="0.049cm" fo:border="none"/>
    </style:style>
    <style:style style:name="Tabelle15.H5" style:family="table-cell">
      <style:table-cell-properties fo:padding="0.049cm" fo:border-left="none" fo:border-right="1pt solid #000000" fo:border-top="none" fo:border-bottom="none"/>
    </style:style>
    <style:style style:name="Tabelle15.A6" style:family="table-cell">
      <style:table-cell-properties fo:background-color="transparent" fo:padding="0.049cm" fo:border-left="1pt solid #000000" fo:border-right="none" fo:border-top="none" fo:border-bottom="1pt solid #000000">
        <style:background-image/>
      </style:table-cell-properties>
    </style:style>
    <style:style style:name="Tabelle15.B6" style:family="table-cell">
      <style:table-cell-properties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e15.E6" style:family="table-cell">
      <style:table-cell-properties fo:padding="0.049cm" fo:border-left="1pt solid #000000" fo:border-right="none" fo:border-top="none" fo:border-bottom="1pt solid #000000"/>
    </style:style>
    <style:style style:name="Tabelle15.F6" style:family="table-cell">
      <style:table-cell-properties fo:padding="0.049cm" fo:border-left="none" fo:border-right="none" fo:border-top="none" fo:border-bottom="1pt solid #000000"/>
    </style:style>
    <style:style style:name="Tabelle15.G6" style:family="table-cell">
      <style:table-cell-properties fo:padding="0.049cm" fo:border-left="none" fo:border-right="none" fo:border-top="none" fo:border-bottom="1pt solid #000000"/>
    </style:style>
    <style:style style:name="Tabelle15.H6" style:family="table-cell">
      <style:table-cell-properties fo:padding="0.049cm" fo:border-left="none" fo:border-right="1pt solid #000000" fo:border-top="none" fo:border-bottom="1pt solid #000000"/>
    </style:style>
    <style:style style:name="Tabelle16" style:family="table">
      <style:table-properties style:width="7.373cm" table:align="margins"/>
    </style:style>
    <style:style style:name="Tabelle16.A" style:family="table-column">
      <style:table-column-properties style:column-width="1.242cm" style:rel-column-width="11039*"/>
    </style:style>
    <style:style style:name="Tabelle16.B" style:family="table-column">
      <style:table-column-properties style:column-width="2.447cm" style:rel-column-width="21741*"/>
    </style:style>
    <style:style style:name="Tabelle16.C" style:family="table-column">
      <style:table-column-properties style:column-width="3.685cm" style:rel-column-width="32755*"/>
    </style:style>
    <style:style style:name="Tabelle16.A1" style:family="table-cell">
      <style:table-cell-properties fo:padding="0.03cm" fo:border-left="none" fo:border-right="none" fo:border-top="none" fo:border-bottom="0.5pt solid #999999"/>
    </style:style>
    <style:style style:name="Tabelle16.B1" style:family="table-cell">
      <style:table-cell-properties fo:padding="0.03cm" fo:border-left="0.5pt solid #999999" fo:border-right="none" fo:border-top="none" fo:border-bottom="0.5pt solid #999999"/>
    </style:style>
    <style:style style:name="Tabelle17" style:family="table">
      <style:table-properties style:width="7.601cm" table:align="margins"/>
    </style:style>
    <style:style style:name="Tabelle17.A" style:family="table-column">
      <style:table-column-properties style:column-width="1.159cm" style:rel-column-width="9987*"/>
    </style:style>
    <style:style style:name="Tabelle17.B" style:family="table-column">
      <style:table-column-properties style:column-width="2.556cm" style:rel-column-width="22042*"/>
    </style:style>
    <style:style style:name="Tabelle17.C" style:family="table-column">
      <style:table-column-properties style:column-width="3.886cm" style:rel-column-width="33506*"/>
    </style:style>
    <style:style style:name="Tabelle17.A1" style:family="table-cell">
      <style:table-cell-properties fo:padding="0.03cm" fo:border-left="none" fo:border-right="none" fo:border-top="none" fo:border-bottom="0.5pt solid #999999"/>
    </style:style>
    <style:style style:name="Tabelle17.B1" style:family="table-cell">
      <style:table-cell-properties fo:padding="0.03cm" fo:border-left="0.5pt solid #999999" fo:border-right="none" fo:border-top="none" fo:border-bottom="0.5pt solid #999999"/>
    </style:style>
    <style:style style:name="Tabelle18" style:family="table">
      <style:table-properties style:width="16.979cm" table:align="left" style:may-break-between-rows="true"/>
    </style:style>
    <style:style style:name="Tabelle18.A" style:family="table-column">
      <style:table-column-properties style:column-width="4.604cm"/>
    </style:style>
    <style:style style:name="Tabelle18.B" style:family="table-column">
      <style:table-column-properties style:column-width="3.771cm"/>
    </style:style>
    <style:style style:name="Tabelle18.C" style:family="table-column">
      <style:table-column-properties style:column-width="4.921cm"/>
    </style:style>
    <style:style style:name="Tabelle18.D" style:family="table-column">
      <style:table-column-properties style:column-width="3.683cm"/>
    </style:style>
    <style:style style:name="Tabelle18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8.B1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8.D1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8.A2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2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3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3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4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4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4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9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elle18.C9" style:family="table-cell">
      <style:table-cell-properties style:vertical-align="middle"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18.D9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19" style:family="table">
      <style:table-properties style:width="7.431cm" fo:margin-left="0cm" table:align="left"/>
    </style:style>
    <style:style style:name="Tabelle19.A" style:family="table-column">
      <style:table-column-properties style:column-width="4.902cm"/>
    </style:style>
    <style:style style:name="Tabelle19.B" style:family="table-column">
      <style:table-column-properties style:column-width="2.529cm"/>
    </style:style>
    <style:style style:name="Tabelle19.A1" style:family="table-cell">
      <style:table-cell-properties style:vertical-align="" fo:padding="0.049cm" fo:border-left="none" fo:border-right="none" fo:border-top="none" fo:border-bottom="0.5pt solid #999999"/>
    </style:style>
    <style:style style:name="Tabelle45" style:family="table">
      <style:table-properties style:width="4.807cm" fo:margin-left="0cm" table:align="left"/>
    </style:style>
    <style:style style:name="Tabelle45.A" style:family="table-column">
      <style:table-column-properties style:column-width="2.447cm"/>
    </style:style>
    <style:style style:name="Tabelle45.B" style:family="table-column">
      <style:table-column-properties style:column-width="2.36cm"/>
    </style:style>
    <style:style style:name="Tabelle45.A1" style:family="table-cell">
      <style:table-cell-properties fo:padding="0.049cm" fo:border="none"/>
    </style:style>
    <style:style style:name="Tabelle20" style:family="table">
      <style:table-properties style:width="7.197cm" fo:margin-left="0.229cm" table:align="left"/>
    </style:style>
    <style:style style:name="Tabelle20.A" style:family="table-column">
      <style:table-column-properties style:column-width="4.676cm"/>
    </style:style>
    <style:style style:name="Tabelle20.B" style:family="table-column">
      <style:table-column-properties style:column-width="2.521cm"/>
    </style:style>
    <style:style style:name="Tabelle20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1" style:family="table">
      <style:table-properties style:width="7.673cm" fo:margin-left="0cm" table:align="left"/>
    </style:style>
    <style:style style:name="Tabelle21.A" style:family="table-column">
      <style:table-column-properties style:column-width="4.113cm"/>
    </style:style>
    <style:style style:name="Tabelle21.B" style:family="table-column">
      <style:table-column-properties style:column-width="3.56cm"/>
    </style:style>
    <style:style style:name="Tabelle21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21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2" style:family="table">
      <style:table-properties style:width="7.35cm" fo:margin-left="0.31cm" table:align="left"/>
    </style:style>
    <style:style style:name="Tabelle22.A" style:family="table-column">
      <style:table-column-properties style:column-width="4.001cm"/>
    </style:style>
    <style:style style:name="Tabelle22.B" style:family="table-column">
      <style:table-column-properties style:column-width="3.35cm"/>
    </style:style>
    <style:style style:name="Tabelle22.A1" style:family="table-cell">
      <style:table-cell-properties fo:padding="0.049cm" fo:border="none"/>
    </style:style>
    <style:style style:name="Tabelle50" style:family="table">
      <style:table-properties style:width="7.357cm" fo:margin-left="0.321cm" table:align="left"/>
    </style:style>
    <style:style style:name="Tabelle50.A" style:family="table-column">
      <style:table-column-properties style:column-width="4.299cm"/>
    </style:style>
    <style:style style:name="Tabelle50.B" style:family="table-column">
      <style:table-column-properties style:column-width="3.059cm"/>
    </style:style>
    <style:style style:name="Tabelle50.A1" style:family="table-cell">
      <style:table-cell-properties fo:background-color="#dddddd" fo:padding="0.049cm" fo:border="none">
        <style:background-image/>
      </style:table-cell-properties>
    </style:style>
    <style:style style:name="Tabelle47" style:family="table">
      <style:table-properties style:width="4.2cm" table:align="margins"/>
    </style:style>
    <style:style style:name="Tabelle47.A" style:family="table-column">
      <style:table-column-properties style:column-width="2.099cm" style:rel-column-width="32767*"/>
    </style:style>
    <style:style style:name="Tabelle47.B" style:family="table-column">
      <style:table-column-properties style:column-width="2.101cm" style:rel-column-width="32768*"/>
    </style:style>
    <style:style style:name="Tabelle47.A1" style:family="table-cell">
      <style:table-cell-properties fo:padding="0.049cm" fo:border="none"/>
    </style:style>
    <style:style style:name="Tabelle23" style:family="table">
      <style:table-properties style:width="7.673cm" fo:margin-left="0cm" table:align="left"/>
    </style:style>
    <style:style style:name="Tabelle23.A" style:family="table-column">
      <style:table-column-properties style:column-width="4.12cm"/>
    </style:style>
    <style:style style:name="Tabelle23.B" style:family="table-column">
      <style:table-column-properties style:column-width="3.552cm"/>
    </style:style>
    <style:style style:name="Tabelle23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3.B1" style:family="table-cell">
      <style:table-cell-properties fo:padding="0.049cm" fo:border-left="none" fo:border-right="none" fo:border-top="none" fo:border-bottom="0.5pt solid #999999"/>
    </style:style>
    <style:style style:name="Tabelle24" style:family="table">
      <style:table-properties style:width="7.673cm" fo:margin-left="0cm" table:align="left"/>
    </style:style>
    <style:style style:name="Tabelle24.A" style:family="table-column">
      <style:table-column-properties style:column-width="0.208cm"/>
    </style:style>
    <style:style style:name="Tabelle24.B" style:family="table-column">
      <style:table-column-properties style:column-width="4.089cm"/>
    </style:style>
    <style:style style:name="Tabelle24.C" style:family="table-column">
      <style:table-column-properties style:column-width="3.376cm"/>
    </style:style>
    <style:style style:name="Tabelle24.A1" style:family="table-cell">
      <style:table-cell-properties fo:padding="0.049cm" fo:border="none"/>
    </style:style>
    <style:style style:name="Tabelle25" style:family="table">
      <style:table-properties style:width="7.673cm" fo:margin-left="0cm" table:align="left"/>
    </style:style>
    <style:style style:name="Tabelle25.A" style:family="table-column">
      <style:table-column-properties style:column-width="4.12cm"/>
    </style:style>
    <style:style style:name="Tabelle25.B" style:family="table-column">
      <style:table-column-properties style:column-width="3.552cm"/>
    </style:style>
    <style:style style:name="Tabelle25.A1" style:family="table-cell">
      <style:table-cell-properties fo:padding="0.049cm" fo:border-left="none" fo:border-right="none" fo:border-top="none" fo:border-bottom="0.5pt solid #999999"/>
    </style:style>
    <style:style style:name="Tabelle26" style:family="table">
      <style:table-properties style:width="7.673cm" fo:margin-left="0cm" table:align="left"/>
    </style:style>
    <style:style style:name="Tabelle26.A" style:family="table-column">
      <style:table-column-properties style:column-width="0.228cm"/>
    </style:style>
    <style:style style:name="Tabelle26.B" style:family="table-column">
      <style:table-column-properties style:column-width="4.069cm"/>
    </style:style>
    <style:style style:name="Tabelle26.C" style:family="table-column">
      <style:table-column-properties style:column-width="3.376cm"/>
    </style:style>
    <style:style style:name="Tabelle26.A1" style:family="table-cell">
      <style:table-cell-properties fo:padding="0.049cm" fo:border="none"/>
    </style:style>
    <style:style style:name="Tabelle3" style:family="table">
      <style:table-properties style:width="17.007cm" fo:margin-left="0cm" table:align="left"/>
    </style:style>
    <style:style style:name="Tabelle3.A" style:family="table-column">
      <style:table-column-properties style:column-width="1.699cm"/>
    </style:style>
    <style:style style:name="Tabelle3.B" style:family="table-column">
      <style:table-column-properties style:column-width="3.196cm"/>
    </style:style>
    <style:style style:name="Tabelle3.C" style:family="table-column">
      <style:table-column-properties style:column-width="4.203cm"/>
    </style:style>
    <style:style style:name="Tabelle3.D" style:family="table-column">
      <style:table-column-properties style:column-width="3.104cm"/>
    </style:style>
    <style:style style:name="Tabelle3.F" style:family="table-column">
      <style:table-column-properties style:column-width="1.609cm"/>
    </style:style>
    <style:style style:name="Tabelle3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699cm" style:rel-column-width="6548*"/>
    </style:style>
    <style:style style:name="Tabelle4.B" style:family="table-column">
      <style:table-column-properties style:column-width="3.196cm" style:rel-column-width="12320*"/>
    </style:style>
    <style:style style:name="Tabelle4.C" style:family="table-column">
      <style:table-column-properties style:column-width="4.2cm" style:rel-column-width="16189*"/>
    </style:style>
    <style:style style:name="Tabelle4.D" style:family="table-column">
      <style:table-column-properties style:column-width="3.108cm" style:rel-column-width="11980*"/>
    </style:style>
    <style:style style:name="Tabelle4.F" style:family="table-column">
      <style:table-column-properties style:column-width="1.603cm" style:rel-column-width="6178*"/>
    </style:style>
    <style:style style:name="Tabelle4.A1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B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.699cm" style:rel-column-width="6548*"/>
    </style:style>
    <style:style style:name="Tabelle10.B" style:family="table-column">
      <style:table-column-properties style:column-width="3.2cm" style:rel-column-width="12334*"/>
    </style:style>
    <style:style style:name="Tabelle10.C" style:family="table-column">
      <style:table-column-properties style:column-width="4.2cm" style:rel-column-width="16189*"/>
    </style:style>
    <style:style style:name="Tabelle10.D" style:family="table-column">
      <style:table-column-properties style:column-width="3.104cm" style:rel-column-width="11967*"/>
    </style:style>
    <style:style style:name="Tabelle10.E" style:family="table-column">
      <style:table-column-properties style:column-width="3.196cm" style:rel-column-width="12320*"/>
    </style:style>
    <style:style style:name="Tabelle10.F" style:family="table-column">
      <style:table-column-properties style:column-width="1.602cm" style:rel-column-width="6177*"/>
    </style:style>
    <style:style style:name="Tabelle10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10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6.699cm" style:rel-column-width="25825*"/>
    </style:style>
    <style:style style:name="Tabelle5.B" style:family="table-column">
      <style:table-column-properties style:column-width="1.7cm" style:rel-column-width="6554*"/>
    </style:style>
    <style:style style:name="Tabelle5.C" style:family="table-column">
      <style:table-column-properties style:column-width="1.494cm" style:rel-column-width="5759*"/>
    </style:style>
    <style:style style:name="Tabelle5.D" style:family="table-column">
      <style:table-column-properties style:column-width="1.402cm" style:rel-column-width="5405*"/>
    </style:style>
    <style:style style:name="Tabelle5.E" style:family="table-column">
      <style:table-column-properties style:column-width="1.602cm" style:rel-column-width="6174*"/>
    </style:style>
    <style:style style:name="Tabelle5.G" style:family="table-column">
      <style:table-column-properties style:column-width="2.701cm" style:rel-column-width="10413*"/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elle5.G1" style:family="table-cell">
      <style:table-cell-properties fo:background-color="#dddddd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4.3cm" style:rel-column-width="55124*"/>
    </style:style>
    <style:style style:name="Tabelle7.B" style:family="table-column">
      <style:table-column-properties style:column-width="2.701cm" style:rel-column-width="10411*"/>
    </style:style>
    <style:style style:name="Tabelle7.A1" style:family="table-cell">
      <style:table-cell-properties fo:background-color="transparent" fo:padding="0.097cm" fo:border-left="0.05pt solid #000000" fo:border-right="none" fo:border-top="1pt solid #000000" fo:border-bottom="none">
        <style:background-image/>
      </style:table-cell-properties>
    </style:style>
    <style:style style:name="Tabelle7.B1" style:family="table-cell">
      <style:table-cell-properties fo:background-color="transparent" fo:padding="0.097cm" fo:border-left="0.05pt solid #000000" fo:border-right="0.05pt solid #000000" fo:border-top="1pt solid #000000" fo:border-bottom="none">
        <style:background-image/>
      </style:table-cell-properties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4.3cm" style:rel-column-width="55124*"/>
    </style:style>
    <style:style style:name="Tabelle11.B" style:family="table-column">
      <style:table-column-properties style:column-width="2.701cm" style:rel-column-width="10411*"/>
    </style:style>
    <style:style style:name="Tabelle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B1" style:family="table-cell">
      <style:table-cell-properties fo:background-color="#dddddd" fo:padding="0.097cm" fo:border="0.05pt solid #000000">
        <style:background-image/>
      </style:table-cell-properties>
    </style:style>
    <style:style style:name="Tabelle12" style:family="table">
      <style:table-properties style:width="17cm" fo:margin-left="0cm" table:align="left"/>
    </style:style>
    <style:style style:name="Tabelle12.A" style:family="table-column">
      <style:table-column-properties style:column-width="0.3cm"/>
    </style:style>
    <style:style style:name="Tabelle12.B" style:family="table-column">
      <style:table-column-properties style:column-width="14cm"/>
    </style:style>
    <style:style style:name="Tabelle12.C" style:family="table-column">
      <style:table-column-properties style:column-width="2.701cm"/>
    </style:style>
    <style:style style:name="Tabelle12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12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39" style:family="table">
      <style:table-properties style:width="17cm" fo:margin-left="0cm" table:align="left"/>
    </style:style>
    <style:style style:name="Tabelle39.A" style:family="table-column">
      <style:table-column-properties style:column-width="0.527cm"/>
    </style:style>
    <style:style style:name="Tabelle39.B" style:family="table-column">
      <style:table-column-properties style:column-width="13.772cm"/>
    </style:style>
    <style:style style:name="Tabelle39.C" style:family="table-column">
      <style:table-column-properties style:column-width="2.701cm"/>
    </style:style>
    <style:style style:name="Tabelle39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39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49" style:family="table">
      <style:table-properties style:width="17cm" table:align="margins" style:may-break-between-rows="true"/>
    </style:style>
    <style:style style:name="Tabelle49.A" style:family="table-column">
      <style:table-column-properties style:column-width="6.699cm" style:rel-column-width="25825*"/>
    </style:style>
    <style:style style:name="Tabelle49.B" style:family="table-column">
      <style:table-column-properties style:column-width="1.7cm" style:rel-column-width="6554*"/>
    </style:style>
    <style:style style:name="Tabelle49.C" style:family="table-column">
      <style:table-column-properties style:column-width="1.494cm" style:rel-column-width="5759*"/>
    </style:style>
    <style:style style:name="Tabelle49.D" style:family="table-column">
      <style:table-column-properties style:column-width="1.402cm" style:rel-column-width="5405*"/>
    </style:style>
    <style:style style:name="Tabelle49.E" style:family="table-column">
      <style:table-column-properties style:column-width="1.602cm" style:rel-column-width="6174*"/>
    </style:style>
    <style:style style:name="Tabelle49.F" style:family="table-column">
      <style:table-column-properties style:column-width="1.401cm" style:rel-column-width="5398*"/>
    </style:style>
    <style:style style:name="Tabelle49.G" style:family="table-column">
      <style:table-column-properties style:column-width="2.702cm" style:rel-column-width="10420*"/>
    </style:style>
    <style:style style:name="Tabelle49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49.G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51" style:family="table">
      <style:table-properties style:width="17cm" fo:margin-left="0cm" table:align="left" style:may-break-between-rows="true"/>
    </style:style>
    <style:style style:name="Tabelle51.A" style:family="table-column">
      <style:table-column-properties style:column-width="0.302cm"/>
    </style:style>
    <style:style style:name="Tabelle51.B" style:family="table-column">
      <style:table-column-properties style:column-width="6.399cm"/>
    </style:style>
    <style:style style:name="Tabelle51.C" style:family="table-column">
      <style:table-column-properties style:column-width="1.704cm"/>
    </style:style>
    <style:style style:name="Tabelle51.D" style:family="table-column">
      <style:table-column-properties style:column-width="1.487cm"/>
    </style:style>
    <style:style style:name="Tabelle51.E" style:family="table-column">
      <style:table-column-properties style:column-width="1.402cm"/>
    </style:style>
    <style:style style:name="Tabelle51.F" style:family="table-column">
      <style:table-column-properties style:column-width="1.602cm"/>
    </style:style>
    <style:style style:name="Tabelle51.H" style:family="table-column">
      <style:table-column-properties style:column-width="2.702cm"/>
    </style:style>
    <style:style style:name="Tabelle51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1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52" style:family="table">
      <style:table-properties style:width="17cm" fo:margin-left="0cm" table:align="left" style:may-break-between-rows="true"/>
    </style:style>
    <style:style style:name="Tabelle52.A" style:family="table-column">
      <style:table-column-properties style:column-width="0.529cm"/>
    </style:style>
    <style:style style:name="Tabelle52.B" style:family="table-column">
      <style:table-column-properties style:column-width="6.17cm"/>
    </style:style>
    <style:style style:name="Tabelle52.C" style:family="table-column">
      <style:table-column-properties style:column-width="1.695cm"/>
    </style:style>
    <style:style style:name="Tabelle52.D" style:family="table-column">
      <style:table-column-properties style:column-width="1.489cm"/>
    </style:style>
    <style:style style:name="Tabelle52.E" style:family="table-column">
      <style:table-column-properties style:column-width="1.402cm"/>
    </style:style>
    <style:style style:name="Tabelle52.F" style:family="table-column">
      <style:table-column-properties style:column-width="1.6cm"/>
    </style:style>
    <style:style style:name="Tabelle52.G" style:family="table-column">
      <style:table-column-properties style:column-width="1.404cm"/>
    </style:style>
    <style:style style:name="Tabelle52.H" style:family="table-column">
      <style:table-column-properties style:column-width="2.711cm"/>
    </style:style>
    <style:style style:name="Tabelle52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2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70" style:family="table">
      <style:table-properties style:width="17cm" table:align="margins"/>
    </style:style>
    <style:style style:name="Tabelle70.A" style:family="table-column">
      <style:table-column-properties style:column-width="1.374cm" style:rel-column-width="5296*"/>
    </style:style>
    <style:style style:name="Tabelle70.B" style:family="table-column">
      <style:table-column-properties style:column-width="2.529cm" style:rel-column-width="9750*"/>
    </style:style>
    <style:style style:name="Tabelle70.C" style:family="table-column">
      <style:table-column-properties style:column-width="2.748cm" style:rel-column-width="10593*"/>
    </style:style>
    <style:style style:name="Tabelle70.D" style:family="table-column">
      <style:table-column-properties style:column-width="3.298cm" style:rel-column-width="12715*"/>
    </style:style>
    <style:style style:name="Tabelle70.E" style:family="table-column">
      <style:table-column-properties style:column-width="2.447cm" style:rel-column-width="9431*"/>
    </style:style>
    <style:style style:name="Tabelle70.G" style:family="table-column">
      <style:table-column-properties style:column-width="1.857cm" style:rel-column-width="7157*"/>
    </style:style>
    <style:style style:name="Tabelle70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70.G1" style:family="table-cell">
      <style:table-cell-properties fo:padding="0.049cm" fo:border="0.05pt solid #000000"/>
    </style:style>
    <style:style style:name="Tabelle70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70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70.A3" style:family="table-cell">
      <style:table-cell-properties fo:padding="0.049cm" fo:border-left="0.05pt solid #000000" fo:border-right="none" fo:border-top="none" fo:border-bottom="0.05pt solid #000000"/>
    </style:style>
    <style:style style:name="Tabelle70.E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40" style:family="table">
      <style:table-properties style:width="9.85cm" table:align="left"/>
    </style:style>
    <style:style style:name="Tabelle40.A" style:family="table-column">
      <style:table-column-properties style:column-width="7.705cm"/>
    </style:style>
    <style:style style:name="Tabelle40.B" style:family="table-column">
      <style:table-column-properties style:column-width="2.145cm"/>
    </style:style>
    <style:style style:name="Tabelle40.A1" style:family="table-cell">
      <style:table-cell-properties fo:padding="0.049cm" fo:border="none"/>
    </style:style>
    <style:style style:name="Tabelle71" style:family="table">
      <style:table-properties style:width="6.999cm" fo:margin-left="0cm" table:align="left"/>
    </style:style>
    <style:style style:name="Tabelle71.A" style:family="table-column">
      <style:table-column-properties style:column-width="5.145cm"/>
    </style:style>
    <style:style style:name="Tabelle71.B" style:family="table-column">
      <style:table-column-properties style:column-width="1.854cm"/>
    </style:style>
    <style:style style:name="Tabelle71.A1" style:family="table-cell">
      <style:table-cell-properties fo:padding="0.049cm" fo:border="none"/>
    </style:style>
    <style:style style:name="Tabelle72" style:family="table">
      <style:table-properties style:width="6.999cm" fo:margin-left="0cm" table:align="left"/>
    </style:style>
    <style:style style:name="Tabelle72.A" style:family="table-column">
      <style:table-column-properties style:column-width="5.145cm"/>
    </style:style>
    <style:style style:name="Tabelle72.B" style:family="table-column">
      <style:table-column-properties style:column-width="1.854cm"/>
    </style:style>
    <style:style style:name="Tabelle72.A1" style:family="table-cell">
      <style:table-cell-properties fo:padding="0.049cm" fo:border="none"/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P2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0pt" fo:font-weight="bold" officeooo:rsid="00f09e86" officeooo:paragraph-rsid="01a005fe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officeooo:rsid="00f09e86" officeooo:paragraph-rsid="01ae8ca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officeooo:paragraph-rsid="033ea3b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2a991fa" officeooo:paragraph-rsid="033ea3bf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2a991fa" officeooo:paragraph-rsid="034886f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officeooo:rsid="02c6f058" officeooo:paragraph-rsid="0330d80c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0pt" fo:font-weight="bold" officeooo:rsid="02c6f058" officeooo:paragraph-rsid="034886fc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font-weight="bold" officeooo:rsid="0330d80c" officeooo:paragraph-rsid="0330d80c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pt" fo:font-weight="bold" officeooo:rsid="0330d80c" officeooo:paragraph-rsid="034886fc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officeooo:rsid="01a005fe" officeooo:paragraph-rsid="019f58a4" style:font-size-asian="10pt" style:font-size-complex="10pt"/>
    </style:style>
    <style:style style:name="P19" style:family="paragraph" style:parent-style-name="Standard">
      <style:text-properties fo:font-size="10pt" officeooo:rsid="01a005fe" officeooo:paragraph-rsid="01a005fe" style:font-size-asian="10pt" style:font-size-complex="10pt"/>
    </style:style>
    <style:style style:name="P20" style:family="paragraph" style:parent-style-name="Standard">
      <style:text-properties fo:font-size="10pt" officeooo:rsid="01ae8ca4" officeooo:paragraph-rsid="01ae8ca4" style:font-size-asian="10pt" style:font-size-complex="10pt"/>
    </style:style>
    <style:style style:name="P21" style:family="paragraph" style:parent-style-name="Standard">
      <style:text-properties fo:font-size="10pt" fo:font-weight="normal" officeooo:rsid="02a991fa" officeooo:paragraph-rsid="033a7351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2a991fa" officeooo:paragraph-rsid="034886f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10pt" fo:font-weight="normal" officeooo:paragraph-rsid="0313bb7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ize="10pt" fo:font-weight="normal" officeooo:paragraph-rsid="034886fc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3b3056a" officeooo:paragraph-rsid="03b3056a" style:font-size-asian="10pt" style:font-weight-asian="normal" style:font-size-complex="10pt" style:font-weight-complex="normal"/>
    </style:style>
    <style:style style:name="P26" style:family="paragraph" style:parent-style-name="Standard">
      <style:text-properties officeooo:rsid="00504db6" officeooo:paragraph-rsid="0011662f"/>
    </style:style>
    <style:style style:name="P27" style:family="paragraph" style:parent-style-name="Standard">
      <style:text-properties officeooo:rsid="00504db6" officeooo:paragraph-rsid="0266cb16"/>
    </style:style>
    <style:style style:name="P28" style:family="paragraph" style:parent-style-name="Standard">
      <style:text-properties officeooo:rsid="00504db6" officeooo:paragraph-rsid="02626272"/>
    </style:style>
    <style:style style:name="P29" style:family="paragraph" style:parent-style-name="Standard">
      <style:text-properties officeooo:rsid="0148cb81" officeooo:paragraph-rsid="019bde37"/>
    </style:style>
    <style:style style:name="P30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32" style:family="paragraph" style:parent-style-name="Standard">
      <style:text-properties fo:font-size="8pt" officeooo:rsid="00f09e86" officeooo:paragraph-rsid="01d5056c" style:font-size-asian="8pt" style:font-size-complex="8pt"/>
    </style:style>
    <style:style style:name="P33" style:family="paragraph" style:parent-style-name="Standard">
      <style:text-properties fo:font-size="8pt" officeooo:rsid="000036b1" officeooo:paragraph-rsid="01d5056c" style:font-size-asian="8pt" style:font-size-complex="8pt"/>
    </style:style>
    <style:style style:name="P34" style:family="paragraph" style:parent-style-name="Standard">
      <style:text-properties fo:font-size="8pt" officeooo:rsid="000036b1" officeooo:paragraph-rsid="0194529a" style:font-size-asian="8pt" style:font-size-complex="8pt"/>
    </style:style>
    <style:style style:name="P35" style:family="paragraph" style:parent-style-name="Standard">
      <style:text-properties fo:font-size="8pt" officeooo:rsid="039b5aeb" officeooo:paragraph-rsid="039b5aeb" style:font-size-asian="8pt" style:font-size-complex="8pt"/>
    </style:style>
    <style:style style:name="P36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aa52b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832ec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399fc9f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2baa52b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399fc9f" style:font-size-asian="8pt" style:font-weight-asian="normal" style:font-size-complex="8pt" style:font-weight-complex="normal"/>
    </style:style>
    <style:style style:name="P42" style:family="paragraph" style:parent-style-name="Standard">
      <style:text-properties fo:font-size="8pt" fo:font-weight="normal" officeooo:rsid="02a991fa" officeooo:paragraph-rsid="032afdba" style:font-size-asian="8pt" style:font-weight-asian="normal" style:font-size-complex="8pt" style:font-weight-complex="normal"/>
    </style:style>
    <style:style style:name="P43" style:family="paragraph" style:parent-style-name="Standard">
      <style:text-properties fo:font-size="8pt" fo:font-weight="normal" officeooo:rsid="02a991fa" officeooo:paragraph-rsid="033d5d51" style:font-size-asian="8pt" style:font-weight-asian="normal" style:font-size-complex="8pt" style:font-weight-complex="normal"/>
    </style:style>
    <style:style style:name="P44" style:family="paragraph" style:parent-style-name="Standard">
      <style:text-properties fo:font-size="8pt" fo:font-weight="normal" officeooo:rsid="02a991fa" officeooo:paragraph-rsid="033c2739" style:font-size-asian="8pt" style:font-weight-asian="normal" style:font-size-complex="8pt" style:font-weight-complex="normal"/>
    </style:style>
    <style:style style:name="P45" style:family="paragraph" style:parent-style-name="Standard">
      <style:text-properties fo:font-size="8pt" fo:font-weight="normal" officeooo:rsid="02a991fa" officeooo:paragraph-rsid="034886fc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text-align="end" style:justify-single-word="false"/>
      <style:text-properties fo:font-size="8pt" fo:font-weight="normal" officeooo:paragraph-rsid="0313bb75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text-align="end" style:justify-single-word="false"/>
      <style:text-properties fo:font-size="8pt" fo:font-weight="normal" officeooo:paragraph-rsid="034886fc" style:font-size-asian="8pt" style:font-weight-asian="normal" style:font-size-complex="8pt" style:font-weight-complex="normal"/>
    </style:style>
    <style:style style:name="P48" style:family="paragraph" style:parent-style-name="Standard">
      <style:text-properties officeooo:paragraph-rsid="018a4547"/>
    </style:style>
    <style:style style:name="P49" style:family="paragraph" style:parent-style-name="Standard">
      <style:text-properties officeooo:rsid="0275a19d" officeooo:paragraph-rsid="0011662f"/>
    </style:style>
    <style:style style:name="P50" style:family="paragraph" style:parent-style-name="Standard">
      <style:text-properties officeooo:rsid="027bb793" officeooo:paragraph-rsid="0011662f"/>
    </style:style>
    <style:style style:name="P51" style:family="paragraph" style:parent-style-name="Standard">
      <style:text-properties officeooo:rsid="027bb793" officeooo:paragraph-rsid="0194529a"/>
    </style:style>
    <style:style style:name="P52" style:family="paragraph" style:parent-style-name="Standard">
      <style:text-properties officeooo:rsid="027bb793" officeooo:paragraph-rsid="02a262fe"/>
    </style:style>
    <style:style style:name="P53" style:family="paragraph" style:parent-style-name="Standard">
      <style:text-properties officeooo:rsid="027bb793" officeooo:paragraph-rsid="02981f97"/>
    </style:style>
    <style:style style:name="P54" style:family="paragraph" style:parent-style-name="Standard">
      <style:text-properties officeooo:rsid="027bb793" officeooo:paragraph-rsid="017cf537"/>
    </style:style>
    <style:style style:name="P55" style:family="paragraph" style:parent-style-name="Standard">
      <style:text-properties officeooo:rsid="027bb793" officeooo:paragraph-rsid="0266cb16"/>
    </style:style>
    <style:style style:name="P56" style:family="paragraph" style:parent-style-name="Standard">
      <style:text-properties officeooo:rsid="027bb793" officeooo:paragraph-rsid="02626272"/>
    </style:style>
    <style:style style:name="P57" style:family="paragraph" style:parent-style-name="Standard">
      <style:text-properties officeooo:rsid="027bb793" officeooo:paragraph-rsid="02630a19"/>
    </style:style>
    <style:style style:name="P58" style:family="paragraph" style:parent-style-name="Standard">
      <style:text-properties officeooo:rsid="027d3b0a" officeooo:paragraph-rsid="0266cb16"/>
    </style:style>
    <style:style style:name="P59" style:family="paragraph" style:parent-style-name="Standard">
      <style:text-properties officeooo:rsid="027d3b0a" officeooo:paragraph-rsid="01d5056c"/>
    </style:style>
    <style:style style:name="P60" style:family="paragraph" style:parent-style-name="Standard">
      <style:text-properties officeooo:rsid="027d3b0a" officeooo:paragraph-rsid="00dc0db3"/>
    </style:style>
    <style:style style:name="P61" style:family="paragraph" style:parent-style-name="Standard">
      <style:text-properties officeooo:rsid="027d3b0a" officeooo:paragraph-rsid="034a3fdb"/>
    </style:style>
    <style:style style:name="P62" style:family="paragraph" style:parent-style-name="Standard">
      <style:text-properties officeooo:rsid="027d3b0a" officeooo:paragraph-rsid="0352e8be"/>
    </style:style>
    <style:style style:name="P63" style:family="paragraph" style:parent-style-name="Standard">
      <style:text-properties officeooo:rsid="027d3b0a" officeooo:paragraph-rsid="036db901"/>
    </style:style>
    <style:style style:name="P64" style:family="paragraph" style:parent-style-name="Standard">
      <style:text-properties officeooo:rsid="027e25fd" officeooo:paragraph-rsid="0011662f"/>
    </style:style>
    <style:style style:name="P65" style:family="paragraph" style:parent-style-name="Standard">
      <style:text-properties officeooo:rsid="027e25fd" officeooo:paragraph-rsid="013ef1eb"/>
    </style:style>
    <style:style style:name="P66" style:family="paragraph" style:parent-style-name="Standard">
      <style:text-properties officeooo:rsid="027e25fd" officeooo:paragraph-rsid="026c3fa9"/>
    </style:style>
    <style:style style:name="P67" style:family="paragraph" style:parent-style-name="Standard">
      <style:text-properties officeooo:rsid="027e25fd" officeooo:paragraph-rsid="0193230f"/>
    </style:style>
    <style:style style:name="P68" style:family="paragraph" style:parent-style-name="Standard">
      <style:text-properties officeooo:rsid="02a5c7aa" officeooo:paragraph-rsid="0313bb75"/>
    </style:style>
    <style:style style:name="P69" style:family="paragraph" style:parent-style-name="Standard">
      <style:text-properties officeooo:rsid="02a5c7aa" officeooo:paragraph-rsid="032b96c2"/>
    </style:style>
    <style:style style:name="P70" style:family="paragraph" style:parent-style-name="Standard">
      <style:text-properties officeooo:rsid="02a5c7aa" officeooo:paragraph-rsid="0330d80c"/>
    </style:style>
    <style:style style:name="P71" style:family="paragraph" style:parent-style-name="Standard">
      <style:text-properties officeooo:rsid="02a5c7aa" officeooo:paragraph-rsid="034886fc"/>
    </style:style>
    <style:style style:name="P72" style:family="paragraph" style:parent-style-name="Standard">
      <style:text-properties officeooo:paragraph-rsid="0011662f"/>
    </style:style>
    <style:style style:name="P73" style:family="paragraph" style:parent-style-name="Standard">
      <style:text-properties officeooo:rsid="02c91e59" officeooo:paragraph-rsid="0313bb75"/>
    </style:style>
    <style:style style:name="P74" style:family="paragraph" style:parent-style-name="Standard">
      <style:text-properties officeooo:rsid="02c91e59" officeooo:paragraph-rsid="034886fc"/>
    </style:style>
    <style:style style:name="P75" style:family="paragraph" style:parent-style-name="Standard">
      <style:text-properties officeooo:rsid="033ea3bf" officeooo:paragraph-rsid="034886fc"/>
    </style:style>
    <style:style style:name="P76" style:family="paragraph" style:parent-style-name="Standard">
      <style:text-properties fo:font-size="7pt" fo:font-weight="normal" officeooo:rsid="0329e926" officeooo:paragraph-rsid="032afdba" style:font-size-asian="7pt" style:font-weight-asian="normal" style:font-size-complex="7pt" style:font-weight-complex="normal"/>
    </style:style>
    <style:style style:name="P77" style:family="paragraph" style:parent-style-name="Standard">
      <style:text-properties fo:font-size="7pt" fo:font-weight="normal" officeooo:rsid="0329e926" officeooo:paragraph-rsid="034886fc" style:font-size-asian="7pt" style:font-weight-asian="normal" style:font-size-complex="7pt" style:font-weight-complex="normal"/>
    </style:style>
    <style:style style:name="P78" style:family="paragraph" style:parent-style-name="Standard">
      <style:text-properties officeooo:rsid="003b0ab6" officeooo:paragraph-rsid="0352e8be"/>
    </style:style>
    <style:style style:name="P79" style:family="paragraph" style:parent-style-name="Standard">
      <style:text-properties officeooo:rsid="003b0ab6" officeooo:paragraph-rsid="036db901"/>
    </style:style>
    <style:style style:name="P80" style:family="paragraph" style:parent-style-name="Standard">
      <style:text-properties fo:font-weight="normal" officeooo:rsid="003b0ab6" officeooo:paragraph-rsid="036db901" style:font-weight-asian="normal" style:font-weight-complex="normal"/>
    </style:style>
    <style:style style:name="P81" style:family="paragraph" style:parent-style-name="Standard">
      <style:text-properties fo:font-weight="normal" officeooo:rsid="003b0ab6" officeooo:paragraph-rsid="0352e8be" style:font-weight-asian="normal" style:font-weight-complex="normal"/>
    </style:style>
    <style:style style:name="P82" style:family="paragraph" style:parent-style-name="Standard">
      <style:text-properties fo:font-size="12pt" fo:font-weight="bold" officeooo:rsid="03755544" officeooo:paragraph-rsid="03755544" style:font-size-asian="12pt" style:font-weight-asian="bold" style:font-size-complex="12pt" style:font-weight-complex="bold"/>
    </style:style>
    <style:style style:name="P83" style:family="paragraph" style:parent-style-name="Standard">
      <style:text-properties fo:font-size="6pt" officeooo:rsid="039b5aeb" officeooo:paragraph-rsid="039b5aeb" style:font-size-asian="6pt" style:font-size-complex="6pt"/>
    </style:style>
    <style:style style:name="P84" style:family="paragraph" style:parent-style-name="Standard">
      <style:text-properties fo:font-size="6pt" officeooo:rsid="039b5aeb" officeooo:paragraph-rsid="039ef17c" style:font-size-asian="6pt" style:font-size-complex="6pt"/>
    </style:style>
    <style:style style:name="P85" style:family="paragraph" style:parent-style-name="Standard">
      <style:text-properties fo:font-size="6pt" officeooo:rsid="039c1476" officeooo:paragraph-rsid="039c1476" style:font-size-asian="6pt" style:font-size-complex="6pt"/>
    </style:style>
    <style:style style:name="P86" style:family="paragraph" style:parent-style-name="Standard">
      <style:text-properties fo:font-size="6pt" officeooo:rsid="039c1476" officeooo:paragraph-rsid="039ef17c" style:font-size-asian="6pt" style:font-size-complex="6pt"/>
    </style:style>
    <style:style style:name="P87" style:family="paragraph" style:parent-style-name="Standard">
      <style:text-properties officeooo:paragraph-rsid="030b4fa9"/>
    </style:style>
    <style:style style:name="P88" style:family="paragraph" style:parent-style-name="Table_20_Contents">
      <style:text-properties fo:font-size="8pt" style:font-size-asian="8pt" style:font-size-complex="8pt"/>
    </style:style>
    <style:style style:name="P89" style:family="paragraph" style:parent-style-name="Table_20_Contents">
      <style:text-properties fo:font-size="8pt" officeooo:rsid="00211a7d" officeooo:paragraph-rsid="01ae8ca4" style:font-size-asian="8pt" style:font-size-complex="8pt"/>
    </style:style>
    <style:style style:name="P90" style:family="paragraph" style:parent-style-name="Table_20_Contents">
      <style:text-properties fo:font-size="8pt" officeooo:rsid="00211a7d" officeooo:paragraph-rsid="01a005fe" style:font-size-asian="8pt" style:font-size-complex="8pt"/>
    </style:style>
    <style:style style:name="P91" style:family="paragraph" style:parent-style-name="Table_20_Contents">
      <style:text-properties fo:font-size="8pt" officeooo:rsid="00211a7d" officeooo:paragraph-rsid="01a4c7c4" style:font-size-asian="8pt" style:font-size-complex="8pt"/>
    </style:style>
    <style:style style:name="P92" style:family="paragraph" style:parent-style-name="Table_20_Contents">
      <style:text-properties fo:font-size="8pt" officeooo:rsid="00211a7d" officeooo:paragraph-rsid="01a0fcd1" style:font-size-asian="8pt" style:font-size-complex="8pt"/>
    </style:style>
    <style:style style:name="P93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94" style:family="paragraph" style:parent-style-name="Table_20_Contents">
      <style:text-properties fo:font-size="8pt" officeooo:rsid="00413775" officeooo:paragraph-rsid="01ae8ca4" style:font-size-asian="8pt" style:font-size-complex="8pt"/>
    </style:style>
    <style:style style:name="P95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96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9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98" style:family="paragraph" style:parent-style-name="Table_20_Contents">
      <style:paragraph-properties fo:text-align="end" style:justify-single-word="false"/>
      <style:text-properties fo:font-size="8pt" officeooo:paragraph-rsid="01ae8ca4" style:font-size-asian="8pt" style:font-size-complex="8pt"/>
    </style:style>
    <style:style style:name="P99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00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01" style:family="paragraph" style:parent-style-name="Table_20_Contents">
      <style:paragraph-properties fo:text-align="end" style:justify-single-word="false"/>
      <style:text-properties fo:font-size="8pt" officeooo:paragraph-rsid="01d5056c" style:font-size-asian="8pt" style:font-size-complex="8pt"/>
    </style:style>
    <style:style style:name="P102" style:family="paragraph" style:parent-style-name="Table_20_Contents">
      <style:paragraph-properties fo:text-align="end" style:justify-single-word="false"/>
      <style:text-properties fo:font-size="8pt" officeooo:paragraph-rsid="01a4c7c4" style:font-size-asian="8pt" style:font-size-complex="8pt"/>
    </style:style>
    <style:style style:name="P103" style:family="paragraph" style:parent-style-name="Table_20_Contents">
      <style:paragraph-properties fo:text-align="end" style:justify-single-word="false"/>
      <style:text-properties fo:font-size="8pt" officeooo:paragraph-rsid="01d382b3" style:font-size-asian="8pt" style:font-size-complex="8pt"/>
    </style:style>
    <style:style style:name="P104" style:family="paragraph" style:parent-style-name="Table_20_Contents">
      <style:paragraph-properties fo:text-align="start" style:justify-single-word="false"/>
      <style:text-properties fo:font-size="8pt" officeooo:rsid="01a2f4dd" officeooo:paragraph-rsid="01ae8ca4" style:font-size-asian="8pt" style:font-size-complex="8pt"/>
    </style:style>
    <style:style style:name="P105" style:family="paragraph" style:parent-style-name="Table_20_Contents">
      <style:paragraph-properties fo:text-align="start" style:justify-single-word="false"/>
      <style:text-properties fo:font-size="8pt" officeooo:rsid="01a2f4dd" officeooo:paragraph-rsid="01a60ace" style:font-size-asian="8pt" style:font-size-complex="8pt"/>
    </style:style>
    <style:style style:name="P106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07" style:family="paragraph" style:parent-style-name="Table_20_Contents">
      <style:paragraph-properties fo:text-align="start" style:justify-single-word="false"/>
      <style:text-properties fo:font-size="8pt" officeooo:paragraph-rsid="01d5056c" style:font-size-asian="8pt" style:font-size-complex="8pt"/>
    </style:style>
    <style:style style:name="P108" style:family="paragraph" style:parent-style-name="Table_20_Contents">
      <style:paragraph-properties fo:text-align="center" style:justify-single-word="false"/>
      <style:text-properties fo:font-size="8pt" officeooo:rsid="01ea9c4c" officeooo:paragraph-rsid="0266cb16" style:font-size-asian="8pt" style:font-size-complex="8pt"/>
    </style:style>
    <style:style style:name="P109" style:family="paragraph" style:parent-style-name="Table_20_Contents">
      <style:paragraph-properties fo:text-align="center" style:justify-single-word="false"/>
      <style:text-properties fo:font-size="8pt" officeooo:rsid="01ea9c4c" officeooo:paragraph-rsid="02626272" style:font-size-asian="8pt" style:font-size-complex="8pt"/>
    </style:style>
    <style:style style:name="P110" style:family="paragraph" style:parent-style-name="Table_20_Contents">
      <style:text-properties fo:font-size="8pt" officeooo:rsid="01ea9c4c" officeooo:paragraph-rsid="0266cb16" style:font-size-asian="8pt" style:font-size-complex="8pt"/>
    </style:style>
    <style:style style:name="P111" style:family="paragraph" style:parent-style-name="Table_20_Contents">
      <style:text-properties fo:font-size="8pt" officeooo:rsid="01ea9c4c" officeooo:paragraph-rsid="02626272" style:font-size-asian="8pt" style:font-size-complex="8pt"/>
    </style:style>
    <style:style style:name="P1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13" style:family="paragraph" style:parent-style-name="Table_20_Contents">
      <style:paragraph-properties fo:text-align="center" style:justify-single-word="false"/>
      <style:text-properties fo:font-size="8pt" officeooo:paragraph-rsid="0313bb75" style:font-size-asian="8pt" style:font-size-complex="8pt"/>
    </style:style>
    <style:style style:name="P114" style:family="paragraph" style:parent-style-name="Table_20_Contents">
      <style:paragraph-properties fo:text-align="center" style:justify-single-word="false"/>
      <style:text-properties fo:font-size="8pt" officeooo:paragraph-rsid="034886fc" style:font-size-asian="8pt" style:font-size-complex="8pt"/>
    </style:style>
    <style:style style:name="P115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16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17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18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19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0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1" style:family="paragraph" style:parent-style-name="Table_20_Contents">
      <style:text-properties fo:font-size="8pt" officeooo:paragraph-rsid="0266cb16" style:font-size-asian="8pt" style:font-size-complex="8pt"/>
    </style:style>
    <style:style style:name="P122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6cb16" style:font-size-asian="8pt" style:font-size-complex="8pt"/>
    </style:style>
    <style:style style:name="P123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26272" style:font-size-asian="8pt" style:font-size-complex="8pt"/>
    </style:style>
    <style:style style:name="P124" style:family="paragraph" style:parent-style-name="Table_20_Contents">
      <style:paragraph-properties fo:text-align="end" style:justify-single-word="false"/>
      <style:text-properties fo:font-size="8pt" officeooo:rsid="01d2d35b" officeooo:paragraph-rsid="0313bb75" style:font-size-asian="8pt" style:font-size-complex="8pt"/>
    </style:style>
    <style:style style:name="P125" style:family="paragraph" style:parent-style-name="Table_20_Contents">
      <style:paragraph-properties fo:text-align="end" style:justify-single-word="false"/>
      <style:text-properties fo:font-size="8pt" officeooo:rsid="01d2d35b" officeooo:paragraph-rsid="0339c970" style:font-size-asian="8pt" style:font-size-complex="8pt"/>
    </style:style>
    <style:style style:name="P126" style:family="paragraph" style:parent-style-name="Table_20_Contents">
      <style:paragraph-properties fo:text-align="end" style:justify-single-word="false"/>
      <style:text-properties fo:font-size="8pt" officeooo:rsid="01d2d35b" officeooo:paragraph-rsid="034886fc" style:font-size-asian="8pt" style:font-size-complex="8pt"/>
    </style:style>
    <style:style style:name="P127" style:family="paragraph" style:parent-style-name="Table_20_Contents">
      <style:text-properties fo:font-size="8pt" officeooo:paragraph-rsid="02626272" style:font-size-asian="8pt" style:font-size-complex="8pt"/>
    </style:style>
    <style:style style:name="P128" style:family="paragraph" style:parent-style-name="Table_20_Contents">
      <style:text-properties fo:font-size="8pt" officeooo:paragraph-rsid="0313bb75" style:font-size-asian="8pt" style:font-size-complex="8pt"/>
    </style:style>
    <style:style style:name="P129" style:family="paragraph" style:parent-style-name="Table_20_Contents">
      <style:text-properties fo:font-size="8pt" officeooo:paragraph-rsid="032e517d" style:font-size-asian="8pt" style:font-size-complex="8pt"/>
    </style:style>
    <style:style style:name="P130" style:family="paragraph" style:parent-style-name="Table_20_Contents">
      <style:text-properties fo:font-size="8pt" officeooo:paragraph-rsid="034886fc" style:font-size-asian="8pt" style:font-size-complex="8pt"/>
    </style:style>
    <style:style style:name="P131" style:family="paragraph" style:parent-style-name="Table_20_Contents">
      <style:paragraph-properties fo:text-align="end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32" style:family="paragraph" style:parent-style-name="Table_20_Contents">
      <style:paragraph-properties fo:text-align="end" style:justify-single-word="false"/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33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134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135" style:family="paragraph" style:parent-style-name="Table_20_Contents">
      <style:paragraph-properties fo:text-align="end" style:justify-single-word="false"/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36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37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138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139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44" style:family="paragraph" style:parent-style-name="Table_20_Contents"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45" style:family="paragraph" style:parent-style-name="Table_20_Contents"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46" style:family="paragraph" style:parent-style-name="Table_20_Contents"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47" style:family="paragraph" style:parent-style-name="Table_20_Contents"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48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149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53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54" style:family="paragraph" style:parent-style-name="Table_20_Contents"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55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156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157" style:family="paragraph" style:parent-style-name="Table_20_Contents"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58" style:family="paragraph" style:parent-style-name="Table_20_Contents">
      <style:text-properties fo:font-size="8pt" fo:font-weight="normal" officeooo:rsid="00c4ba16" officeooo:paragraph-rsid="02baa52b" style:font-size-asian="8pt" style:font-weight-asian="normal" style:font-size-complex="8pt" style:font-weight-complex="normal"/>
    </style:style>
    <style:style style:name="P159" style:family="paragraph" style:parent-style-name="Table_20_Contents">
      <style:text-properties fo:font-size="8pt" fo:font-weight="normal" officeooo:rsid="00c4ba16" officeooo:paragraph-rsid="02b707ac" style:font-size-asian="8pt" style:font-weight-asian="normal" style:font-size-complex="8pt" style:font-weight-complex="normal"/>
    </style:style>
    <style:style style:name="P160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161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163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164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165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166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167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168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169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6cb16" style:font-size-asian="8pt" style:font-weight-asian="normal" style:font-size-complex="8pt" style:font-weight-complex="normal"/>
    </style:style>
    <style:style style:name="P170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26272" style:font-size-asian="8pt" style:font-weight-asian="normal" style:font-size-complex="8pt" style:font-weight-complex="normal"/>
    </style:style>
    <style:style style:name="P171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6cb16" style:font-size-asian="8pt" style:font-weight-asian="normal" style:font-size-complex="8pt" style:font-weight-complex="normal"/>
    </style:style>
    <style:style style:name="P172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26272" style:font-size-asian="8pt" style:font-weight-asian="normal" style:font-size-complex="8pt" style:font-weight-complex="normal"/>
    </style:style>
    <style:style style:name="P173" style:family="paragraph" style:parent-style-name="Table_20_Contents">
      <style:text-properties fo:font-size="8pt" fo:font-weight="normal" officeooo:rsid="00a084e5" officeooo:paragraph-rsid="02baa52b" style:font-size-asian="8pt" style:font-weight-asian="normal" style:font-size-complex="8pt" style:font-weight-complex="normal"/>
    </style:style>
    <style:style style:name="P174" style:family="paragraph" style:parent-style-name="Table_20_Contents">
      <style:text-properties fo:font-size="8pt" fo:font-weight="normal" officeooo:rsid="00a084e5" officeooo:paragraph-rsid="02b707ac" style:font-size-asian="8pt" style:font-weight-asian="normal" style:font-size-complex="8pt" style:font-weight-complex="normal"/>
    </style:style>
    <style:style style:name="P175" style:family="paragraph" style:parent-style-name="Table_20_Contents">
      <style:paragraph-properties fo:text-align="end" style:justify-single-word="false"/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76" style:family="paragraph" style:parent-style-name="Table_20_Contents">
      <style:paragraph-properties fo:text-align="end" style:justify-single-word="false"/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fo:font-size="8pt" fo:font-weight="normal" officeooo:paragraph-rsid="038821f2" style:font-size-asian="8pt" style:font-weight-asian="normal" style:font-size-complex="8pt" style:font-weight-complex="normal"/>
    </style:style>
    <style:style style:name="P178" style:family="paragraph" style:parent-style-name="Table_20_Contents">
      <style:text-properties fo:font-size="8pt" fo:font-weight="normal" officeooo:paragraph-rsid="038b100a" style:font-size-asian="8pt" style:font-weight-asian="normal" style:font-size-complex="8pt" style:font-weight-complex="normal"/>
    </style:style>
    <style:style style:name="P179" style:family="paragraph" style:parent-style-name="Table_20_Contents"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80" style:family="paragraph" style:parent-style-name="Table_20_Contents"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81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13bb75" style:font-size-asian="8pt" style:font-style-asian="normal" style:font-weight-asian="normal" style:font-size-complex="8pt" style:font-style-complex="normal" style:font-weight-complex="normal"/>
    </style:style>
    <style:style style:name="P182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4886fc" style:font-size-asian="8pt" style:font-style-asian="normal" style:font-weight-asian="normal" style:font-size-complex="8pt" style:font-style-complex="normal" style:font-weight-complex="normal"/>
    </style:style>
    <style:style style:name="P183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184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185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ae8ca4" style:font-size-asian="10pt" style:font-weight-asian="bold" style:font-size-complex="10pt" style:font-weight-complex="bold"/>
    </style:style>
    <style:style style:name="P186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187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3758c43" style:font-size-asian="10pt" style:font-weight-asian="bold" style:font-size-complex="10pt" style:font-weight-complex="bold"/>
    </style:style>
    <style:style style:name="P188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189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90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91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192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9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94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95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96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97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198" style:family="paragraph" style:parent-style-name="Table_20_Contents">
      <style:text-properties fo:font-size="10pt" officeooo:paragraph-rsid="0011662f" style:font-size-asian="10pt" style:font-size-complex="10pt"/>
    </style:style>
    <style:style style:name="P199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200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201" style:family="paragraph" style:parent-style-name="Table_20_Contents">
      <style:text-properties fo:font-size="10pt" officeooo:rsid="03ae4723" officeooo:paragraph-rsid="03ae4723" style:font-size-asian="10pt" style:font-size-complex="10pt"/>
    </style:style>
    <style:style style:name="P202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203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204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205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206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207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208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09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210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1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212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213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214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215" style:family="paragraph" style:parent-style-name="Table_20_Contents">
      <style:text-properties fo:font-size="10pt" fo:font-weight="normal" officeooo:rsid="03179ab7" officeooo:paragraph-rsid="031b4344" style:font-size-asian="10pt" style:font-weight-asian="normal" style:font-size-complex="10pt" style:font-weight-complex="normal"/>
    </style:style>
    <style:style style:name="P216" style:family="paragraph" style:parent-style-name="Table_20_Contents">
      <style:text-properties fo:font-size="10pt" fo:font-weight="normal" officeooo:rsid="03179ab7" officeooo:paragraph-rsid="03179ab7" style:font-size-asian="10pt" style:font-weight-asian="normal" style:font-size-complex="10pt" style:font-weight-complex="normal"/>
    </style:style>
    <style:style style:name="P217" style:family="paragraph" style:parent-style-name="Table_20_Contents">
      <style:text-properties fo:font-size="10pt" fo:font-weight="normal" officeooo:paragraph-rsid="01ae8ca4" style:font-size-asian="10pt" style:font-weight-asian="normal" style:font-size-complex="10pt" style:font-weight-complex="normal"/>
    </style:style>
    <style:style style:name="P218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219" style:family="paragraph" style:parent-style-name="Table_20_Contents">
      <style:paragraph-properties fo:text-align="end" style:justify-single-word="false"/>
      <style:text-properties fo:font-size="10pt" fo:font-weight="normal" officeooo:rsid="000036b1" officeooo:paragraph-rsid="03ae4723" style:font-size-asian="10pt" style:font-weight-asian="normal" style:font-size-complex="10pt" style:font-weight-complex="normal"/>
    </style:style>
    <style:style style:name="P220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21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22" style:family="paragraph" style:parent-style-name="Table_20_Contents"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23" style:family="paragraph" style:parent-style-name="Table_20_Contents">
      <style:paragraph-properties>
        <style:tab-stops/>
      </style:paragraph-properties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24" style:family="paragraph" style:parent-style-name="Table_20_Contents">
      <style:paragraph-properties>
        <style:tab-stops/>
      </style:paragraph-properties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25" style:family="paragraph" style:parent-style-name="Table_20_Contents">
      <style:paragraph-properties fo:text-align="end" style:justify-single-word="false"/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26" style:family="paragraph" style:parent-style-name="Table_20_Contents">
      <style:paragraph-properties fo:text-align="end" style:justify-single-word="false"/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27" style:family="paragraph" style:parent-style-name="Table_20_Contents"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28" style:family="paragraph" style:parent-style-name="Table_20_Contents">
      <style:paragraph-properties fo:text-align="end" style:justify-single-word="false"/>
      <style:text-properties fo:font-size="6pt" fo:font-weight="normal" officeooo:rsid="00413775" officeooo:paragraph-rsid="01b77955" style:font-size-asian="6pt" style:font-weight-asian="normal" style:font-size-complex="6pt" style:font-weight-complex="normal"/>
    </style:style>
    <style:style style:name="P229" style:family="paragraph" style:parent-style-name="Table_20_Contents">
      <style:text-properties fo:font-size="6pt" fo:font-weight="normal" officeooo:rsid="038118da" officeooo:paragraph-rsid="038118da" style:font-size-asian="5.25pt" style:font-weight-asian="normal" style:font-size-complex="6pt" style:font-weight-complex="normal"/>
    </style:style>
    <style:style style:name="P230" style:family="paragraph" style:parent-style-name="Table_20_Contents">
      <style:text-properties fo:font-size="6pt" fo:font-weight="normal" officeooo:rsid="038118da" officeooo:paragraph-rsid="03830dc1" style:font-size-asian="5.25pt" style:font-weight-asian="normal" style:font-size-complex="6pt" style:font-weight-complex="normal"/>
    </style:style>
    <style:style style:name="P231" style:family="paragraph" style:parent-style-name="Table_20_Contents">
      <style:text-properties fo:font-size="6pt" fo:font-weight="normal" officeooo:rsid="03830dc1" officeooo:paragraph-rsid="03830dc1" style:font-size-asian="5.25pt" style:font-weight-asian="normal" style:font-size-complex="6pt" style:font-weight-complex="normal"/>
    </style:style>
    <style:style style:name="P232" style:family="paragraph" style:parent-style-name="Table_20_Contents">
      <style:text-properties fo:font-size="6pt" fo:font-weight="normal" officeooo:rsid="0196b589" officeooo:paragraph-rsid="03830dc1" style:font-size-asian="5.25pt" style:font-weight-asian="normal" style:font-size-complex="6pt" style:font-weight-complex="normal"/>
    </style:style>
    <style:style style:name="P233" style:family="paragraph" style:parent-style-name="Table_20_Contents">
      <style:paragraph-properties fo:text-align="center" style:justify-single-word="false"/>
      <style:text-properties fo:font-size="6pt" officeooo:rsid="024b5bcc" officeooo:paragraph-rsid="0266cb16" style:font-size-asian="6pt" style:font-size-complex="6pt"/>
    </style:style>
    <style:style style:name="P234" style:family="paragraph" style:parent-style-name="Table_20_Contents">
      <style:paragraph-properties fo:text-align="center" style:justify-single-word="false"/>
      <style:text-properties fo:font-size="6pt" officeooo:rsid="024b5bcc" officeooo:paragraph-rsid="02626272" style:font-size-asian="6pt" style:font-size-complex="6pt"/>
    </style:style>
    <style:style style:name="P235" style:family="paragraph" style:parent-style-name="Table_20_Contents">
      <style:text-properties fo:font-size="6pt" officeooo:rsid="03ae4723" officeooo:paragraph-rsid="03ae4723" style:font-size-asian="6pt" style:font-size-complex="6pt"/>
    </style:style>
    <style:style style:name="P236" style:family="paragraph" style:parent-style-name="Table_20_Contents">
      <style:text-properties fo:font-size="6pt" officeooo:rsid="03ae4723" officeooo:paragraph-rsid="03b2f824" style:font-size-asian="6pt" style:font-size-complex="6pt"/>
    </style:style>
    <style:style style:name="P237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6cb16" style:font-size-asian="9pt" style:font-weight-asian="bold" style:font-size-complex="9pt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26272" style:font-size-asian="9pt" style:font-weight-asian="bold" style:font-size-complex="9pt" style:font-weight-complex="bold"/>
    </style:style>
    <style:style style:name="P240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6cb16" style:font-size-asian="9pt" style:font-weight-asian="bold" style:font-size-complex="9pt" style:font-weight-complex="bold"/>
    </style:style>
    <style:style style:name="P241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26272" style:font-size-asian="9pt" style:font-weight-asian="bold" style:font-size-complex="9pt" style:font-weight-complex="bold"/>
    </style:style>
    <style:style style:name="P242" style:family="paragraph" style:parent-style-name="Table_20_Contents">
      <style:text-properties fo:font-size="7pt" fo:font-weight="bold" officeooo:rsid="011bcc07" officeooo:paragraph-rsid="03627ac5" style:font-size-asian="7pt" style:font-weight-asian="bold" style:font-size-complex="7pt" style:font-weight-complex="bold"/>
    </style:style>
    <style:style style:name="P243" style:family="paragraph" style:parent-style-name="Table_20_Contents">
      <style:text-properties fo:font-size="7pt" fo:font-weight="bold" officeooo:rsid="011bcc07" officeooo:paragraph-rsid="036db901" style:font-size-asian="7pt" style:font-weight-asian="bold" style:font-size-complex="7pt" style:font-weight-complex="bold"/>
    </style:style>
    <style:style style:name="P244" style:family="paragraph" style:parent-style-name="Table_20_Contents">
      <style:text-properties fo:font-size="7pt" fo:font-weight="bold" officeooo:paragraph-rsid="03627ac5" style:font-size-asian="7pt" style:font-weight-asian="bold" style:font-size-complex="7pt" style:font-weight-complex="bold"/>
    </style:style>
    <style:style style:name="P245" style:family="paragraph" style:parent-style-name="Table_20_Contents">
      <style:paragraph-properties fo:text-align="end" style:justify-single-word="false"/>
      <style:text-properties fo:font-size="7pt" fo:font-weight="bold" officeooo:rsid="00cc61e2" officeooo:paragraph-rsid="03627ac5" style:font-size-asian="7pt" style:font-weight-asian="bold" style:font-size-complex="7pt" style:font-weight-complex="bold"/>
    </style:style>
    <style:style style:name="P246" style:family="paragraph" style:parent-style-name="Table_20_Contents">
      <style:paragraph-properties fo:text-align="end" style:justify-single-word="false"/>
      <style:text-properties fo:font-size="7pt" fo:font-weight="bold" officeooo:rsid="00cc61e2" officeooo:paragraph-rsid="036db901" style:font-size-asian="7pt" style:font-weight-asian="bold" style:font-size-complex="7pt" style:font-weight-complex="bold"/>
    </style:style>
    <style:style style:name="P247" style:family="paragraph" style:parent-style-name="Table_20_Contents">
      <style:text-properties fo:font-size="7pt" fo:font-weight="bold" officeooo:rsid="00cc61e2" officeooo:paragraph-rsid="03627ac5" style:font-size-asian="7pt" style:font-weight-asian="bold" style:font-size-complex="7pt" style:font-weight-complex="bold"/>
    </style:style>
    <style:style style:name="P248" style:family="paragraph" style:parent-style-name="Table_20_Contents">
      <style:text-properties fo:font-size="7pt" fo:font-weight="bold" officeooo:rsid="00cc61e2" officeooo:paragraph-rsid="036db901" style:font-size-asian="7pt" style:font-weight-asian="bold" style:font-size-complex="7pt" style:font-weight-complex="bold"/>
    </style:style>
    <style:style style:name="P249" style:family="paragraph" style:parent-style-name="Table_20_Contents">
      <style:text-properties fo:font-size="7pt" fo:font-weight="bold" officeooo:rsid="03627ac5" officeooo:paragraph-rsid="03627ac5" style:font-size-asian="7pt" style:font-weight-asian="bold" style:font-size-complex="7pt" style:font-weight-complex="bold"/>
    </style:style>
    <style:style style:name="P250" style:family="paragraph" style:parent-style-name="Table_20_Contents">
      <style:paragraph-properties>
        <style:tab-stops/>
      </style:paragraph-properties>
      <style:text-properties fo:font-size="7pt" fo:font-weight="bold" officeooo:rsid="03627ac5" officeooo:paragraph-rsid="03627ac5" style:font-size-asian="7pt" style:font-weight-asian="bold" style:font-size-complex="7pt" style:font-weight-complex="bold"/>
    </style:style>
    <style:style style:name="P251" style:family="paragraph" style:parent-style-name="Table_20_Contents">
      <style:paragraph-properties>
        <style:tab-stops/>
      </style:paragraph-properties>
      <style:text-properties fo:font-size="7pt" fo:font-weight="bold" officeooo:rsid="03627ac5" officeooo:paragraph-rsid="036db901" style:font-size-asian="7pt" style:font-weight-asian="bold" style:font-size-complex="7pt" style:font-weight-complex="bold"/>
    </style:style>
    <style:style style:name="P252" style:family="paragraph" style:parent-style-name="Table_20_Contents">
      <style:text-properties fo:font-size="7pt" fo:font-weight="bold" officeooo:rsid="03627ac5" officeooo:paragraph-rsid="036db901" style:font-size-asian="7pt" style:font-weight-asian="bold" style:font-size-complex="7pt" style:font-weight-complex="bold"/>
    </style:style>
    <style:style style:name="P253" style:family="paragraph" style:parent-style-name="Table_20_Contents">
      <style:text-properties fo:font-size="7pt" fo:font-weight="bold" officeooo:paragraph-rsid="036db901" style:font-size-asian="7pt" style:font-weight-asian="bold" style:font-size-complex="7pt" style:font-weight-complex="bold"/>
    </style:style>
    <style:style style:name="P254" style:family="paragraph" style:parent-style-name="Table_20_Contents">
      <style:text-properties fo:font-size="7pt" fo:font-weight="bold" officeooo:rsid="036d59c7" officeooo:paragraph-rsid="036db901" style:font-size-asian="7pt" style:font-weight-asian="bold" style:font-size-complex="7pt" style:font-weight-complex="bold"/>
    </style:style>
    <style:style style:name="P255" style:family="paragraph" style:parent-style-name="Table_20_Contents">
      <style:text-properties fo:font-size="7pt" fo:font-weight="bold" officeooo:rsid="036d59c7" officeooo:paragraph-rsid="03627ac5" style:font-size-asian="7pt" style:font-weight-asian="bold" style:font-size-complex="7pt" style:font-weight-complex="bold"/>
    </style:style>
    <style:style style:name="P256" style:family="paragraph" style:parent-style-name="Table_20_Contents">
      <style:text-properties fo:font-size="7pt" officeooo:paragraph-rsid="036607e7" style:font-size-asian="7pt" style:font-size-complex="7pt"/>
    </style:style>
    <style:style style:name="P257" style:family="paragraph" style:parent-style-name="Table_20_Contents">
      <style:text-properties fo:font-size="7pt" officeooo:rsid="011bcc07" officeooo:paragraph-rsid="036607e7" style:font-size-asian="7pt" style:font-size-complex="7pt"/>
    </style:style>
    <style:style style:name="P258" style:family="paragraph" style:parent-style-name="Table_20_Contents">
      <style:text-properties fo:font-size="7pt" officeooo:rsid="011bcc07" officeooo:paragraph-rsid="036db901" style:font-size-asian="7pt" style:font-size-complex="7pt"/>
    </style:style>
    <style:style style:name="P259" style:family="paragraph" style:parent-style-name="Table_20_Contents">
      <style:paragraph-properties fo:text-align="end" style:justify-single-word="false"/>
      <style:text-properties fo:font-size="7pt" officeooo:paragraph-rsid="036607e7" style:font-size-asian="7pt" style:font-size-complex="7pt"/>
    </style:style>
    <style:style style:name="P260" style:family="paragraph" style:parent-style-name="Table_20_Contents">
      <style:paragraph-properties fo:text-align="end" style:justify-single-word="false"/>
      <style:text-properties fo:font-size="7pt" officeooo:paragraph-rsid="0364bb8c" style:font-size-asian="7pt" style:font-size-complex="7pt"/>
    </style:style>
    <style:style style:name="P261" style:family="paragraph" style:parent-style-name="Table_20_Contents">
      <style:paragraph-properties fo:text-align="end" style:justify-single-word="false"/>
      <style:text-properties fo:font-size="7pt" officeooo:paragraph-rsid="036db901" style:font-size-asian="7pt" style:font-size-complex="7pt"/>
    </style:style>
    <style:style style:name="P262" style:family="paragraph" style:parent-style-name="Table_20_Contents">
      <style:text-properties fo:font-size="7pt" officeooo:rsid="01018c73" officeooo:paragraph-rsid="036607e7" style:font-size-asian="7pt" style:font-size-complex="7pt"/>
    </style:style>
    <style:style style:name="P263" style:family="paragraph" style:parent-style-name="Table_20_Contents">
      <style:text-properties fo:font-size="7pt" officeooo:rsid="01018c73" officeooo:paragraph-rsid="036db901" style:font-size-asian="7pt" style:font-size-complex="7pt"/>
    </style:style>
    <style:style style:name="P264" style:family="paragraph" style:parent-style-name="Table_20_Contents">
      <style:text-properties fo:font-size="7pt" officeooo:rsid="00cc61e2" officeooo:paragraph-rsid="0364bb8c" style:font-size-asian="7pt" style:font-size-complex="7pt"/>
    </style:style>
    <style:style style:name="P265" style:family="paragraph" style:parent-style-name="Table_20_Contents">
      <style:text-properties fo:font-size="7pt" officeooo:rsid="00cc61e2" officeooo:paragraph-rsid="036db901" style:font-size-asian="7pt" style:font-size-complex="7pt"/>
    </style:style>
    <style:style style:name="P266" style:family="paragraph" style:parent-style-name="Table_20_Contents">
      <style:text-properties fo:font-size="7pt" officeooo:rsid="00cd0a63" officeooo:paragraph-rsid="0364bb8c" style:font-size-asian="7pt" style:font-size-complex="7pt"/>
    </style:style>
    <style:style style:name="P267" style:family="paragraph" style:parent-style-name="Table_20_Contents">
      <style:text-properties fo:font-size="7pt" officeooo:rsid="00cd0a63" officeooo:paragraph-rsid="036db901" style:font-size-asian="7pt" style:font-size-complex="7pt"/>
    </style:style>
    <style:style style:name="P268" style:family="paragraph" style:parent-style-name="Table_20_Contents">
      <style:text-properties fo:font-size="7pt" officeooo:paragraph-rsid="036db901" style:font-size-asian="7pt" style:font-size-complex="7pt"/>
    </style:style>
    <style:style style:name="P269" style:family="paragraph" style:parent-style-name="Table_20_Contents">
      <style:text-properties fo:font-size="7pt" fo:font-weight="normal" officeooo:rsid="00e9c9a2" officeooo:paragraph-rsid="036607e7" style:font-size-asian="7pt" style:font-weight-asian="normal" style:font-size-complex="7pt" style:font-weight-complex="normal"/>
    </style:style>
    <style:style style:name="P270" style:family="paragraph" style:parent-style-name="Table_20_Contents">
      <style:text-properties fo:font-size="7pt" fo:font-weight="normal" officeooo:rsid="00e9c9a2" officeooo:paragraph-rsid="036db901" style:font-size-asian="7pt" style:font-weight-asian="normal" style:font-size-complex="7pt" style:font-weight-complex="normal"/>
    </style:style>
    <style:style style:name="P271" style:family="paragraph" style:parent-style-name="Table_20_Contents">
      <style:paragraph-properties fo:text-align="start" style:justify-single-word="false"/>
      <style:text-properties fo:font-size="7pt" fo:font-weight="normal" officeooo:paragraph-rsid="0391552f" style:font-size-asian="7pt" style:font-weight-asian="normal" style:font-size-complex="7pt" style:font-weight-complex="normal"/>
    </style:style>
    <style:style style:name="P272" style:family="paragraph" style:parent-style-name="Table_20_Contents">
      <style:text-properties fo:font-size="7pt" fo:font-weight="normal" officeooo:paragraph-rsid="03917571" style:font-size-asian="7pt" style:font-weight-asian="normal" style:font-size-complex="7pt" style:font-weight-complex="normal"/>
    </style:style>
    <style:style style:name="P273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c9a03b" style:font-size-asian="8pt" style:font-size-complex="8pt"/>
    </style:style>
    <style:style style:name="P274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94529a" style:font-size-asian="8pt" style:font-size-complex="8pt"/>
    </style:style>
    <style:style style:name="P275" style:family="paragraph" style:parent-style-name="Table_20_Contents">
      <style:paragraph-properties fo:margin-left="0cm" fo:margin-right="0cm" fo:text-indent="0cm" style:auto-text-indent="false"/>
      <style:text-properties fo:font-size="8pt" officeooo:paragraph-rsid="0011662f" style:font-size-asian="8pt" style:font-size-complex="8pt"/>
    </style:style>
    <style:style style:name="P276" style:family="paragraph" style:parent-style-name="Table_20_Contents">
      <style:paragraph-properties fo:margin-left="0cm" fo:margin-right="0cm" fo:text-indent="0cm" style:auto-text-indent="false"/>
      <style:text-properties fo:font-size="8pt" officeooo:paragraph-rsid="01c9a03b" style:font-size-asian="8pt" style:font-size-complex="8pt"/>
    </style:style>
    <style:style style:name="P277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d607ea" style:font-size-asian="8pt" style:font-size-complex="8pt"/>
    </style:style>
    <style:style style:name="P278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94529a" style:font-size-asian="8pt" style:font-size-complex="8pt"/>
    </style:style>
    <style:style style:name="P279" style:family="paragraph" style:parent-style-name="Table_20_Contents">
      <style:paragraph-properties fo:margin-left="0cm" fo:margin-right="0cm" fo:text-indent="0cm" style:auto-text-indent="false"/>
      <style:text-properties fo:font-size="8pt" officeooo:paragraph-rsid="0194529a" style:font-size-asian="8pt" style:font-size-complex="8pt"/>
    </style:style>
    <style:style style:name="P280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e60a47" style:font-size-asian="8pt" style:font-style-asian="normal" style:font-weight-asian="normal" style:font-size-complex="8pt" style:font-style-complex="normal" style:font-weight-complex="normal"/>
    </style:style>
    <style:style style:name="P281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82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283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84" style:family="paragraph" style:parent-style-name="Standard">
      <style:paragraph-properties fo:break-before="page"/>
      <style:text-properties officeooo:rsid="00504db6" officeooo:paragraph-rsid="0011662f"/>
    </style:style>
    <style:style style:name="P285" style:family="paragraph" style:parent-style-name="Standard">
      <style:paragraph-properties fo:break-before="page"/>
      <style:text-properties officeooo:paragraph-rsid="0011662f"/>
    </style:style>
    <style:style style:name="P286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287" style:family="paragraph" style:parent-style-name="Standard">
      <style:text-properties officeooo:rsid="02a5c7aa" officeooo:paragraph-rsid="0313bb75"/>
    </style:style>
    <style:style style:name="P288" style:family="paragraph" style:parent-style-name="Standard">
      <style:text-properties officeooo:rsid="02a5c7aa" officeooo:paragraph-rsid="033ea3bf"/>
    </style:style>
    <style:style style:name="P289" style:family="paragraph" style:parent-style-name="Standard">
      <style:text-properties officeooo:rsid="033ea3bf" officeooo:paragraph-rsid="033ea3bf"/>
    </style:style>
    <style:style style:name="P290" style:family="paragraph" style:parent-style-name="Standard">
      <style:text-properties fo:font-size="2pt" officeooo:rsid="033ea3bf" officeooo:paragraph-rsid="033ea3bf" style:font-size-asian="1.75pt" style:font-size-complex="2pt"/>
    </style:style>
    <style:style style:name="P291" style:family="paragraph" style:parent-style-name="Standard">
      <style:text-properties fo:font-size="2pt" officeooo:rsid="02a5c7aa" officeooo:paragraph-rsid="033ea3bf" style:font-size-asian="1.75pt" style:font-size-complex="2pt"/>
    </style:style>
    <style:style style:name="P292" style:family="paragraph" style:parent-style-name="Heading_20_1">
      <style:text-properties officeooo:paragraph-rsid="02a4cc4c"/>
    </style:style>
    <style:style style:name="P293" style:family="paragraph" style:parent-style-name="Heading_20_1">
      <style:paragraph-properties fo:margin-top="0.222cm" fo:margin-bottom="0.212cm" style:contextual-spacing="false"/>
      <style:text-properties officeooo:rsid="019bde37" officeooo:paragraph-rsid="019bde37"/>
    </style:style>
    <style:style style:name="P294" style:family="paragraph" style:parent-style-name="Heading_20_1">
      <style:paragraph-properties fo:margin-top="0.222cm" fo:margin-bottom="0.212cm" style:contextual-spacing="false"/>
      <style:text-properties officeooo:rsid="0148cb81" officeooo:paragraph-rsid="018a4547"/>
    </style:style>
    <style:style style:name="P295" style:family="paragraph" style:parent-style-name="Heading_20_2">
      <style:text-properties fo:font-weight="bold" officeooo:rsid="021b5327" officeooo:paragraph-rsid="02626272" style:font-weight-asian="bold" style:font-weight-complex="bold"/>
    </style:style>
    <style:style style:name="P296" style:family="paragraph" style:parent-style-name="Heading_20_2">
      <style:text-properties officeooo:paragraph-rsid="034a3fdb"/>
    </style:style>
    <style:style style:name="P297" style:family="paragraph" style:parent-style-name="Heading_20_2">
      <style:text-properties officeooo:paragraph-rsid="026462c6"/>
    </style:style>
    <style:style style:name="P298" style:family="paragraph" style:parent-style-name="Heading_20_2">
      <style:text-properties officeooo:paragraph-rsid="01759371"/>
    </style:style>
    <style:style style:name="P299" style:family="paragraph" style:parent-style-name="Heading_20_2">
      <style:paragraph-properties fo:margin-left="1cm" fo:margin-right="0cm" fo:margin-top="0.353cm" fo:margin-bottom="0.212cm" style:contextual-spacing="false" fo:text-indent="-1cm" style:auto-text-indent="false"/>
      <style:text-properties officeooo:rsid="021b5327" officeooo:paragraph-rsid="0266cb16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fo:font-weight="normal" officeooo:rsid="01701b9f" style:font-weight-asian="normal" style:font-weight-complex="normal"/>
    </style:style>
    <style:style style:name="T7" style:family="text">
      <style:text-properties fo:font-weight="normal" officeooo:rsid="01f30797" style:font-weight-asian="normal" style:font-weight-complex="normal"/>
    </style:style>
    <style:style style:name="T8" style:family="text">
      <style:text-properties fo:font-weight="normal" officeooo:rsid="00cb438a" style:font-weight-asian="normal" style:font-weight-complex="normal"/>
    </style:style>
    <style:style style:name="T9" style:family="text">
      <style:text-properties fo:font-weight="normal" officeooo:rsid="020937cc" style:font-weight-asian="normal" style:font-weight-complex="normal"/>
    </style:style>
    <style:style style:name="T10" style:family="text">
      <style:text-properties fo:font-weight="normal" officeooo:rsid="020d9781" style:font-weight-asian="normal" style:font-weight-complex="normal"/>
    </style:style>
    <style:style style:name="T11" style:family="text">
      <style:text-properties fo:font-weight="normal" officeooo:rsid="01c7c130" style:font-weight-asian="normal" style:font-weight-complex="normal"/>
    </style:style>
    <style:style style:name="T12" style:family="text">
      <style:text-properties officeooo:rsid="00413775"/>
    </style:style>
    <style:style style:name="T13" style:family="text">
      <style:text-properties officeooo:rsid="0047a1d1"/>
    </style:style>
    <style:style style:name="T14" style:family="text">
      <style:text-properties officeooo:rsid="009b7cc0"/>
    </style:style>
    <style:style style:name="T15" style:family="text">
      <style:text-properties officeooo:rsid="009bc103"/>
    </style:style>
    <style:style style:name="T16" style:family="text">
      <style:text-properties officeooo:rsid="00a2ccee"/>
    </style:style>
    <style:style style:name="T17" style:family="text">
      <style:text-properties officeooo:rsid="00cb438a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b0ab6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1018c73" style:font-style-asian="normal" style:font-style-complex="normal"/>
    </style:style>
    <style:style style:name="T23" style:family="text">
      <style:text-properties officeooo:rsid="01018c73"/>
    </style:style>
    <style:style style:name="T24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3b0ab6" style:font-size-asian="11pt" style:font-weight-asian="normal" style:font-size-complex="11pt" style:font-weight-complex="normal"/>
    </style:style>
    <style:style style:name="T26" style:family="text">
      <style:text-properties officeooo:rsid="013b446d"/>
    </style:style>
    <style:style style:name="T27" style:family="text">
      <style:text-properties officeooo:rsid="0149033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196b589" style:font-weight-asian="bold" style:font-weight-complex="bold"/>
    </style:style>
    <style:style style:name="T30" style:family="text">
      <style:text-properties fo:font-weight="bold" officeooo:rsid="01ae8ca4" style:font-weight-asian="bold" style:font-weight-complex="bold"/>
    </style:style>
    <style:style style:name="T31" style:family="text">
      <style:text-properties fo:font-weight="bold" officeooo:rsid="003b0ab6" style:font-weight-asian="bold" style:font-weight-complex="bold"/>
    </style:style>
    <style:style style:name="T32" style:family="text">
      <style:text-properties officeooo:rsid="000036b1"/>
    </style:style>
    <style:style style:name="T33" style:family="text">
      <style:text-properties officeooo:rsid="01c7c130"/>
    </style:style>
    <style:style style:name="T34" style:family="text">
      <style:text-properties officeooo:rsid="01f6e32f"/>
    </style:style>
    <style:style style:name="T35" style:family="text">
      <style:text-properties officeooo:rsid="01fb6c93"/>
    </style:style>
    <style:style style:name="T36" style:family="text">
      <style:text-properties officeooo:rsid="020937cc"/>
    </style:style>
    <style:style style:name="T37" style:family="text">
      <style:text-properties officeooo:rsid="0249630e"/>
    </style:style>
    <style:style style:name="T38" style:family="text">
      <style:text-properties officeooo:rsid="025d3f40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237f0b0" style:font-style-asian="italic" style:font-style-complex="italic"/>
    </style:style>
    <style:style style:name="T41" style:family="text">
      <style:text-properties fo:font-style="italic" officeooo:rsid="0238ea6e" style:font-style-asian="italic" style:font-style-complex="italic"/>
    </style:style>
    <style:style style:name="T42" style:family="text">
      <style:text-properties officeooo:rsid="02a5c7aa"/>
    </style:style>
    <style:style style:name="T43" style:family="text">
      <style:text-properties officeooo:rsid="03191e0b"/>
    </style:style>
    <style:style style:name="T44" style:family="text">
      <style:text-properties officeooo:rsid="031bd6c4"/>
    </style:style>
    <style:style style:name="T45" style:family="text">
      <style:text-properties officeooo:rsid="032b96c2"/>
    </style:style>
    <style:style style:name="T46" style:family="text">
      <style:text-properties officeooo:rsid="0330d80c"/>
    </style:style>
    <style:style style:name="T47" style:family="text">
      <style:text-properties officeooo:rsid="027d3b0a"/>
    </style:style>
    <style:style style:name="T48" style:family="text">
      <style:text-properties officeooo:rsid="036faf22"/>
    </style:style>
    <style:style style:name="T49" style:family="text">
      <style:text-properties officeooo:rsid="0373aa03"/>
    </style:style>
    <style:style style:name="T50" style:family="text">
      <style:text-properties officeooo:rsid="03781749"/>
    </style:style>
    <style:style style:name="T51" style:family="text">
      <style:text-properties officeooo:rsid="037b9cbb"/>
    </style:style>
    <style:style style:name="T52" style:family="text">
      <style:text-properties officeooo:rsid="0399fc9f"/>
    </style:style>
    <style:style style:name="T53" style:family="text">
      <style:text-properties officeooo:rsid="039cc7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sessions in [getSessions(objects)]&quot;&gt;">=1)  FOR EACH sessions</text:text-input></text:p>
      <text:p text:style-name="P50"><text:text-input text:description="&lt;for each=&quot;sessionGroups in [getSessionGroups(sessions)]&quot;&gt;">==2) FOR EACH sessionGroups</text:text-input></text:p>
      <text:p text:style-name="P50"><text:text-input text:description="&lt;if test=&quot;len(sessionGroups) &gt; 1 or summary&quot;&gt;">===3) IF more_groups</text:text-input></text:p>
      <text:p text:style-name="P51"><text:text-input text:description="&lt;for each=&quot;stat in statistic(sessions)&quot;&gt;">====4) 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29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293" text:outline-level="1">Verkaufsübersicht</text:h>
                  <text:p text:style-name="P30"><text:text-input text:description="&lt;stat.name&gt;">NAME</text:text-input></text:p>
                </table:table-cell>
              </table:table-row>
            </table:table>
            <text:p text:style-name="Standard"/>
            <text:p text:style-name="P87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202">Kassen <text:span text:style-name="T44">[</text:span><text:span text:style-name="T44"><text:text-input text:description="&lt;stat.date_range&gt;">1.1.2017 08:00 - 1.1.2017 11:00</text:text-input></text:span><text:span text:style-name="T44">]</text:span>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2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218">Verkäufe <text:span text:style-name="T29">(</text:span><text:span text:style-name="T29"><text:text-input text:description="&lt;stat.order_count&gt;">COUNT</text:text-input></text:span><text:span text:style-name="T29">)</text:span></text:p>
            <text:p text:style-name="P232">Umsatz unabhängig von der Zahlung</text:p>
          </table:table-cell>
          <table:table-cell table:style-name="Tabelle32.B4" office:value-type="string">
            <text:p text:style-name="P184"><text:text-input text:description="&lt;formatLang(stat.turnover)&gt;">TURNOVER</text:text-input> <text:text-input text:description="&lt;stat.currency&gt;">CUR</text:text-input></text:p>
          </table:table-cell>
          <table:table-cell table:style-name="Tabelle32.A4" office:value-type="string">
            <text:p text:style-name="P216">Zahlung <text:span text:style-name="T43">nach Journal</text:span></text:p>
            <text:p text:style-name="P230">inkl. Ein-/Auszahlungen vor Abschluss</text:p>
          </table:table-cell>
          <table:table-cell table:style-name="Tabelle32.D4" office:value-type="string">
            <text:p text:style-name="P183"><text:span text:style-name="T49"><text:text-input text:description="&lt;formatLang(stat.payment)&gt;">PAYMENT</text:text-input></text:span> <text:text-input text:description="&lt;stat.currency&gt;">CUR</text:text-input></text:p>
          </table:table-cell>
        </table:table-row>
        <table:table-row>
          <table:table-cell table:style-name="Tabelle32.A11" table:number-rows-spanned="7" table:number-columns-spanned="2" office:value-type="string">
            <text:p text:style-name="P96"><text:text-input text:description="&lt;for each=&quot;turnover in stat.turnoverList&quot;&gt;">FOR EACH turnover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155"><text:text-input text:description="&lt;if test=&quot;turnover.is_taxed&quot;&gt;">IF tax</text:text-input></text:p>
                  <text:p text:style-name="P149"><text:span text:style-name="T16">Verkäufe inkl. </text:span><text:span text:style-name="T16"><text:text-input text:description="&lt;turnover.name&gt;">NAME</text:text-input></text:span></text:p>
                  <table:table table:name="Tabelle46" table:style-name="Tabelle46">
                    <table:table-column table:style-name="Tabelle46.A"/>
                    <table:table-column table:style-name="Tabelle46.B"/>
                    <table:table-row>
                      <table:table-cell table:style-name="Tabelle46.A1" office:value-type="string">
                        <text:p text:style-name="P178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6.A1" office:value-type="string">
                        <text:p text:style-name="P178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55"><text:text-input text:description="&lt;/if&gt;">END IF</text:text-input></text:p>
                  <text:p text:style-name="P160"><text:text-input text:description="&lt;if test=&quot;not turnover.is_taxed&quot;&gt;">IF not tax</text:text-input></text:p>
                  <text:p text:style-name="P138">Verkäufe</text:p>
                  <text:p text:style-name="P155"><text:text-input text:description="&lt;/if&gt;">END IF</text:text-input></text:p>
                </table:table-cell>
                <table:table-cell table:style-name="Tabelle37.A1" office:value-type="string">
                  <text:p text:style-name="P136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78"><text:text-input text:description="&lt;if test=&quot;len(stat.turnoverDetails)  &lt; 13&quot;&gt;">IF product_details</text:text-input></text:p>
            <text:p text:style-name="P274"><text:text-input text:description="&lt;for each=&quot;detail in turnover.detail&quot;&gt;">FOR EACH detail</text:text-input></text:p>
            <table:table table:name="Tabelle38" table:style-name="Tabelle38">
              <table:table-column table:style-name="Tabelle38.A"/>
              <table:table-column table:style-name="Tabelle38.B"/>
              <table:table-row table:style-name="Tabelle38.1">
                <table:table-cell table:style-name="Tabelle38.A1" office:value-type="string">
                  <text:p text:style-name="P281"><text:text-input text:description="&lt;detail.name&gt;">name</text:text-input></text:p>
                  <text:p text:style-name="P281"><text:s/><text:text-input text:description="&lt;detail.description&gt;">description</text:text-input></text:p>
                </table:table-cell>
                <table:table-cell table:style-name="Tabelle38.A1" office:value-type="string">
                  <text:p text:style-name="P283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79"><text:text-input text:description="&lt;/for&gt;">END FOR</text:text-input></text:p>
            <text:p text:style-name="P279"><text:text-input text:description="&lt;/if&gt;">END IF</text:text-input></text:p>
            <text:p text:style-name="P279"><text:text-input text:description="&lt;/for&gt;">END FOR</text:text-input></text:p>
          </table:table-cell>
          <table:covered-table-cell/>
          <table:table-cell table:style-name="Tabelle32.C11" table:number-columns-spanned="2" office:value-type="string">
            <text:p text:style-name="P31"><text:text-input text:description="&lt;for each=&quot;st in stat.statements&quot;&gt;">FOR EACH st</text:text-input></text:p>
            <table:table table:name="Tabelle34" table:style-name="Tabelle34">
              <table:table-column table:style-name="Tabelle34.A"/>
              <table:table-column table:style-name="Tabelle34.B"/>
              <table:table-row>
                <table:table-cell table:style-name="Tabelle34.A1" office:value-type="string">
                  <text:p text:style-name="P151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34.B1" office:value-type="string">
                  <text:p text:style-name="P136"><text:span text:style-name="T48"><text:text-input text:description="&lt;formatLang(st.payment)&gt;">payment</text:text-input></text:span> <text:text-input text:description="&lt;stat.currency&gt;">CUR</text:text-input></text:p>
                </table:table-cell>
              </table:table-row>
            </table:table>
            <text:p text:style-name="P163"><text:text-input text:description="&lt;for each=&quot;user in st.users&quot;&gt;">FOR EACH us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106"><text:text-input text:description="&lt;user.user.name&gt;">user</text:text-input></text:p>
                </table:table-cell>
                <table:table-cell table:style-name="Tabelle35.A1" office:value-type="string">
                  <text:p text:style-name="P103"><text:span text:style-name="T48"><text:text-input text:description="&lt;formatLang(user.payment)&gt;">payment</text:text-input></text:span> <text:span text:style-name="T4"><text:text-input text:description="&lt;stat.currency&gt;">CUR</text:text-input></text:span></text:p>
                </table:table-cell>
              </table:table-row>
            </table:table>
            <text:p text:style-name="P39"><text:text-input text:description="&lt;/for&gt;">END FOR</text:text-input></text:p>
            <text:p text:style-name="P41"><text:text-input text:description="&lt;for each=&quot;turnover in st.turnover_detail&quot;&gt;">FOR EACH turnover</text:text-input></text:p>
            <table:table table:name="Tabelle36" table:style-name="Tabelle36">
              <table:table-column table:style-name="Tabelle36.A"/>
              <table:table-column table:style-name="Tabelle36.B"/>
              <table:table-row>
                <table:table-cell table:style-name="Tabelle36.A1" office:value-type="string">
                  <text:p text:style-name="P157"><text:text-input text:description="&lt;if test=&quot;turnover.is_taxed&quot;&gt;">IF tax</text:text-input></text:p>
                  <text:p text:style-name="P179"><text:span text:style-name="T52">Verkäufe inkl. </text:span><text:span text:style-name="T52"><text:text-input text:description="&lt;turnover.name&gt;">NAME</text:text-input></text:span></text:p>
                  <table:table table:name="Tabelle48" table:style-name="Tabelle48">
                    <table:table-column table:style-name="Tabelle48.A"/>
                    <table:table-column table:style-name="Tabelle48.B"/>
                    <table:table-row>
                      <table:table-cell table:style-name="Tabelle48.A1" office:value-type="string">
                        <text:p text:style-name="P272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8.A1" office:value-type="string">
                        <text:p text:style-name="P272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57"><text:text-input text:description="&lt;/if&gt;">END IF</text:text-input></text:p>
                  <text:p text:style-name="P159"><text:text-input text:description="&lt;if test=&quot;not turnover.is_taxed&quot;&gt;">IF not tax</text:text-input></text:p>
                  <text:p text:style-name="P174">Verkäufe</text:p>
                  <text:p text:style-name="P153"><text:text-input text:description="&lt;/if&gt;">END IF</text:text-input></text:p>
                </table:table-cell>
                <table:table-cell table:style-name="Tabelle36.A1" office:value-type="string">
                  <text:p text:style-name="P176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8"><text:text-input text:description="&lt;/for&gt;">END FOR</text:text-input></text:p>
            <text:p text:style-name="P34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84"><text:text-input text:description="&lt;if test=&quot;stat.noturnover_active&quot;&gt;">IF noturnover_active</text:text-input></text:p>
            <text:p text:style-name="P86">*<text:span text:style-name="T53">Verkäufe in diesem Journal werden von den Verkäufen (links) abgezogen</text:span></text:p>
            <text:p text:style-name="P84"><text:text-input text:description="&lt;/if&gt;">END IF</text:text-input></text:p>
            <text:p text:style-name="P31"/>
          </table:table-cell>
          <table:covered-table-cell/>
        </table:table-row>
        <table:table-row>
          <table:covered-table-cell/>
          <table:covered-table-cell/>
          <table:table-cell table:style-name="Tabelle32.C7" office:value-type="string">
            <text:p text:style-name="P18">Auszahlung</text:p>
          </table:table-cell>
          <table:table-cell table:style-name="Tabelle32.D7" office:value-type="string">
            <text:p text:style-name="P3"><text:text-input text:description="&lt;formatLang(stat.cash_expense)&gt;">-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93"><text:text-input text:description="&lt;for each=&quot;expense in stat.expenseList&quot;&gt;">FOR EACH expense</text:text-input></text:p>
            <table:table table:name="Tabelle31" table:style-name="Tabelle31">
              <table:table-column table:style-name="Tabelle31.A"/>
              <table:table-column table:style-name="Tabelle31.B"/>
              <table:table-row>
                <table:table-cell table:style-name="Tabelle31.A1" office:value-type="string">
                  <text:p text:style-name="P147"><text:text-input text:description="&lt;expense.name&gt;">NAME</text:text-input></text:p>
                </table:table-cell>
                <table:table-cell table:style-name="Tabelle31.B1" office:value-type="string">
                  <text:p text:style-name="P135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92"><text:text-input text:description="&lt;for each=&quot;l in expense.lines&quot;&gt;">FOR EACH l</text:text-input></text:p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row>
                <table:table-cell table:style-name="Tabelle33.A1" office:value-type="string">
                  <text:p text:style-name="P97"/>
                </table:table-cell>
                <table:table-cell table:style-name="Tabelle33.A1" office:value-type="string">
                  <text:p text:style-name="P105"><text:text-input text:description="&lt;l.name&gt;">01.01.2016</text:text-input></text:p>
                </table:table-cell>
                <table:table-cell table:style-name="Tabelle33.A1" office:value-type="string">
                  <text:p text:style-name="P102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2"><text:text-input text:description="&lt;/for&gt;">END FOR</text:text-input></text:p>
            <text:p text:style-name="P90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93"/>
          </table:table-cell>
          <table:covered-table-cell/>
        </table:table-row>
        <table:table-row>
          <table:covered-table-cell/>
          <table:covered-table-cell/>
          <table:table-cell table:style-name="Tabelle32.C10" office:value-type="string">
            <text:p text:style-name="P19">Einzahlung</text:p>
          </table:table-cell>
          <table:table-cell table:style-name="Tabelle32.D10" office:value-type="string">
            <text:p text:style-name="P3"><text:text-input text:description="&lt;formatLang(stat.cash_income)&gt;">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93"><text:text-input text:description="&lt;for each=&quot;income in stat.incomeList&quot;&gt;">FOR EACH income</text:text-input></text:p>
            <table:table table:name="Tabelle29" table:style-name="Tabelle29">
              <table:table-column table:style-name="Tabelle29.A"/>
              <table:table-column table:style-name="Tabelle29.B"/>
              <table:table-row>
                <table:table-cell table:style-name="Tabelle29.A1" office:value-type="string">
                  <text:p text:style-name="P147"><text:text-input text:description="&lt;income.name&gt;">NAME</text:text-input></text:p>
                </table:table-cell>
                <table:table-cell table:style-name="Tabelle29.A1" office:value-type="string">
                  <text:p text:style-name="P135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91"><text:text-input text:description="&lt;for each=&quot;l in income.lines&quot;&gt;">FOR EACH l</text:text-input></text:p>
            <table:table table:name="Tabelle30" table:style-name="Tabelle30">
              <table:table-column table:style-name="Tabelle30.A"/>
              <table:table-column table:style-name="Tabelle30.B"/>
              <table:table-column table:style-name="Tabelle30.C"/>
              <table:table-row>
                <table:table-cell table:style-name="Tabelle30.A1" office:value-type="string">
                  <text:p text:style-name="P102"/>
                </table:table-cell>
                <table:table-cell table:style-name="Tabelle30.A1" office:value-type="string">
                  <text:p text:style-name="P105"><text:text-input text:description="&lt;l.name&gt;">01.01.2016</text:text-input></text:p>
                </table:table-cell>
                <table:table-cell table:style-name="Tabelle30.A1" office:value-type="string">
                  <text:p text:style-name="P102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1"><text:text-input text:description="&lt;/for&gt;">END FOR</text:text-input></text:p>
            <text:p text:style-name="P90"><text:text-input text:description="&lt;/for&gt;">END FOR</text:text-input></text:p>
          </table:table-cell>
          <table:covered-table-cell/>
        </table:table-row>
        <table:table-row>
          <table:table-cell table:style-name="Tabelle32.A12" office:value-type="string">
            <text:p text:style-name="P201">Barumsatz</text:p>
            <text:p text:style-name="P235">Barverkäufe ohne Ein-/Auszahlungen</text:p>
          </table:table-cell>
          <table:table-cell table:style-name="Tabelle32.B12" office:value-type="string">
            <text:p text:style-name="P219"><text:text-input text:description="&lt;formatLang(stat.cash_turnover)&gt;">TURNOVER</text:text-input> <text:text-input text:description="&lt;stat.currency&gt;">CUR</text:text-input></text:p>
          </table:table-cell>
          <table:table-cell table:style-name="Tabelle32.C12" office:value-type="string">
            <text:p text:style-name="P82">Bar</text:p>
          </table:table-cell>
          <table:table-cell table:style-name="Tabelle32.D12" office:value-type="string">
            <text:p text:style-name="P187"><text:text-input text:description="&lt;formatLang(stat.cash_payment)&gt;">1000,00</text:text-input> <text:span text:style-name="T32"><text:text-input text:description="&lt;stat.currency&gt;">CUR</text:text-input></text:span></text:p>
            <text:p text:style-name="P228"><text:span text:style-name="T50">(Rest </text:span><text:span text:style-name="T50"><text:text-input text:description="&lt;formatLang(stat.statement_sum)&gt;">TOTAL</text:text-input></text:span><text:span text:style-name="T50"> </text:span><text:span text:style-name="T50"><text:text-input text:description="&lt;stat.currency&gt;">CUR</text:text-input></text:span><text:span text:style-name="T50">)</text:span></text:p>
          </table:table-cell>
        </table:table-row>
      </table:table>
      <text:p text:style-name="P56"><text:text-input text:description="&lt;if test=&quot;stat.days&quot;&gt;">=====5) IF days</text:text-input></text:p>
      <text:p text:style-name="P28"/>
      <text:p text:style-name="P286"/>
      <text:h text:style-name="P295" text:outline-level="2">Tagesübersich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B"/>
        <table:table-column table:style-name="Tabelle6.F"/>
        <table:table-row>
          <table:table-cell table:style-name="Tabelle6.A1" office:value-type="string">
            <text:p text:style-name="P109">Datum</text:p>
            <text:p text:style-name="P234">(Verkäufe)</text:p>
          </table:table-cell>
          <table:table-cell table:style-name="Tabelle6.A1" office:value-type="string">
            <text:p text:style-name="P109">Sitzung</text:p>
          </table:table-cell>
          <table:table-cell table:style-name="Tabelle6.A1" office:value-type="string">
            <text:p text:style-name="P109">Verkäufe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09">Zahlung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09">Ein-/Auszahlung <text:span text:style-name="T8"><text:text-input text:description="&lt;stat.currency&gt;">CUR</text:text-input></text:span></text:p>
          </table:table-cell>
          <table:table-cell table:style-name="Tabelle6.F1" office:value-type="string">
            <text:p text:style-name="P239">Umsatz</text:p>
          </table:table-cell>
        </table:table-row>
      </table:table>
      <text:p text:style-name="P56"><text:text-input text:description="&lt;for each=&quot;day in stat.days&quot;&gt;">======6) FOR EACH day</text:text-input></text:p>
      <text:p text:style-name="P56"><text:text-input text:description="&lt;if test=&quot;day.sessions&quot;&gt;">=======7) IF sessions</text:text-input></text:p>
      <text:p text:style-name="P56"><text:text-input text:description="&lt;for each=&quot;daily_stat in statistic(day.sessions, daily=True)&quot;&gt;">========8) FOR EACH daily_stat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B"/>
        <table:table-column table:style-name="Tabelle8.F"/>
        <table:table-row>
          <table:table-cell table:style-name="Tabelle8.A1" office:value-type="string">
            <text:p text:style-name="P143"><text:text-input text:description="&lt;formatLang(day.day,date=True)&gt;">01.01.2017</text:text-input></text:p>
            <text:p text:style-name="P170">(<text:text-input text:description="&lt;daily_stat.order_count&gt;">8000</text:text-input>)</text:p>
          </table:table-cell>
          <table:table-cell table:style-name="Tabelle8.A1" office:value-type="string">
            <text:p text:style-name="P111"><text:text-input text:description="&lt;for each=&quot;daily_session in day.sessions&quot;&gt;">FOR daily_session</text:text-input></text:p>
            <text:p text:style-name="P145"><text:span text:style-name="T9"><text:text-input text:description="&lt;dailyStart(daily_session)&gt;">08:00</text:text-input></text:span><text:span text:style-name="T36"> </text:span><text:span text:style-name="T36"><text:text-input text:description="&lt;daily_session.config_id.name&gt;">Kasse1</text:text-input></text:span><text:span text:style-name="T36"> </text:span></text:p>
            <text:p text:style-name="P141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27"><text:text-input text:description="&lt;/for&gt;">END FOR</text:text-input></text:p>
          </table:table-cell>
          <table:table-cell table:style-name="Tabelle8.A1" office:value-type="string">
            <text:p text:style-name="P120"><text:text-input text:description="&lt;for each=&quot;turnover in daily_stat.turnoverList&quot;&gt;">FOR EACH turnover</text:text-input></text:p>
            <text:p text:style-name="P120"><text:text-input text:description="&lt;if test=&quot;turnover.is_taxed&quot;&gt;">IF tax</text:text-input></text:p>
            <text:p text:style-name="P120"><text:span text:style-name="T38"><text:text-input text:description="&lt;turnover.name&gt;">Steuer 20%</text:text-input></text:span><text:span text:style-name="T38"><text:tab/></text:span><text:span text:style-name="T38"><text:text-input text:description="&lt;formatLang(turnover.sum)&gt;">10.000,00</text:text-input></text:span></text:p>
            <text:p text:style-name="P120"><text:s/><text:span text:style-name="T40">davon </text:span><text:span text:style-name="T39">Steuer</text:span><text:span text:style-name="T41">n<text:tab/></text:span><text:span text:style-name="T41"><text:text-input text:description="&lt;formatLang(turnover.tax_sum)&gt;">1.000,00</text:text-input></text:span></text:p>
            <text:p text:style-name="P120"><text:text-input text:description="&lt;/if&gt;">END IF</text:text-input></text:p>
            <text:p text:style-name="P120"><text:text-input text:description="&lt;if test=&quot;not turnover.is_taxed&quot;&gt;">IF not tax</text:text-input></text:p>
            <text:p text:style-name="P120">ohne Steuer<text:tab/><text:span text:style-name="T34"><text:text-input text:description="&lt;formatLang(turnover.sum)&gt;">10.000,00</text:text-input></text:span></text:p>
            <text:p text:style-name="P120"><text:text-input text:description="&lt;/if&gt;">END IF</text:text-input></text:p>
            <text:p text:style-name="P120"><text:text-input text:description="&lt;/for&gt;">END FOR</text:text-input></text:p>
          </table:table-cell>
          <table:table-cell table:style-name="Tabelle8.A1" office:value-type="string">
            <text:p text:style-name="P116"><text:text-input text:description="&lt;for each=&quot;st in daily_stat.statements&quot;&gt;">FOR EACH st</text:text-input></text:p>
            <text:p text:style-name="P116"><text:span text:style-name="T35"><text:text-input text:description="&lt;st.journal&gt;">Bankomat</text:text-input></text:span><text:span text:style-name="T35"><text:tab/></text:span><text:span text:style-name="T35"><text:text-input text:description="&lt;formatLang(st.turnover)&gt;">10.000,00</text:text-input></text:span></text:p>
            <text:p text:style-name="P116"><text:text-input text:description="&lt;/for&gt;">END FOR</text:text-input></text:p>
          </table:table-cell>
          <table:table-cell table:style-name="Tabelle8.A1" office:value-type="string">
            <text:p text:style-name="P118"><text:text-input text:description="&lt;for each=&quot;expense in daily_stat.expenseList&quot;&gt;">FOR EACH expense</text:text-input></text:p>
            <text:p text:style-name="P118"><text:span text:style-name="T37"><text:text-input text:description="&lt;expense.name&gt;">Einzahlung</text:text-input></text:span><text:span text:style-name="T37"><text:tab/></text:span><text:span text:style-name="T37"><text:text-input text:description="&lt;formatLang(expense.sum)&gt;">10.000,00</text:text-input></text:span></text:p>
            <text:p text:style-name="P172"><text:text-input text:description="&lt;/for&gt;">END FOR</text:text-input></text:p>
            <text:p text:style-name="P123"><text:text-input text:description="&lt;for each=&quot;income in daily_stat.incomeList&quot;&gt;">FOR EACH income</text:text-input></text:p>
            <text:p text:style-name="P118"><text:span text:style-name="T37"><text:text-input text:description="&lt;income.name&gt;">Auszahlung</text:text-input></text:span><text:span text:style-name="T37"><text:tab/></text:span><text:span text:style-name="T37"><text:text-input text:description="&lt;formatLang(income.sum)&gt;">10.000,00</text:text-input></text:span></text:p>
            <text:p text:style-name="P172"><text:text-input text:description="&lt;/for&gt;">END FOR</text:text-input></text:p>
          </table:table-cell>
          <table:table-cell table:style-name="Tabelle8.F1" office:value-type="string">
            <text:p text:style-name="P241"><text:text-input text:description="&lt;formatLang(daily_stat.turnover)&gt;">10.000,00</text:text-input></text:p>
          </table:table-cell>
        </table:table-row>
      </table:table>
      <text:p text:style-name="P56"><text:text-input text:description="&lt;/for&gt;">========8) END FOR</text:text-input></text:p>
      <text:p text:style-name="P56"><text:text-input text:description="&lt;/if&gt;">=======7) END IF</text:text-input></text:p>
      <text:p text:style-name="P56"><text:text-input text:description="&lt;if test=&quot;not day.sessions&quot;&gt;">=======9) IF NOT sessions</text:text-input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row>
          <table:table-cell table:style-name="Tabelle9.A1" office:value-type="string">
            <text:p text:style-name="P109"><text:text-input text:description="&lt;formatLang(day.day,date=True)&gt;">01.01.2017</text:text-input></text:p>
          </table:table-cell>
          <table:table-cell table:style-name="Tabelle9.A1" office:value-type="string">
            <text:p text:style-name="P111"/>
          </table:table-cell>
          <table:table-cell table:style-name="Tabelle9.A1" office:value-type="string">
            <text:p text:style-name="P111"/>
          </table:table-cell>
          <table:table-cell table:style-name="Tabelle9.A1" office:value-type="string">
            <text:p text:style-name="P111"/>
          </table:table-cell>
          <table:table-cell table:style-name="Tabelle9.A1" office:value-type="string">
            <text:p text:style-name="P111"/>
          </table:table-cell>
          <table:table-cell table:style-name="Tabelle9.F1" office:value-type="string">
            <text:p text:style-name="P111"/>
          </table:table-cell>
        </table:table-row>
      </table:table>
      <text:p text:style-name="P56"><text:text-input text:description="&lt;/if&gt;">=======9) END IF</text:text-input></text:p>
      <text:p text:style-name="P56"><text:text-input text:description="&lt;/for&gt;">======6) END FOR</text:text-input></text:p>
      <text:p text:style-name="P57"><text:text-input text:description="&lt;/if&gt;">=====5) END IF</text:text-input></text:p>
      <text:p text:style-name="P52"><text:text-input text:description="&lt;if test=&quot;len(stat.turnoverDetails)  &gt;= 13&quot;&gt;">=====10) IF product_details</text:text-input></text:p>
      <text:p text:style-name="P286"/>
      <text:h text:style-name="P292" text:outline-level="1">Produkt <text:span text:style-name="T33">Statistik</text:span></text:h>
      <table:table table:name="Tabelle55" table:style-name="Tabelle55">
        <table:table-column table:style-name="Tabelle55.A"/>
        <table:table-column table:style-name="Tabelle55.B"/>
        <table:table-column table:style-name="Tabelle55.C"/>
        <table:table-column table:style-name="Tabelle55.D"/>
        <table:table-column table:style-name="Tabelle55.E"/>
        <table:table-column table:style-name="Tabelle55.D"/>
        <table:table-column table:style-name="Tabelle55.G"/>
        <table:table-row>
          <table:table-cell table:style-name="Tabelle55.A1" office:value-type="string">
            <text:p text:style-name="P14"><text:span text:style-name="T45">Kategorie / </text:span>Produkt</text:p>
          </table:table-cell>
          <table:table-cell table:style-name="Tabelle55.A1" office:value-type="string">
            <text:p text:style-name="P10">Steuer</text:p>
          </table:table-cell>
          <table:table-cell table:style-name="Tabelle55.A1" office:value-type="string">
            <text:p text:style-name="P5">Preis <text:span text:style-name="T46"><text:text-input text:description="&lt;stat.currency&gt;">€</text:text-input></text:span></text:p>
          </table:table-cell>
          <table:table-cell table:style-name="Tabelle55.A1" office:value-type="string">
            <text:p text:style-name="P12">%</text:p>
          </table:table-cell>
          <table:table-cell table:style-name="Tabelle55.A1" office:value-type="string">
            <text:p text:style-name="P5">Menge</text:p>
          </table:table-cell>
          <table:table-cell table:style-name="Tabelle55.A1" office:value-type="string">
            <text:p text:style-name="P15">EH</text:p>
          </table:table-cell>
          <table:table-cell table:style-name="Tabelle55.G1" office:value-type="string">
            <text:p text:style-name="P5">Gesamt <text:text-input text:description="&lt;stat.currency&gt;">CUR</text:text-input></text:p>
          </table:table-cell>
        </table:table-row>
      </table:table>
      <text:p text:style-name="P70"><text:text-input text:description="&lt;for each=&quot;pgroup in groupDetail(stat.turnoverDetails)&quot;&gt;">======11) FOR EACH pgroup</text:text-input></text:p>
      <text:p text:style-name="P289"><text:text-input text:description="&lt;if test=&quot;pgroup.level == 0&quot;&gt;">IF level_0</text:text-input></text:p>
      <text:p text:style-name="Standard"/>
      <text:p text:style-name="P290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<text:text-input text:description="&lt;pgroup.name&gt;">pgroup_name</text:text-input></text:p>
          </table:table-cell>
          <table:table-cell table:style-name="Tabelle1.B1" office:value-type="string">
            <text:p text:style-name="P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291"/>
      <text:p text:style-name="P288"><text:text-input text:description="&lt;/if&gt;">END IF</text:text-input></text:p>
      <text:p text:style-name="P69"><text:text-input text:description="&lt;if test=&quot;pgroup.level == 1&quot;&gt;">IF level_1</text:text-input></text:p>
      <table:table table:name="Tabelle56" table:style-name="Tabelle56">
        <table:table-column table:style-name="Tabelle56.A"/>
        <table:table-column table:style-name="Tabelle56.B"/>
        <table:table-row>
          <table:table-cell table:style-name="Tabelle56.A1" office:value-type="string">
            <text:p text:style-name="P21"><text:text-input text:description="&lt;pgroup.name&gt;">pgroup_name</text:text-input></text:p>
          </table:table-cell>
          <table:table-cell table:style-name="Tabelle56.B1" office:value-type="string">
            <text:p text:style-name="P23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3"><text:text-input text:description="&lt;if test=&quot;pgroup.level == 2&quot;&gt;">IF level_2</text:text-input></text:p>
      <table:table table:name="Tabelle57" table:style-name="Tabelle57">
        <table:table-column table:style-name="Tabelle57.A"/>
        <table:table-column table:style-name="Tabelle57.B"/>
        <table:table-column table:style-name="Tabelle57.C"/>
        <table:table-row>
          <table:table-cell table:style-name="Tabelle57.A1" office:value-type="string">
            <text:p text:style-name="P42"/>
          </table:table-cell>
          <table:table-cell table:style-name="Tabelle57.A1" office:value-type="string">
            <text:p text:style-name="P44"><text:text-input text:description="&lt;pgroup.name&gt;">pgroup_name</text:text-input></text:p>
          </table:table-cell>
          <table:table-cell table:style-name="Tabelle57.C1" office:value-type="string">
            <text:p text:style-name="P4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3"><text:text-input text:description="&lt;if test=&quot;pgroup.level &gt; 2&quot;&gt;">IF level_3</text:text-input></text:p>
      <table:table table:name="Tabelle58" table:style-name="Tabelle58">
        <table:table-column table:style-name="Tabelle58.A"/>
        <table:table-column table:style-name="Tabelle58.B"/>
        <table:table-column table:style-name="Tabelle58.C"/>
        <table:table-row>
          <table:table-cell table:style-name="Tabelle58.A1" office:value-type="string">
            <text:p text:style-name="P76"/>
          </table:table-cell>
          <table:table-cell table:style-name="Tabelle58.A1" office:value-type="string">
            <text:p text:style-name="P43"><text:text-input text:description="&lt;pgroup.name&gt;">pgroup_name</text:text-input></text:p>
          </table:table-cell>
          <table:table-cell table:style-name="Tabelle58.C1" office:value-type="string">
            <text:p text:style-name="P4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68"><text:text-input text:description="&lt;if test=&quot;pgroup.details&quot;&gt;">=======12) IF details</text:text-input></text:p>
      <text:p text:style-name="P68"><text:text-input text:description="&lt;for each=&quot;detail in pgroup.details&quot;&gt;">========13) FOR EACH detail</text:text-input></text:p>
      <text:p text:style-name="P68"><text:text-input text:description="&lt;if test=&quot;pgroup.level == 1&quot;&gt;">IF level_1</text:text-input></text:p>
      <table:table table:name="Tabelle62" table:style-name="Tabelle62">
        <table:table-column table:style-name="Tabelle62.A"/>
        <table:table-column table:style-name="Tabelle62.B"/>
        <table:table-column table:style-name="Tabelle62.C"/>
        <table:table-column table:style-name="Tabelle62.D"/>
        <table:table-column table:style-name="Tabelle62.E"/>
        <table:table-column table:style-name="Tabelle62.F"/>
        <table:table-column table:style-name="Tabelle62.G"/>
        <table:table-row>
          <table:table-cell table:style-name="Tabelle62.A1" office:value-type="string">
            <text:p text:style-name="P128"><text:text-input text:description="&lt;detail.name&gt;">name</text:text-input></text:p>
          </table:table-cell>
          <table:table-cell table:style-name="Tabelle62.A1" office:value-type="string">
            <text:p text:style-name="P113"><text:text-input text:description="&lt;detail.tax_name&gt;">Steuer 20%</text:text-input></text:p>
          </table:table-cell>
          <table:table-cell table:style-name="Tabelle62.A1" office:value-type="string">
            <text:p text:style-name="P181"><text:text-input text:description="&lt;formatLang(detail.price)&gt;">1.000,00</text:text-input></text:p>
          </table:table-cell>
          <table:table-cell table:style-name="Tabelle62.A1" office:value-type="string">
            <text:p text:style-name="P113"><text:text-input text:description="&lt;formatLang(detail.discount)&gt;">100,00</text:text-input></text:p>
          </table:table-cell>
          <table:table-cell table:style-name="Tabelle62.A1" office:value-type="string">
            <text:p text:style-name="P124"><text:text-input text:description="&lt;formatDetailAmount(detail)&gt;">100.000,00</text:text-input></text:p>
          </table:table-cell>
          <table:table-cell table:style-name="Tabelle62.A1" office:value-type="string">
            <text:p text:style-name="P113"><text:text-input text:description="&lt;detail.product.uom_id.name&gt;">Pauschal</text:text-input></text:p>
          </table:table-cell>
          <table:table-cell table:style-name="Tabelle62.G1" office:value-type="string">
            <text:p text:style-name="P125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3"><text:text-input text:description="&lt;if test=&quot;pgroup.level == 2&quot;&gt;">IF level_2</text:text-input></text:p>
      <table:table table:name="Tabelle63" table:style-name="Tabelle63">
        <table:table-column table:style-name="Tabelle63.A"/>
        <table:table-column table:style-name="Tabelle63.B"/>
        <table:table-column table:style-name="Tabelle63.C"/>
        <table:table-column table:style-name="Tabelle63.D"/>
        <table:table-column table:style-name="Tabelle63.E"/>
        <table:table-column table:style-name="Tabelle63.F"/>
        <table:table-column table:style-name="Tabelle63.E"/>
        <table:table-column table:style-name="Tabelle63.H"/>
        <table:table-row>
          <table:table-cell table:style-name="Tabelle63.A1" office:value-type="string">
            <text:p text:style-name="P128"/>
          </table:table-cell>
          <table:table-cell table:style-name="Tabelle63.A1" office:value-type="string">
            <text:p text:style-name="P129"><text:text-input text:description="&lt;detail.name&gt;">name</text:text-input></text:p>
          </table:table-cell>
          <table:table-cell table:style-name="Tabelle63.A1" office:value-type="string">
            <text:p text:style-name="P113"><text:text-input text:description="&lt;detail.tax_name&gt;">Steuer 20%</text:text-input></text:p>
          </table:table-cell>
          <table:table-cell table:style-name="Tabelle63.A1" office:value-type="string">
            <text:p text:style-name="P181"><text:text-input text:description="&lt;formatLang(detail.price)&gt;">1.000,00</text:text-input></text:p>
          </table:table-cell>
          <table:table-cell table:style-name="Tabelle63.A1" office:value-type="string">
            <text:p text:style-name="P113"><text:text-input text:description="&lt;formatLang(detail.discount)&gt;">100,00</text:text-input></text:p>
          </table:table-cell>
          <table:table-cell table:style-name="Tabelle63.A1" office:value-type="string">
            <text:p text:style-name="P124"><text:text-input text:description="&lt;formatDetailAmount(detail)&gt;">100.000,00</text:text-input></text:p>
          </table:table-cell>
          <table:table-cell table:style-name="Tabelle63.A1" office:value-type="string">
            <text:p text:style-name="P113"><text:text-input text:description="&lt;detail.product.uom_id.name&gt;">Pauschal</text:text-input></text:p>
          </table:table-cell>
          <table:table-cell table:style-name="Tabelle63.H1" office:value-type="string">
            <text:p text:style-name="P125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3"><text:text-input text:description="&lt;if test=&quot;pgroup.level &gt; 2&quot;&gt;">IF level_3</text:text-input></text:p>
      <table:table table:name="Tabelle64" table:style-name="Tabelle64">
        <table:table-column table:style-name="Tabelle64.A"/>
        <table:table-column table:style-name="Tabelle64.B"/>
        <table:table-column table:style-name="Tabelle64.C"/>
        <table:table-column table:style-name="Tabelle64.D"/>
        <table:table-column table:style-name="Tabelle64.E"/>
        <table:table-column table:style-name="Tabelle64.F"/>
        <table:table-column table:style-name="Tabelle64.G"/>
        <table:table-column table:style-name="Tabelle64.H"/>
        <table:table-row>
          <table:table-cell table:style-name="Tabelle64.A1" office:value-type="string">
            <text:p text:style-name="P128"/>
          </table:table-cell>
          <table:table-cell table:style-name="Tabelle64.A1" office:value-type="string">
            <text:p text:style-name="P129"><text:text-input text:description="&lt;detail.name&gt;">name</text:text-input></text:p>
          </table:table-cell>
          <table:table-cell table:style-name="Tabelle64.A1" office:value-type="string">
            <text:p text:style-name="P113"><text:text-input text:description="&lt;detail.tax_name&gt;">Steuer 20%</text:text-input></text:p>
          </table:table-cell>
          <table:table-cell table:style-name="Tabelle64.A1" office:value-type="string">
            <text:p text:style-name="P181"><text:text-input text:description="&lt;formatLang(detail.price)&gt;">1.000,00</text:text-input></text:p>
          </table:table-cell>
          <table:table-cell table:style-name="Tabelle64.A1" office:value-type="string">
            <text:p text:style-name="P113"><text:text-input text:description="&lt;formatLang(detail.discount)&gt;">100,00</text:text-input></text:p>
          </table:table-cell>
          <table:table-cell table:style-name="Tabelle64.A1" office:value-type="string">
            <text:p text:style-name="P124"><text:text-input text:description="&lt;formatDetailAmount(detail)&gt;">100.000,00</text:text-input></text:p>
          </table:table-cell>
          <table:table-cell table:style-name="Tabelle64.A1" office:value-type="string">
            <text:p text:style-name="P113"><text:text-input text:description="&lt;detail.product.uom_id.name&gt;">Pauschal</text:text-input></text:p>
          </table:table-cell>
          <table:table-cell table:style-name="Tabelle64.H1" office:value-type="string">
            <text:p text:style-name="P125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68"><text:text-input text:description="&lt;/for&gt;">========13) END FOR</text:text-input></text:p>
      <text:p text:style-name="P68"><text:text-input text:description="&lt;/if&gt;">=======12) END IF</text:text-input></text:p>
      <text:p text:style-name="P68"><text:text-input text:description="&lt;/for&gt;">======11) END FOR</text:text-input></text:p>
      <text:p text:style-name="P68"/>
      <text:p text:style-name="P53"><text:text-input text:description="&lt;/if&gt;">=====10) END IF</text:text-input></text:p>
      <text:p text:style-name="P61"><text:text-input text:description="&lt;if test=&quot;summary and print_detail and stat.details&quot;&gt;">======27) IF print_detail</text:text-input></text:p>
      <text:p text:style-name="P286"/>
      <text:h text:style-name="P296" text:outline-level="2"><text:span text:style-name="T28">Verkäufe</text:span><text:span text:style-name="T5"><text:line-break/>[</text:span><text:span text:style-name="T25"><text:text-input text:description="&lt;stat.description&gt;">NAME</text:text-input></text:span><text:span text:style-name="T5">]</text:span></text:h>
      <text:p text:style-name="P63"><text:text-input text:description="&lt;for each=&quot;d in stat.details&quot;&gt;">=======28) FOR detail</text:text-input></text:p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column table:style-name="Tabelle41.E"/>
        <table:table-column table:style-name="Tabelle41.C"/>
        <table:table-column table:style-name="Tabelle41.G"/>
        <table:table-row>
          <table:table-cell table:style-name="Tabelle41.A1" office:value-type="string">
            <text:p text:style-name="P227">Beleg</text:p>
          </table:table-cell>
          <table:table-cell table:style-name="Tabelle41.A1" office:value-type="string">
            <text:p text:style-name="P227">Datum</text:p>
          </table:table-cell>
          <table:table-cell table:style-name="Tabelle41.A1" office:value-type="string">
            <text:p text:style-name="P227">Benutzer</text:p>
          </table:table-cell>
          <table:table-cell table:style-name="Tabelle41.A1" office:value-type="string">
            <text:p text:style-name="P227">Partner</text:p>
          </table:table-cell>
          <table:table-cell table:style-name="Tabelle41.A1" office:value-type="string">
            <text:p text:style-name="P224">Referenz</text:p>
          </table:table-cell>
          <table:table-cell table:style-name="Tabelle41.A1" office:value-type="string">
            <text:p text:style-name="P227">Notiz</text:p>
          </table:table-cell>
          <table:table-cell table:style-name="Tabelle41.G1" office:value-type="string">
            <text:p text:style-name="P226">Betrag</text:p>
          </table:table-cell>
        </table:table-row>
        <table:table-row>
          <table:table-cell table:style-name="Tabelle41.A2" office:value-type="string">
            <text:p text:style-name="P243"><text:text-input text:description="&lt;d.order.name&gt;">K1/00001</text:text-input></text:p>
          </table:table-cell>
          <table:table-cell table:style-name="Tabelle41.A2" office:value-type="string">
            <text:p text:style-name="P254"><text:text-input text:description="&lt;formatLang(d.order.date_order,date_time=True)&gt;">01.01.2014 18:30:00</text:text-input></text:p>
          </table:table-cell>
          <table:table-cell table:style-name="Tabelle41.A2" office:value-type="string">
            <text:p text:style-name="P248"><text:text-input text:description="&lt;d.order.user_id.name&gt;">Martin Reisenhofer</text:text-input></text:p>
          </table:table-cell>
          <table:table-cell table:style-name="Tabelle41.A2" office:value-type="string">
            <text:p text:style-name="P252"><text:text-input text:description="&lt;d.order.partner_id.name&gt;">Martin Reisenhofer</text:text-input></text:p>
          </table:table-cell>
          <table:table-cell table:style-name="Tabelle41.A2" office:value-type="string">
            <text:p text:style-name="P251"><text:text-input text:description="&lt;d.order.pos_reference&gt;">Sammelrechnung</text:text-input></text:p>
          </table:table-cell>
          <table:table-cell table:style-name="Tabelle41.A2" office:value-type="string">
            <text:p text:style-name="P253"><text:text-input text:description="&lt;d.order.note&gt;">note</text:text-input></text:p>
          </table:table-cell>
          <table:table-cell table:style-name="Tabelle41.G2" office:value-type="string">
            <text:p text:style-name="P246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41.A3" table:number-columns-spanned="4" office:value-type="string">
            <text:p text:style-name="P265"><text:text-input text:description="&lt;for each=&quot;l in d.lines&quot;&gt;">FOR l</text:text-input></text:p>
            <table:table table:name="Tabelle42" table:style-name="Tabelle42">
              <table:table-column table:style-name="Tabelle42.A"/>
              <table:table-column table:style-name="Tabelle42.B"/>
              <table:table-row>
                <table:table-cell table:style-name="Tabelle42.A1" office:value-type="string">
                  <text:p text:style-name="P267"><text:text-input text:description="&lt;getLineName(l.line)&gt;">line_name</text:text-input></text:p>
                  <text:p text:style-name="P267"><text:text-input text:description="&lt;if test=&quot;l.line.notice&quot;&gt;">IF notice</text:text-input></text:p>
                  <text:p text:style-name="P267"><text:text-input text:description="&lt;l.line.notice&gt;">notice</text:text-input></text:p>
                  <text:p text:style-name="P267"><text:text-input text:description="&lt;/if&gt;">END IF</text:text-input></text:p>
                </table:table-cell>
                <table:table-cell table:style-name="Tabelle42.A1" office:value-type="string">
                  <text:p text:style-name="P261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265"><text:text-input text:description="&lt;/for&gt;">END FOR</text:text-input></text:p>
          </table:table-cell>
          <table:covered-table-cell/>
          <table:covered-table-cell/>
          <table:covered-table-cell/>
          <table:table-cell table:style-name="Tabelle41.E3" table:number-columns-spanned="3" office:value-type="string">
            <text:p text:style-name="P268"><text:text-input text:description="&lt;for each=&quot;s in d.order.statement_ids&quot;&gt;">FOR s</text:text-input></text:p>
            <text:p text:style-name="P268"><text:text-input text:description="&lt;if test=&quot;s.amount&quot;&gt;">IF amount</text:text-input></text:p>
            <table:table table:name="Tabelle43" table:style-name="Tabelle43">
              <table:table-column table:style-name="Tabelle43.A"/>
              <table:table-column table:style-name="Tabelle43.B"/>
              <table:table-row>
                <table:table-cell table:style-name="Tabelle43.A1" office:value-type="string">
                  <text:p text:style-name="P258"><text:text-input text:description="&lt;s.journal_id.name&gt;">Bankomat</text:text-input></text:p>
                </table:table-cell>
                <table:table-cell table:style-name="Tabelle43.A1" office:value-type="string">
                  <text:p text:style-name="P261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270"><text:text-input text:description="&lt;/if&gt;">END IF</text:text-input></text:p>
            <text:p text:style-name="P270"><text:text-input text:description="&lt;/for&gt;">END FOR</text:text-input></text:p>
            <text:p text:style-name="P268"><text:text-input text:description="&lt;for each=&quot;t in d.taxes&quot;&gt;">FOR t</text:text-input></text:p>
            <table:table table:name="Tabelle44" table:style-name="Tabelle44">
              <table:table-column table:style-name="Tabelle44.A"/>
              <table:table-column table:style-name="Tabelle44.B"/>
              <table:table-row>
                <table:table-cell table:style-name="Tabelle44.A1" office:value-type="string">
                  <text:p text:style-name="P263"><text:text-input text:description="&lt;t[0]&gt;">Steuer 20%</text:text-input></text:p>
                </table:table-cell>
                <table:table-cell table:style-name="Tabelle44.A1" office:value-type="string">
                  <text:p text:style-name="P261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268"><text:text-input text:description="&lt;/for&gt;">END FOR</text:text-input></text:p>
          </table:table-cell>
          <table:covered-table-cell/>
          <table:covered-table-cell/>
        </table:table-row>
      </table:table>
      <text:p text:style-name="P79"/>
      <text:p text:style-name="P80"><text:text-input text:description="&lt;/for&gt;">=======28) END FOR</text:text-input></text:p>
      <text:p text:style-name="P61"><text:text-input text:description="&lt;/if&gt;">======27) END IF</text:text-input></text:p>
      <text:p text:style-name="P53"><text:text-input text:description="&lt;/for&gt;">====4) END FOR</text:text-input></text:p>
      <text:p text:style-name="Standard"><text:text-input text:description="&lt;/if&gt;">===3) END IF</text:text-input></text:p>
      <text:p text:style-name="Standard"><text:text-input text:description="&lt;if test=&quot;not summary&quot;&gt;">===13) IF NOT summary</text:text-input></text:p>
      <text:p text:style-name="Standard"><text:text-input text:description="&lt;for each=&quot;gIndex, g in enumerate(sessionGroups)&quot;&gt;">====14) FOR EACH g</text:text-input></text:p>
      <text:p text:style-name="Standard"><text:text-input text:description="&lt;if test=&quot;gIndex &gt; 0 or len(sessionGroups) &gt; 1&quot;&gt;">=====15) IF next_g</text:text-input></text:p>
      <text:p text:style-name="P285"/>
      <text:p text:style-name="P54"><text:text-input text:description="&lt;/if&gt;">=====15) END IF</text:text-input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94" text:outline-level="1"><text:span text:style-name="T27">Auswertung </text:span><text:span text:style-name="T27"><text:text-input text:description="&lt;g.config.name&gt;">config</text:text-input></text:span></text:h>
            <text:p text:style-name="P48"><text:text-input text:description="&lt;if test=&quot;g.description&quot;&gt;">IF description</text:text-input></text:p>
            <text:p text:style-name="P48"><text:text-input text:description="&lt;g.description&gt;">description</text:text-input></text:p>
            <text:p text:style-name="P48"><text:text-input text:description="&lt;/if&gt;">END IF</text:text-input></text:p>
          </table:table-cell>
        </table:table-row>
      </table:table>
      <text:p text:style-name="P50"><text:text-input text:description="&lt;for each=&quot;statIndex, stat in enumerate(statistic(g.sessions,no_group=no_group))&quot;&gt;">=====18) FOR EACH stat</text:text-input></text:p>
      <text:p text:style-name="P50"><text:text-input text:description="&lt;if test=&quot;statIndex &gt; 0&quot;&gt;">======19) IF nextStat</text:text-input></text:p>
      <text:p text:style-name="P49"/>
      <text:p text:style-name="P284"/>
      <text:p text:style-name="P50"><text:text-input text:description="&lt;/if&gt;">======19) END IF</text:text-input></text:p>
      <text:p text:style-name="P26"/>
      <text:p text:style-name="P26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Heading_20_2" text:outline-level="2"><text:span text:style-name="T28">Kassen</text:span><text:span text:style-name="T31">bericht</text:span><text:span text:style-name="T5">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203"><text:span text:style-name="T15">Sitzungsb</text:span>eginn</text:p>
                </table:table-cell>
                <table:table-cell table:style-name="Tabelle14.B1" office:value-type="string">
                  <text:p text:style-name="P204">Sitzungsende</text:p>
                </table:table-cell>
                <table:table-cell table:style-name="Tabelle14.B1" office:value-type="string">
                  <text:p text:style-name="P205">Startbeleg</text:p>
                </table:table-cell>
                <table:table-cell table:style-name="Tabelle14.D1" office:value-type="string">
                  <text:p text:style-name="P206">Endbeleg</text:p>
                </table:table-cell>
              </table:table-row>
              <table:table-row>
                <table:table-cell table:style-name="Tabelle14.A2" office:value-type="string">
                  <text:p text:style-name="P188"><text:text-input text:description="&lt;if test=&quot;stat.date_start&quot;&gt;">IF date_start</text:text-input></text:p>
                  <text:p text:style-name="P188"><text:text-input text:description="&lt;formatLang(stat.date_start,date_time=True)&gt;">start</text:text-input></text:p>
                  <text:p text:style-name="P189"><text:text-input text:description="&lt;/if&gt;">END IF</text:text-input></text:p>
                </table:table-cell>
                <table:table-cell table:style-name="Tabelle14.B2" office:value-type="string">
                  <text:p text:style-name="P190"><text:text-input text:description="&lt;if test=&quot;stat.date_end&quot;&gt;">IF date_end</text:text-input></text:p>
                  <text:p text:style-name="P190"><text:text-input text:description="&lt;formatLang(stat.date_end,date_time=True)&gt;">end</text:text-input></text:p>
                  <text:p text:style-name="P190"><text:text-input text:description="&lt;/if&gt;">END IF</text:text-input></text:p>
                </table:table-cell>
                <table:table-cell table:style-name="Tabelle14.B2" office:value-type="string">
                  <text:p text:style-name="P189"><text:text-input text:description="&lt;if test=&quot;stat.first_order&quot;&gt;">IF first_order</text:text-input></text:p>
                  <text:p text:style-name="P189"><text:text-input text:description="&lt;stat.first_order.name&gt;">first_order</text:text-input></text:p>
                  <text:p text:style-name="P190"><text:text-input text:description="&lt;/if&gt;">END IF</text:text-input></text:p>
                  <text:p text:style-name="P220"><text:span text:style-name="T26">(Session </text:span><text:text-input text:description="&lt;stat.first_session&gt;">first_session</text:text-input><text:span text:style-name="T26">)</text:span></text:p>
                </table:table-cell>
                <table:table-cell table:style-name="Tabelle14.D2" office:value-type="string">
                  <text:p text:style-name="P192"><text:text-input text:description="&lt;if test=&quot;stat.last_order&quot;&gt;">IF last_order</text:text-input></text:p>
                  <text:p text:style-name="P192"><text:text-input text:description="&lt;stat.last_order.name&gt;">last_order</text:text-input></text:p>
                  <text:p text:style-name="P192"><text:text-input text:description="&lt;/if&gt;">END IF</text:text-input></text:p>
                  <text:p text:style-name="P221"><text:span text:style-name="T26">(Session </text:span><text:text-input text:description="&lt;stat.last_session&gt;">last_session</text:text-input><text:span text:style-name="T26">)</text:span></text:p>
                </table:table-cell>
              </table:table-row>
              <table:table-row>
                <table:table-cell table:style-name="Tabelle14.A2" office:value-type="string">
                  <text:p text:style-name="P237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D2" office:value-type="string">
                  <text:p text:style-name="Standard"/>
                </table:table-cell>
              </table:table-row>
              <table:table-row>
                <table:table-cell table:style-name="Tabelle14.A4" office:value-type="string">
                  <text:p text:style-name="P207">Verkäufe</text:p>
                </table:table-cell>
                <table:table-cell table:style-name="Tabelle14.B4" office:value-type="string">
                  <text:p text:style-name="P208">Journal</text:p>
                </table:table-cell>
                <table:table-cell table:style-name="Tabelle14.B4" office:value-type="string">
                  <text:p text:style-name="P209">Kass<text:span text:style-name="T3">en</text:span>leitung</text:p>
                </table:table-cell>
                <table:table-cell table:style-name="Tabelle14.D4" office:value-type="string">
                  <text:p text:style-name="P210">Periode</text:p>
                </table:table-cell>
              </table:table-row>
              <table:table-row>
                <table:table-cell table:style-name="Tabelle14.A6" table:number-rows-spanned="2" office:value-type="string">
                  <text:p text:style-name="P191"><text:text-input text:description="&lt;stat.order_count&gt;">COUNT</text:text-input></text:p>
                </table:table-cell>
                <table:table-cell table:style-name="Tabelle14.B5" office:value-type="string">
                  <text:p text:style-name="P193"><text:text-input text:description="&lt;stat.journal&gt;">JOURNAL</text:text-input></text:p>
                </table:table-cell>
                <table:table-cell table:style-name="Tabelle14.C5" office:value-type="string">
                  <text:p text:style-name="P193"><text:text-input text:description="&lt;stat.user&gt;">USER</text:text-input></text:p>
                </table:table-cell>
                <table:table-cell table:style-name="Tabelle14.D5" office:value-type="string">
                  <text:p text:style-name="P194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14.B6" office:value-type="string">
                  <text:p text:style-name="Standard"/>
                </table:table-cell>
                <table:table-cell table:style-name="Tabelle14.C6" office:value-type="string">
                  <text:p text:style-name="Standard"/>
                </table:table-cell>
                <table:table-cell table:style-name="Tabelle14.D6" office:value-type="string">
                  <text:p text:style-name="Standard"/>
                </table:table-cell>
              </table:table-row>
            </table:table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E"/>
              <table:table-column table:style-name="Tabelle15.F"/>
              <table:table-column table:style-name="Tabelle15.G"/>
              <table:table-column table:style-name="Tabelle15.H"/>
              <table:table-row>
                <table:table-cell table:style-name="Tabelle15.A1" table:number-columns-spanned="2" office:value-type="string">
                  <text:p text:style-name="P211">Anfangsstand</text:p>
                </table:table-cell>
                <table:covered-table-cell/>
                <table:table-cell table:style-name="Tabelle15.C1" table:number-columns-spanned="2" office:value-type="string">
                  <text:p text:style-name="P195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15.A1" table:number-columns-spanned="2" office:value-type="string">
                  <text:p text:style-name="P212">Endstand</text:p>
                </table:table-cell>
                <table:covered-table-cell/>
                <table:table-cell table:style-name="Tabelle15.G1" table:number-columns-spanned="2" office:value-type="string">
                  <text:p text:style-name="P195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15.A2" table:number-columns-spanned="4" office:value-type="string">
                  <text:p text:style-name="P198"><text:text-input text:description="&lt;for each=&quot;line in stat.details_start&quot;&gt;">FOR EACH LINE</text:text-input></text:p>
                  <table:table table:name="Tabelle16" table:style-name="Tabelle16">
                    <table:table-column table:style-name="Tabelle16.A"/>
                    <table:table-column table:style-name="Tabelle16.B"/>
                    <table:table-column table:style-name="Tabelle16.C"/>
                    <table:table-row>
                      <table:table-cell table:style-name="Tabelle16.A1" office:value-type="string">
                        <text:p text:style-name="P97"><text:text-input text:description="&lt;formatLang(line.pieces)&gt;">PIECES</text:text-input></text:p>
                      </table:table-cell>
                      <table:table-cell table:style-name="Tabelle16.B1" office:value-type="string">
                        <text:p text:style-name="P112"><text:text-input text:description="&lt;line.number_opening&gt;">NUMBER</text:text-input></text:p>
                      </table:table-cell>
                      <table:table-cell table:style-name="Tabelle16.B1" office:value-type="string">
                        <text:p text:style-name="P99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98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15.E2" table:number-columns-spanned="4" office:value-type="string">
                  <text:p text:style-name="P198"><text:text-input text:description="&lt;for each=&quot;line in stat.details_end&quot;&gt;">FOR EACH LINE</text:text-input></text:p>
                  <table:table table:name="Tabelle17" table:style-name="Tabelle17">
                    <table:table-column table:style-name="Tabelle17.A"/>
                    <table:table-column table:style-name="Tabelle17.B"/>
                    <table:table-column table:style-name="Tabelle17.C"/>
                    <table:table-row>
                      <table:table-cell table:style-name="Tabelle17.A1" office:value-type="string">
                        <text:p text:style-name="P88"><text:text-input text:description="&lt;formatLang(line.pieces)&gt;">PIECES</text:text-input></text:p>
                      </table:table-cell>
                      <table:table-cell table:style-name="Tabelle17.B1" office:value-type="string">
                        <text:p text:style-name="P112"><text:text-input text:description="&lt;line.number_closing&gt;">NUMBER</text:text-input></text:p>
                      </table:table-cell>
                      <table:table-cell table:style-name="Tabelle17.B1" office:value-type="string">
                        <text:p text:style-name="P100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98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15.3">
                <table:table-cell table:style-name="Tabelle15.A3" office:value-type="string">
                  <text:p text:style-name="P196"/>
                </table:table-cell>
                <table:table-cell table:style-name="Tabelle15.B3" office:value-type="string">
                  <text:p text:style-name="P164">Einzahlung</text:p>
                </table:table-cell>
                <table:table-cell table:style-name="Tabelle15.B3" office:value-type="string">
                  <text:p text:style-name="P133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199"/>
                </table:table-cell>
                <table:table-cell table:style-name="Tabelle15.E3" office:value-type="string">
                  <text:p text:style-name="P213"/>
                </table:table-cell>
                <table:table-cell table:style-name="Tabelle15.F3" office:value-type="string">
                  <text:p text:style-name="P165"><text:span text:style-name="T14">Bar </text:span>Verkäufe/Zahlungen</text:p>
                </table:table-cell>
                <table:table-cell table:style-name="Tabelle15.G3" office:value-type="string">
                  <text:p text:style-name="P134"><text:span text:style-name="T12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15.H3" office:value-type="string">
                  <text:p text:style-name="P200"/>
                </table:table-cell>
              </table:table-row>
              <table:table-row>
                <table:table-cell table:style-name="Tabelle15.A3" office:value-type="string">
                  <text:p text:style-name="P196"/>
                </table:table-cell>
                <table:table-cell table:style-name="Tabelle15.B3" office:value-type="string">
                  <text:p text:style-name="P164">Auszahlung</text:p>
                </table:table-cell>
                <table:table-cell table:style-name="Tabelle15.B3" office:value-type="string">
                  <text:p text:style-name="P133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199"/>
                </table:table-cell>
                <table:table-cell table:style-name="Tabelle15.E4" office:value-type="string">
                  <text:p text:style-name="P214"/>
                </table:table-cell>
                <table:table-cell table:style-name="Tabelle15.F4" office:value-type="string">
                  <text:p text:style-name="P166">berechneter Stand</text:p>
                </table:table-cell>
                <table:table-cell table:style-name="Tabelle15.G4" office:value-type="string">
                  <text:p text:style-name="P134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15.H4" office:value-type="string">
                  <text:p text:style-name="P200"/>
                </table:table-cell>
              </table:table-row>
              <table:table-row>
                <table:table-cell table:style-name="Tabelle15.A3" office:value-type="string">
                  <text:p text:style-name="P197"/>
                </table:table-cell>
                <table:table-cell table:style-name="Tabelle15.D3" office:value-type="string">
                  <text:p text:style-name="P167"><text:span text:style-name="T13">Baru</text:span>msatz</text:p>
                </table:table-cell>
                <table:table-cell table:style-name="Tabelle15.D3" office:value-type="string">
                  <text:p text:style-name="P134"><text:span text:style-name="T12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15.D3" office:value-type="string">
                  <text:p text:style-name="P200"/>
                </table:table-cell>
                <table:table-cell table:style-name="Tabelle15.E5" office:value-type="string">
                  <text:p text:style-name="P214"/>
                </table:table-cell>
                <table:table-cell table:style-name="Tabelle15.F5" office:value-type="string">
                  <text:p text:style-name="P168">Differenz</text:p>
                </table:table-cell>
                <table:table-cell table:style-name="Tabelle15.G5" office:value-type="string">
                  <text:p text:style-name="P134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15.H5" office:value-type="string">
                  <text:p text:style-name="P200"/>
                </table:table-cell>
              </table:table-row>
              <table:table-row>
                <table:table-cell table:style-name="Tabelle15.A6" office:value-type="string">
                  <text:p text:style-name="P197"/>
                </table:table-cell>
                <table:table-cell table:style-name="Tabelle15.B6" office:value-type="string">
                  <text:p text:style-name="P167"/>
                </table:table-cell>
                <table:table-cell table:style-name="Tabelle15.B6" office:value-type="string">
                  <text:p text:style-name="P134"/>
                </table:table-cell>
                <table:table-cell table:style-name="Tabelle15.B6" office:value-type="string">
                  <text:p text:style-name="P200"/>
                </table:table-cell>
                <table:table-cell table:style-name="Tabelle15.E6" office:value-type="string">
                  <text:p text:style-name="P214"/>
                </table:table-cell>
                <table:table-cell table:style-name="Tabelle15.F6" office:value-type="string">
                  <text:p text:style-name="P168"/>
                </table:table-cell>
                <table:table-cell table:style-name="Tabelle15.G6" office:value-type="string">
                  <text:p text:style-name="P134"/>
                </table:table-cell>
                <table:table-cell table:style-name="Tabelle15.H6" office:value-type="string">
                  <text:p text:style-name="P200"/>
                </table:table-cell>
              </table:table-row>
            </table:table>
            <text:p text:style-name="P72"/>
          </table:table-cell>
        </table:table-row>
      </table:table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row>
          <table:table-cell table:style-name="Tabelle18.A1" office:value-type="string">
            <text:p text:style-name="P217">Verkäufe <text:span text:style-name="T30">(</text:span><text:span text:style-name="T30"><text:text-input text:description="&lt;stat.order_count&gt;">COUNT</text:text-input></text:span><text:span text:style-name="T30">)</text:span></text:p>
            <text:p text:style-name="P231">Umsatz unabhängig von der Zahlung</text:p>
          </table:table-cell>
          <table:table-cell table:style-name="Tabelle18.B1" office:value-type="string">
            <text:p text:style-name="P185"><text:text-input text:description="&lt;formatLang(stat.turnover)&gt;">TURNOVER</text:text-input> <text:text-input text:description="&lt;stat.currency&gt;">CUR</text:text-input></text:p>
          </table:table-cell>
          <table:table-cell table:style-name="Tabelle18.A1" office:value-type="string">
            <text:p text:style-name="P215">Zahlung <text:span text:style-name="T43">nach Journal</text:span></text:p>
            <text:p text:style-name="P229">inkl. Ein-/Auszahlungen vor Abschluss</text:p>
          </table:table-cell>
          <table:table-cell table:style-name="Tabelle18.D1" office:value-type="string">
            <text:p text:style-name="P186"><text:span text:style-name="T51"><text:text-input text:description="&lt;formatLang(stat.payment)&gt;">PAYMENT</text:text-input></text:span> <text:text-input text:description="&lt;stat.currency&gt;">CUR</text:text-input></text:p>
          </table:table-cell>
        </table:table-row>
        <table:table-row>
          <table:table-cell table:style-name="Tabelle18.A8" table:number-rows-spanned="7" table:number-columns-spanned="2" office:value-type="string">
            <text:p text:style-name="P95"><text:text-input text:description="&lt;for each=&quot;turnover in stat.turnoverList&quot;&gt;">FOR EACH turnover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156"><text:text-input text:description="&lt;if test=&quot;turnover.is_taxed&quot;&gt;">IF tax</text:text-input></text:p>
                  <text:p text:style-name="P148"><text:span text:style-name="T16">Verkäufe inkl. </text:span><text:span text:style-name="T16"><text:text-input text:description="&lt;turnover.name&gt;">NAME</text:text-input></text:span></text:p>
                  <table:table table:name="Tabelle45" table:style-name="Tabelle45">
                    <table:table-column table:style-name="Tabelle45.A"/>
                    <table:table-column table:style-name="Tabelle45.B"/>
                    <table:table-row>
                      <table:table-cell table:style-name="Tabelle45.A1" office:value-type="string">
                        <text:p text:style-name="P177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5.A1" office:value-type="string">
                        <text:p text:style-name="P177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56"><text:text-input text:description="&lt;/if&gt;">END IF</text:text-input></text:p>
                  <text:p text:style-name="P161"><text:text-input text:description="&lt;if test=&quot;not turnover.is_taxed&quot;&gt;">IF not tax</text:text-input></text:p>
                  <text:p text:style-name="P139">Verkäufe</text:p>
                  <text:p text:style-name="P156"><text:text-input text:description="&lt;/if&gt;">END IF</text:text-input></text:p>
                </table:table-cell>
                <table:table-cell table:style-name="Tabelle19.A1" office:value-type="string">
                  <text:p text:style-name="P137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77"><text:text-input text:description="&lt;if test=&quot;len(stat.turnoverDetails)  &lt; 13&quot;&gt;">IF product_details</text:text-input></text:p>
            <text:p text:style-name="P273"><text:text-input text:description="&lt;for each=&quot;detail in turnover.detail&quot;&gt;">FOR EACH detail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280"><text:text-input text:description="&lt;detail.name&gt;">name</text:text-input></text:p>
                  <text:p text:style-name="P280"><text:s/><text:text-input text:description="&lt;detail.description&gt;">description</text:text-input></text:p>
                </table:table-cell>
                <table:table-cell table:style-name="Tabelle20.A1" office:value-type="string">
                  <text:p text:style-name="P282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75"><text:text-input text:description="&lt;/for&gt;">END FOR</text:text-input></text:p>
            <text:p text:style-name="P276"><text:text-input text:description="&lt;/if&gt;">END IF</text:text-input></text:p>
            <text:p text:style-name="P275"><text:text-input text:description="&lt;/for&gt;">END FOR</text:text-input></text:p>
          </table:table-cell>
          <table:covered-table-cell/>
          <table:table-cell table:style-name="Tabelle18.C8" table:number-columns-spanned="2" office:value-type="string">
            <text:p text:style-name="P32"><text:text-input text:description="&lt;for each=&quot;st in stat.statements&quot;&gt;">FOR EACH st</text:text-input></text:p>
            <table:table table:name="Tabelle21" table:style-name="Tabelle21">
              <table:table-column table:style-name="Tabelle21.A"/>
              <table:table-column table:style-name="Tabelle21.B"/>
              <table:table-row>
                <table:table-cell table:style-name="Tabelle21.A1" office:value-type="string">
                  <text:p text:style-name="P150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21.B1" office:value-type="string">
                  <text:p text:style-name="P131"><text:span text:style-name="T51"><text:text-input text:description="&lt;formatLang(st.payment)&gt;">payment</text:text-input></text:span> <text:text-input text:description="&lt;stat.currency&gt;">CUR</text:text-input></text:p>
                </table:table-cell>
              </table:table-row>
            </table:table>
            <text:p text:style-name="P162"><text:text-input text:description="&lt;if test=&quot;len(stat.users)&gt;1&quot;&gt;">IF users</text:text-input></text:p>
            <text:p text:style-name="P162"><text:text-input text:description="&lt;for each=&quot;user in st.users&quot;&gt;">FOR EACH user</text:text-input></text:p>
            <table:table table:name="Tabelle22" table:style-name="Tabelle22">
              <table:table-column table:style-name="Tabelle22.A"/>
              <table:table-column table:style-name="Tabelle22.B"/>
              <table:table-row>
                <table:table-cell table:style-name="Tabelle22.A1" office:value-type="string">
                  <text:p text:style-name="P107"><text:text-input text:description="&lt;user.user.name&gt;">user</text:text-input></text:p>
                </table:table-cell>
                <table:table-cell table:style-name="Tabelle22.A1" office:value-type="string">
                  <text:p text:style-name="P101"><text:span text:style-name="T51"><text:text-input text:description="&lt;formatLang(user.payment)&gt;">payment</text:text-input></text:span> <text:span text:style-name="T4"><text:text-input text:description="&lt;stat.currency&gt;">CUR</text:text-input></text:span></text:p>
                </table:table-cell>
              </table:table-row>
            </table:table>
            <text:p text:style-name="P36"><text:text-input text:description="&lt;/for&gt;">END FOR</text:text-input></text:p>
            <text:p text:style-name="P162"><text:text-input text:description="&lt;/if&gt;">END IF</text:text-input></text:p>
            <text:p text:style-name="P40"><text:text-input text:description="&lt;for each=&quot;turnover in st.turnover_detail&quot;&gt;">FOR EACH turnover</text:text-input></text:p>
            <table:table table:name="Tabelle50" table:style-name="Tabelle50">
              <table:table-column table:style-name="Tabelle50.A"/>
              <table:table-column table:style-name="Tabelle50.B"/>
              <table:table-row>
                <table:table-cell table:style-name="Tabelle50.A1" office:value-type="string">
                  <text:p text:style-name="P154"><text:text-input text:description="&lt;if test=&quot;turnover.is_taxed&quot;&gt;">IF tax</text:text-input></text:p>
                  <text:p text:style-name="P180"><text:span text:style-name="T16">Verkäufe inkl. </text:span><text:span text:style-name="T16"><text:text-input text:description="&lt;turnover.name&gt;">NAME</text:text-input></text:span></text:p>
                  <table:table table:name="Tabelle47" table:style-name="Tabelle47">
                    <table:table-column table:style-name="Tabelle47.A"/>
                    <table:table-column table:style-name="Tabelle47.B"/>
                    <table:table-row>
                      <table:table-cell table:style-name="Tabelle47.A1" office:value-type="string">
                        <text:p text:style-name="P271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7.A1" office:value-type="string">
                        <text:p text:style-name="P271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54"><text:text-input text:description="&lt;/if&gt;">END IF</text:text-input></text:p>
                  <text:p text:style-name="P158"><text:text-input text:description="&lt;if test=&quot;not turnover.is_taxed&quot;&gt;">IF not tax</text:text-input></text:p>
                  <text:p text:style-name="P173">Verkäufe</text:p>
                  <text:p text:style-name="P152"><text:text-input text:description="&lt;/if&gt;">END IF</text:text-input></text:p>
                </table:table-cell>
                <table:table-cell table:style-name="Tabelle50.A1" office:value-type="string">
                  <text:p text:style-name="P175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7"><text:text-input text:description="&lt;/for&gt;">END FOR</text:text-input></text:p>
            <text:p text:style-name="P33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83"><text:text-input text:description="&lt;if test=&quot;stat.noturnover_active&quot;&gt;">IF noturnover_active</text:text-input></text:p>
            <text:p text:style-name="P85">*<text:span text:style-name="T53">Verkäufe in diesem Journal werden von den Verkäufen (links) abgezogen</text:span></text:p>
            <text:p text:style-name="P83"><text:text-input text:description="&lt;/if&gt;">END IF</text:text-input></text:p>
            <text:p text:style-name="P35"/>
          </table:table-cell>
          <table:covered-table-cell/>
        </table:table-row>
        <table:table-row>
          <table:covered-table-cell/>
          <table:covered-table-cell/>
          <table:table-cell table:style-name="Tabelle18.C4" office:value-type="string">
            <text:p text:style-name="P20">Auszahlung</text:p>
          </table:table-cell>
          <table:table-cell table:style-name="Tabelle18.D4" office:value-type="string">
            <text:p text:style-name="P4"><text:text-input text:description="&lt;formatLang(stat.cash_expense)&gt;">-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94"><text:text-input text:description="&lt;for each=&quot;expense in stat.expenseList&quot;&gt;">FOR EACH expense</text:text-input></text:p>
            <table:table table:name="Tabelle23" table:style-name="Tabelle23">
              <table:table-column table:style-name="Tabelle23.A"/>
              <table:table-column table:style-name="Tabelle23.B"/>
              <table:table-row>
                <table:table-cell table:style-name="Tabelle23.A1" office:value-type="string">
                  <text:p text:style-name="P146"><text:text-input text:description="&lt;expense.name&gt;">NAME</text:text-input></text:p>
                </table:table-cell>
                <table:table-cell table:style-name="Tabelle23.B1" office:value-type="string">
                  <text:p text:style-name="P132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89"><text:text-input text:description="&lt;for each=&quot;l in expense.lines&quot;&gt;">FOR EACH l</text:text-input></text:p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office:value-type="string">
                  <text:p text:style-name="P98"/>
                </table:table-cell>
                <table:table-cell table:style-name="Tabelle24.A1" office:value-type="string">
                  <text:p text:style-name="P104"><text:text-input text:description="&lt;l.name&gt;">01.01.2016</text:text-input></text:p>
                </table:table-cell>
                <table:table-cell table:style-name="Tabelle24.A1" office:value-type="string">
                  <text:p text:style-name="P98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89"><text:text-input text:description="&lt;/for&gt;">END FOR</text:text-input></text:p>
            <text:p text:style-name="P89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94"/>
          </table:table-cell>
          <table:covered-table-cell/>
        </table:table-row>
        <table:table-row>
          <table:covered-table-cell/>
          <table:covered-table-cell/>
          <table:table-cell table:style-name="Tabelle18.C7" office:value-type="string">
            <text:p text:style-name="P20">Einzahlung</text:p>
          </table:table-cell>
          <table:table-cell table:style-name="Tabelle18.D7" office:value-type="string">
            <text:p text:style-name="P4"><text:text-input text:description="&lt;formatLang(stat.cash_income)&gt;">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94"><text:text-input text:description="&lt;for each=&quot;income in stat.incomeList&quot;&gt;">FOR EACH income</text:text-input></text:p>
            <table:table table:name="Tabelle25" table:style-name="Tabelle25">
              <table:table-column table:style-name="Tabelle25.A"/>
              <table:table-column table:style-name="Tabelle25.B"/>
              <table:table-row>
                <table:table-cell table:style-name="Tabelle25.A1" office:value-type="string">
                  <text:p text:style-name="P146"><text:text-input text:description="&lt;income.name&gt;">NAME</text:text-input></text:p>
                </table:table-cell>
                <table:table-cell table:style-name="Tabelle25.A1" office:value-type="string">
                  <text:p text:style-name="P132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89"><text:text-input text:description="&lt;for each=&quot;l in income.lines&quot;&gt;">FOR EACH l</text:text-input></text:p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office:value-type="string">
                  <text:p text:style-name="P98"/>
                </table:table-cell>
                <table:table-cell table:style-name="Tabelle26.A1" office:value-type="string">
                  <text:p text:style-name="P104"><text:text-input text:description="&lt;l.name&gt;">01.01.2016</text:text-input></text:p>
                </table:table-cell>
                <table:table-cell table:style-name="Tabelle26.A1" office:value-type="string">
                  <text:p text:style-name="P98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89"><text:text-input text:description="&lt;/for&gt;">END FOR</text:text-input></text:p>
            <text:p text:style-name="P89"><text:text-input text:description="&lt;/for&gt;">END FOR</text:text-input></text:p>
          </table:table-cell>
          <table:covered-table-cell/>
        </table:table-row>
        <text:soft-page-break/>
        <table:table-row>
          <table:table-cell table:style-name="Tabelle18.A9" table:number-columns-spanned="2" office:value-type="string">
            <text:p text:style-name="P236"/>
          </table:table-cell>
          <table:covered-table-cell/>
          <table:table-cell table:style-name="Tabelle18.C9" office:value-type="string">
            <text:p text:style-name="P82">Bar</text:p>
          </table:table-cell>
          <table:table-cell table:style-name="Tabelle18.D9" office:value-type="string">
            <text:p text:style-name="P187"><text:text-input text:description="&lt;formatLang(stat.cash_payment)&gt;">1000,00</text:text-input> <text:span text:style-name="T32"><text:text-input text:description="&lt;stat.currency&gt;">CUR</text:text-input></text:span></text:p>
            <text:p text:style-name="P228"><text:span text:style-name="T50">(Rest </text:span><text:span text:style-name="T50"><text:text-input text:description="&lt;formatLang(stat.statement_sum)&gt;">TOTAL</text:text-input></text:span><text:span text:style-name="T50"> </text:span><text:span text:style-name="T50"><text:text-input text:description="&lt;stat.currency&gt;">CUR</text:text-input></text:span><text:span text:style-name="T50">)</text:span></text:p>
          </table:table-cell>
        </table:table-row>
      </table:table>
      <text:p text:style-name="P55"><text:text-input text:description="&lt;if test=&quot;stat.days&quot;&gt;">======20) IF days</text:text-input></text:p>
      <text:p text:style-name="P27"/>
      <text:p text:style-name="P286"/>
      <text:h text:style-name="P299" text:outline-level="2">Tagesübersicht <text:span text:style-name="T21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row>
          <table:table-cell table:style-name="Tabelle3.A1" office:value-type="string">
            <text:p text:style-name="P108">Datum</text:p>
            <text:p text:style-name="P233">(Verkäufe)</text:p>
          </table:table-cell>
          <table:table-cell table:style-name="Tabelle3.A1" office:value-type="string">
            <text:p text:style-name="P108">Sitzung</text:p>
          </table:table-cell>
          <table:table-cell table:style-name="Tabelle3.A1" office:value-type="string">
            <text:p text:style-name="P108">Verkäufe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108">Zahlung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108">Ein-/Auszahlung <text:span text:style-name="T8"><text:text-input text:description="&lt;stat.currency&gt;">CUR</text:text-input></text:span></text:p>
          </table:table-cell>
          <table:table-cell table:style-name="Tabelle3.F1" office:value-type="string">
            <text:p text:style-name="P238">Umsatz</text:p>
          </table:table-cell>
        </table:table-row>
      </table:table>
      <text:p text:style-name="P55"><text:text-input text:description="&lt;for each=&quot;day in stat.days&quot;&gt;">=======21) FOR EACH day</text:text-input></text:p>
      <text:p text:style-name="P55"><text:text-input text:description="&lt;if test=&quot;day.sessions&quot;&gt;">========22) IF sessions</text:text-input></text:p>
      <text:p text:style-name="P55"><text:text-input text:description="&lt;for each=&quot;daily_stat in statistic(day.sessions, daily=True)&quot;&gt;">=========23) FOR EACH daily_stat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B"/>
        <table:table-column table:style-name="Tabelle4.F"/>
        <table:table-row>
          <table:table-cell table:style-name="Tabelle4.A1" office:value-type="string">
            <text:p text:style-name="P142"><text:text-input text:description="&lt;formatLang(day.day,date=True)&gt;">01.01.2017</text:text-input></text:p>
            <text:p text:style-name="P169">(<text:text-input text:description="&lt;daily_stat.order_count&gt;">8000</text:text-input>)</text:p>
          </table:table-cell>
          <table:table-cell table:style-name="Tabelle4.B1" office:value-type="string">
            <text:p text:style-name="P110"><text:text-input text:description="&lt;for each=&quot;daily_session in day.sessions&quot;&gt;">FOR daily_session</text:text-input></text:p>
            <text:p text:style-name="P144"><text:span text:style-name="T9"><text:text-input text:description="&lt;dailyStart(daily_session)&gt;">08:00</text:text-input></text:span><text:span text:style-name="T36"> </text:span><text:span text:style-name="T36"><text:text-input text:description="&lt;daily_session.config_id.name&gt;">Kasse1</text:text-input></text:span><text:span text:style-name="T36"> </text:span></text:p>
            <text:p text:style-name="P140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21"><text:text-input text:description="&lt;/for&gt;">END FOR</text:text-input></text:p>
          </table:table-cell>
          <table:table-cell table:style-name="Tabelle4.B1" office:value-type="string">
            <text:p text:style-name="P119"><text:text-input text:description="&lt;for each=&quot;turnover in daily_stat.turnoverList&quot;&gt;">FOR EACH turnover</text:text-input></text:p>
            <text:p text:style-name="P119"><text:text-input text:description="&lt;if test=&quot;turnover.is_taxed&quot;&gt;">IF tax</text:text-input></text:p>
            <text:p text:style-name="P119"><text:span text:style-name="T38"><text:text-input text:description="&lt;turnover.name&gt;">Steuer 20%</text:text-input></text:span><text:span text:style-name="T38"><text:tab/></text:span><text:span text:style-name="T38"><text:text-input text:description="&lt;formatLang(turnover.sum)&gt;">10.000,00</text:text-input></text:span></text:p>
            <text:p text:style-name="P119"><text:s/><text:span text:style-name="T40">davon </text:span><text:span text:style-name="T39">Steuer</text:span><text:span text:style-name="T41">n<text:tab/></text:span><text:span text:style-name="T41"><text:text-input text:description="&lt;formatLang(turnover.tax_sum)&gt;">1.000,00</text:text-input></text:span></text:p>
            <text:p text:style-name="P119"><text:text-input text:description="&lt;/if&gt;">END IF</text:text-input></text:p>
            <text:p text:style-name="P119"><text:text-input text:description="&lt;if test=&quot;not turnover.is_taxed&quot;&gt;">IF not tax</text:text-input></text:p>
            <text:p text:style-name="P119">ohne Steuer<text:tab/><text:span text:style-name="T34"><text:text-input text:description="&lt;formatLang(turnover.sum)&gt;">10.000,00</text:text-input></text:span></text:p>
            <text:p text:style-name="P119"><text:text-input text:description="&lt;/if&gt;">END IF</text:text-input></text:p>
            <text:p text:style-name="P119"><text:text-input text:description="&lt;/for&gt;">END FOR</text:text-input></text:p>
          </table:table-cell>
          <table:table-cell table:style-name="Tabelle4.B1" office:value-type="string">
            <text:p text:style-name="P115"><text:text-input text:description="&lt;for each=&quot;st in daily_stat.statements&quot;&gt;">FOR EACH st</text:text-input></text:p>
            <text:p text:style-name="P115"><text:span text:style-name="T35"><text:text-input text:description="&lt;st.journal&gt;">Bankomat</text:text-input></text:span><text:span text:style-name="T35"><text:tab/></text:span><text:span text:style-name="T35"><text:text-input text:description="&lt;formatLang(st.turnover)&gt;">10.000,00</text:text-input></text:span></text:p>
            <text:p text:style-name="P115"><text:text-input text:description="&lt;/for&gt;">END FOR</text:text-input></text:p>
          </table:table-cell>
          <table:table-cell table:style-name="Tabelle4.B1" office:value-type="string">
            <text:p text:style-name="P117"><text:text-input text:description="&lt;for each=&quot;expense in daily_stat.expenseList&quot;&gt;">FOR EACH expense</text:text-input></text:p>
            <text:p text:style-name="P117"><text:span text:style-name="T37"><text:text-input text:description="&lt;expense.name&gt;">Einzahlung</text:text-input></text:span><text:span text:style-name="T37"><text:tab/></text:span><text:span text:style-name="T37"><text:text-input text:description="&lt;formatLang(expense.sum)&gt;">10.000,00</text:text-input></text:span></text:p>
            <text:p text:style-name="P171"><text:text-input text:description="&lt;/for&gt;">END FOR</text:text-input></text:p>
            <text:p text:style-name="P122"><text:text-input text:description="&lt;for each=&quot;income in daily_stat.incomeList&quot;&gt;">FOR EACH income</text:text-input></text:p>
            <text:p text:style-name="P117"><text:span text:style-name="T37"><text:text-input text:description="&lt;income.name&gt;">Auszahlung</text:text-input></text:span><text:span text:style-name="T37"><text:tab/></text:span><text:span text:style-name="T37"><text:text-input text:description="&lt;formatLang(income.sum)&gt;">10.000,00</text:text-input></text:span></text:p>
            <text:p text:style-name="P171"><text:text-input text:description="&lt;/for&gt;">END FOR</text:text-input></text:p>
          </table:table-cell>
          <table:table-cell table:style-name="Tabelle4.F1" office:value-type="string">
            <text:p text:style-name="P240"><text:text-input text:description="&lt;formatLang(daily_stat.turnover)&gt;">10.000,00</text:text-input></text:p>
          </table:table-cell>
        </table:table-row>
      </table:table>
      <text:p text:style-name="P55"><text:text-input text:description="&lt;/for&gt;">=========23) END FOR</text:text-input></text:p>
      <text:p text:style-name="P55"><text:text-input text:description="&lt;/if&gt;">========22) END IF</text:text-input></text:p>
      <text:p text:style-name="P55"><text:text-input text:description="&lt;if test=&quot;not day.sessions&quot;&gt;">========24) IF NOT sessions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108"><text:text-input text:description="&lt;formatLang(day.day,date=True)&gt;">01.01.2017</text:text-input></text:p>
          </table:table-cell>
          <table:table-cell table:style-name="Tabelle10.A1" office:value-type="string">
            <text:p text:style-name="P110"/>
          </table:table-cell>
          <table:table-cell table:style-name="Tabelle10.A1" office:value-type="string">
            <text:p text:style-name="P110"/>
          </table:table-cell>
          <table:table-cell table:style-name="Tabelle10.A1" office:value-type="string">
            <text:p text:style-name="P110"/>
          </table:table-cell>
          <table:table-cell table:style-name="Tabelle10.A1" office:value-type="string">
            <text:p text:style-name="P110"/>
          </table:table-cell>
          <table:table-cell table:style-name="Tabelle10.F1" office:value-type="string">
            <text:p text:style-name="P110"/>
          </table:table-cell>
        </table:table-row>
      </table:table>
      <text:p text:style-name="P55"><text:text-input text:description="&lt;/if&gt;">========24) END IF</text:text-input></text:p>
      <text:p text:style-name="P55"><text:text-input text:description="&lt;/for&gt;">=======21) END FOR</text:text-input></text:p>
      <text:p text:style-name="P58"><text:text-input text:description="&lt;/if&gt;">======20) END IF</text:text-input></text:p>
      <text:p text:style-name="P59"><text:text-input text:description="&lt;if test=&quot;len(stat.turnoverDetails)  &gt;= 13&quot;&gt;">======25) IF product_details</text:text-input></text:p>
      <text:p text:style-name="P286"/>
      <text:h text:style-name="P297" text:outline-level="2">Produkt <text:span text:style-name="T33">Statistik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D"/>
        <table:table-column table:style-name="Tabelle5.G"/>
        <table:table-row>
          <table:table-cell table:style-name="Tabelle5.A1" office:value-type="string">
            <text:p text:style-name="P17"><text:span text:style-name="T45">Kategorie / </text:span>Produkt</text:p>
          </table:table-cell>
          <table:table-cell table:style-name="Tabelle5.A1" office:value-type="string">
            <text:p text:style-name="P11">Steuer</text:p>
          </table:table-cell>
          <table:table-cell table:style-name="Tabelle5.A1" office:value-type="string">
            <text:p text:style-name="P7">Preis <text:span text:style-name="T46"><text:text-input text:description="&lt;stat.currency&gt;">€</text:text-input></text:span></text:p>
          </table:table-cell>
          <table:table-cell table:style-name="Tabelle5.A1" office:value-type="string">
            <text:p text:style-name="P13">%</text:p>
          </table:table-cell>
          <table:table-cell table:style-name="Tabelle5.A1" office:value-type="string">
            <text:p text:style-name="P7">Menge</text:p>
          </table:table-cell>
          <table:table-cell table:style-name="Tabelle5.A1" office:value-type="string">
            <text:p text:style-name="P16">EH</text:p>
          </table:table-cell>
          <table:table-cell table:style-name="Tabelle5.G1" office:value-type="string">
            <text:p text:style-name="P7">Gesamt <text:text-input text:description="&lt;stat.currency&gt;">CUR</text:text-input></text:p>
          </table:table-cell>
        </table:table-row>
      </table:table>
      <text:p text:style-name="P71"><text:text-input text:description="&lt;for each=&quot;pgroup in groupDetail(stat.turnoverDetails)&quot;&gt;">======11) FOR EACH pgroup</text:text-input></text:p>
      <text:p text:style-name="P75"><text:text-input text:description="&lt;if test=&quot;pgroup.level == 0&quot;&gt;">IF level_0</text:text-input></text:p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9"><text:text-input text:description="&lt;pgroup.name&gt;">pgroup_name</text:text-input></text:p>
          </table:table-cell>
          <table:table-cell table:style-name="Tabelle7.B1" office:value-type="string">
            <text:p text:style-name="P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1"><text:text-input text:description="&lt;/if&gt;">END IF</text:text-input></text:p>
      <text:p text:style-name="P71"><text:text-input text:description="&lt;if test=&quot;pgroup.level == 1&quot;&gt;">IF level_1</text:text-input></text:p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22"><text:text-input text:description="&lt;pgroup.name&gt;">pgroup_name</text:text-input></text:p>
          </table:table-cell>
          <table:table-cell table:style-name="Tabelle11.B1" office:value-type="string">
            <text:p text:style-name="P24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1"><text:text-input text:description="&lt;/if&gt;">END IF</text:text-input></text:p>
      <text:p text:style-name="P74"><text:text-input text:description="&lt;if test=&quot;pgroup.level == 2&quot;&gt;">IF level_2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45"/>
          </table:table-cell>
          <table:table-cell table:style-name="Tabelle12.A1" office:value-type="string">
            <text:p text:style-name="P45"><text:text-input text:description="&lt;pgroup.name&gt;">pgroup_name</text:text-input></text:p>
          </table:table-cell>
          <table:table-cell table:style-name="Tabelle12.C1" office:value-type="string">
            <text:p text:style-name="P4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1"><text:text-input text:description="&lt;/if&gt;">END IF</text:text-input></text:p>
      <text:p text:style-name="P74"><text:text-input text:description="&lt;if test=&quot;pgroup.level &gt; 2&quot;&gt;">IF level_3</text:text-input></text:p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77"/>
          </table:table-cell>
          <table:table-cell table:style-name="Tabelle39.A1" office:value-type="string">
            <text:p text:style-name="P45"><text:text-input text:description="&lt;pgroup.name&gt;">pgroup_name</text:text-input></text:p>
          </table:table-cell>
          <table:table-cell table:style-name="Tabelle39.C1" office:value-type="string">
            <text:p text:style-name="P4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1"><text:text-input text:description="&lt;/if&gt;">END IF</text:text-input></text:p>
      <text:p text:style-name="P71"><text:text-input text:description="&lt;if test=&quot;pgroup.details&quot;&gt;">=======12) IF details</text:text-input></text:p>
      <text:p text:style-name="P71"><text:text-input text:description="&lt;for each=&quot;detail in pgroup.details&quot;&gt;">========13) FOR EACH detail</text:text-input></text:p>
      <text:p text:style-name="P71"><text:text-input text:description="&lt;if test=&quot;pgroup.level == 1&quot;&gt;">IF level_1</text:text-input></text:p>
      <table:table table:name="Tabelle49" table:style-name="Tabelle49">
        <table:table-column table:style-name="Tabelle49.A"/>
        <table:table-column table:style-name="Tabelle49.B"/>
        <table:table-column table:style-name="Tabelle49.C"/>
        <table:table-column table:style-name="Tabelle49.D"/>
        <table:table-column table:style-name="Tabelle49.E"/>
        <table:table-column table:style-name="Tabelle49.F"/>
        <table:table-column table:style-name="Tabelle49.G"/>
        <table:table-row>
          <table:table-cell table:style-name="Tabelle49.A1" office:value-type="string">
            <text:p text:style-name="P130"><text:text-input text:description="&lt;detail.name&gt;">name</text:text-input></text:p>
          </table:table-cell>
          <table:table-cell table:style-name="Tabelle49.A1" office:value-type="string">
            <text:p text:style-name="P114"><text:text-input text:description="&lt;detail.tax_name&gt;">Steuer 20%</text:text-input></text:p>
          </table:table-cell>
          <table:table-cell table:style-name="Tabelle49.A1" office:value-type="string">
            <text:p text:style-name="P182"><text:text-input text:description="&lt;formatLang(detail.price)&gt;">1.000,00</text:text-input></text:p>
          </table:table-cell>
          <table:table-cell table:style-name="Tabelle49.A1" office:value-type="string">
            <text:p text:style-name="P114"><text:text-input text:description="&lt;formatLang(detail.discount)&gt;">100,00</text:text-input></text:p>
          </table:table-cell>
          <table:table-cell table:style-name="Tabelle49.A1" office:value-type="string">
            <text:p text:style-name="P126"><text:text-input text:description="&lt;formatDetailAmount(detail)&gt;">100.000,00</text:text-input></text:p>
          </table:table-cell>
          <table:table-cell table:style-name="Tabelle49.A1" office:value-type="string">
            <text:p text:style-name="P114"><text:text-input text:description="&lt;detail.product.uom_id.name&gt;">Pauschal</text:text-input></text:p>
          </table:table-cell>
          <table:table-cell table:style-name="Tabelle49.G1" office:value-type="string">
            <text:p text:style-name="P126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71"><text:text-input text:description="&lt;/if&gt;">END IF</text:text-input></text:p>
      <text:p text:style-name="P74"><text:text-input text:description="&lt;if test=&quot;pgroup.level == 2&quot;&gt;">IF level_2</text:text-input></text:p>
      <table:table table:name="Tabelle51" table:style-name="Tabelle51">
        <table:table-column table:style-name="Tabelle51.A"/>
        <table:table-column table:style-name="Tabelle51.B"/>
        <table:table-column table:style-name="Tabelle51.C"/>
        <table:table-column table:style-name="Tabelle51.D"/>
        <table:table-column table:style-name="Tabelle51.E"/>
        <table:table-column table:style-name="Tabelle51.F"/>
        <table:table-column table:style-name="Tabelle51.E"/>
        <table:table-column table:style-name="Tabelle51.H"/>
        <table:table-row>
          <table:table-cell table:style-name="Tabelle51.A1" office:value-type="string">
            <text:p text:style-name="P130"/>
          </table:table-cell>
          <table:table-cell table:style-name="Tabelle51.A1" office:value-type="string">
            <text:p text:style-name="P130"><text:text-input text:description="&lt;detail.name&gt;">name</text:text-input></text:p>
          </table:table-cell>
          <table:table-cell table:style-name="Tabelle51.A1" office:value-type="string">
            <text:p text:style-name="P114"><text:text-input text:description="&lt;detail.tax_name&gt;">Steuer 20%</text:text-input></text:p>
          </table:table-cell>
          <table:table-cell table:style-name="Tabelle51.A1" office:value-type="string">
            <text:p text:style-name="P182"><text:text-input text:description="&lt;formatLang(detail.price)&gt;">1.000,00</text:text-input></text:p>
          </table:table-cell>
          <table:table-cell table:style-name="Tabelle51.A1" office:value-type="string">
            <text:p text:style-name="P114"><text:text-input text:description="&lt;formatLang(detail.discount)&gt;">100,00</text:text-input></text:p>
          </table:table-cell>
          <table:table-cell table:style-name="Tabelle51.A1" office:value-type="string">
            <text:p text:style-name="P126"><text:text-input text:description="&lt;formatDetailAmount(detail)&gt;">100.000,00</text:text-input></text:p>
          </table:table-cell>
          <table:table-cell table:style-name="Tabelle51.A1" office:value-type="string">
            <text:p text:style-name="P114"><text:text-input text:description="&lt;detail.product.uom_id.name&gt;">Pauschal</text:text-input></text:p>
          </table:table-cell>
          <table:table-cell table:style-name="Tabelle51.H1" office:value-type="string">
            <text:p text:style-name="P126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71"><text:text-input text:description="&lt;/if&gt;">END IF</text:text-input></text:p>
      <text:p text:style-name="P74"><text:text-input text:description="&lt;if test=&quot;pgroup.level &gt; 2&quot;&gt;">IF level_3</text:text-input></text:p>
      <table:table table:name="Tabelle52" table:style-name="Tabelle52">
        <table:table-column table:style-name="Tabelle52.A"/>
        <table:table-column table:style-name="Tabelle52.B"/>
        <table:table-column table:style-name="Tabelle52.C"/>
        <table:table-column table:style-name="Tabelle52.D"/>
        <table:table-column table:style-name="Tabelle52.E"/>
        <table:table-column table:style-name="Tabelle52.F"/>
        <table:table-column table:style-name="Tabelle52.G"/>
        <table:table-column table:style-name="Tabelle52.H"/>
        <table:table-row>
          <table:table-cell table:style-name="Tabelle52.A1" office:value-type="string">
            <text:p text:style-name="P130"/>
          </table:table-cell>
          <table:table-cell table:style-name="Tabelle52.A1" office:value-type="string">
            <text:p text:style-name="P130"><text:text-input text:description="&lt;detail.name&gt;">name</text:text-input></text:p>
          </table:table-cell>
          <table:table-cell table:style-name="Tabelle52.A1" office:value-type="string">
            <text:p text:style-name="P114"><text:text-input text:description="&lt;detail.tax_name&gt;">Steuer 20%</text:text-input></text:p>
          </table:table-cell>
          <table:table-cell table:style-name="Tabelle52.A1" office:value-type="string">
            <text:p text:style-name="P182"><text:text-input text:description="&lt;formatLang(detail.price)&gt;">1.000,00</text:text-input></text:p>
          </table:table-cell>
          <table:table-cell table:style-name="Tabelle52.A1" office:value-type="string">
            <text:p text:style-name="P114"><text:text-input text:description="&lt;formatLang(detail.discount)&gt;">100,00</text:text-input></text:p>
          </table:table-cell>
          <table:table-cell table:style-name="Tabelle52.A1" office:value-type="string">
            <text:p text:style-name="P126"><text:text-input text:description="&lt;formatDetailAmount(detail)&gt;">100.000,00</text:text-input></text:p>
          </table:table-cell>
          <table:table-cell table:style-name="Tabelle52.A1" office:value-type="string">
            <text:p text:style-name="P114"><text:text-input text:description="&lt;detail.product.uom_id.name&gt;">Pauschal</text:text-input></text:p>
          </table:table-cell>
          <table:table-cell table:style-name="Tabelle52.H1" office:value-type="string">
            <text:p text:style-name="P126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71"><text:text-input text:description="&lt;/if&gt;">END IF</text:text-input></text:p>
      <text:p text:style-name="P71"><text:text-input text:description="&lt;/for&gt;">========13) END FOR</text:text-input></text:p>
      <text:p text:style-name="P71"><text:text-input text:description="&lt;/if&gt;">=======12) END IF</text:text-input></text:p>
      <text:p text:style-name="P71"><text:text-input text:description="&lt;/for&gt;">======11) END FOR</text:text-input></text:p>
      <text:p text:style-name="P59"><text:text-input text:description="&lt;/if&gt;">======25) END IF</text:text-input></text:p>
      <text:p text:style-name="P60"><text:text-input text:description="&lt;if test=&quot;print_detail and stat.details&quot;&gt;">======27) IF print_detail</text:text-input></text:p>
      <text:p text:style-name="P286"/>
      <text:h text:style-name="P298" text:outline-level="2"><text:span text:style-name="T28">Verkäufe</text:span><text:span text:style-name="T4"> </text:span><text:span text:style-name="T5"><text:text-input text:description="&lt;stat.pos&gt;">POS</text:text-input></text:span><text:span text:style-name="T5"><text:line-break/>[</text:span><text:span text:style-name="T25"><text:text-input text:description="&lt;stat.description&gt;">NAME</text:text-input></text:span><text:span text:style-name="T5">]</text:span></text:h>
      <text:p text:style-name="P62"><text:text-input text:description="&lt;for each=&quot;d in stat.details&quot;&gt;">=======28) FOR detail</text:text-input></text:p>
      <table:table table:name="Tabelle70" table:style-name="Tabelle70">
        <table:table-column table:style-name="Tabelle70.A"/>
        <table:table-column table:style-name="Tabelle70.B"/>
        <table:table-column table:style-name="Tabelle70.C"/>
        <table:table-column table:style-name="Tabelle70.D"/>
        <table:table-column table:style-name="Tabelle70.E"/>
        <table:table-column table:style-name="Tabelle70.C"/>
        <table:table-column table:style-name="Tabelle70.G"/>
        <table:table-row>
          <table:table-cell table:style-name="Tabelle70.A1" office:value-type="string">
            <text:p text:style-name="P222">Beleg</text:p>
          </table:table-cell>
          <table:table-cell table:style-name="Tabelle70.A1" office:value-type="string">
            <text:p text:style-name="P222">Datum</text:p>
          </table:table-cell>
          <table:table-cell table:style-name="Tabelle70.A1" office:value-type="string">
            <text:p text:style-name="P222">Benutzer</text:p>
          </table:table-cell>
          <table:table-cell table:style-name="Tabelle70.A1" office:value-type="string">
            <text:p text:style-name="P222">Partner</text:p>
          </table:table-cell>
          <table:table-cell table:style-name="Tabelle70.A1" office:value-type="string">
            <text:p text:style-name="P223">Referenz</text:p>
          </table:table-cell>
          <table:table-cell table:style-name="Tabelle70.A1" office:value-type="string">
            <text:p text:style-name="P222">Notiz</text:p>
          </table:table-cell>
          <table:table-cell table:style-name="Tabelle70.G1" office:value-type="string">
            <text:p text:style-name="P225">Betrag</text:p>
          </table:table-cell>
        </table:table-row>
        <table:table-row>
          <table:table-cell table:style-name="Tabelle70.A2" office:value-type="string">
            <text:p text:style-name="P242"><text:text-input text:description="&lt;d.order.name&gt;">K1/00001</text:text-input></text:p>
          </table:table-cell>
          <table:table-cell table:style-name="Tabelle70.A2" office:value-type="string">
            <text:p text:style-name="P255"><text:text-input text:description="&lt;formatLang(d.order.date_order,date_time=True)&gt;">01.01.2014 18:30:00</text:text-input></text:p>
          </table:table-cell>
          <table:table-cell table:style-name="Tabelle70.A2" office:value-type="string">
            <text:p text:style-name="P247"><text:text-input text:description="&lt;d.order.user_id.name&gt;">Martin Reisenhofer</text:text-input></text:p>
          </table:table-cell>
          <table:table-cell table:style-name="Tabelle70.A2" office:value-type="string">
            <text:p text:style-name="P249"><text:text-input text:description="&lt;d.order.partner_id.name&gt;">Martin Reisenhofer</text:text-input></text:p>
          </table:table-cell>
          <table:table-cell table:style-name="Tabelle70.A2" office:value-type="string">
            <text:p text:style-name="P250"><text:text-input text:description="&lt;d.order.pos_reference&gt;">Sammelrechnung</text:text-input></text:p>
          </table:table-cell>
          <table:table-cell table:style-name="Tabelle70.A2" office:value-type="string">
            <text:p text:style-name="P244"><text:text-input text:description="&lt;d.order.note&gt;">note</text:text-input></text:p>
          </table:table-cell>
          <table:table-cell table:style-name="Tabelle70.G2" office:value-type="string">
            <text:p text:style-name="P245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70.A3" table:number-columns-spanned="4" office:value-type="string">
            <text:p text:style-name="P264"><text:text-input text:description="&lt;for each=&quot;l in d.lines&quot;&gt;">FOR l</text:text-input></text:p>
            <table:table table:name="Tabelle40" table:style-name="Tabelle40">
              <table:table-column table:style-name="Tabelle40.A"/>
              <table:table-column table:style-name="Tabelle40.B"/>
              <table:table-row>
                <table:table-cell table:style-name="Tabelle40.A1" office:value-type="string">
                  <text:p text:style-name="P266"><text:text-input text:description="&lt;getLineName(l.line)&gt;">line_name</text:text-input></text:p>
                  <text:p text:style-name="P266"><text:text-input text:description="&lt;if test=&quot;l.line.notice&quot;&gt;">IF notice</text:text-input></text:p>
                  <text:p text:style-name="P266"><text:text-input text:description="&lt;l.line.notice&gt;">notice</text:text-input></text:p>
                  <text:p text:style-name="P266"><text:text-input text:description="&lt;/if&gt;">END IF</text:text-input></text:p>
                </table:table-cell>
                <table:table-cell table:style-name="Tabelle40.A1" office:value-type="string">
                  <text:p text:style-name="P260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264"><text:text-input text:description="&lt;/for&gt;">END FOR</text:text-input></text:p>
          </table:table-cell>
          <table:covered-table-cell/>
          <table:covered-table-cell/>
          <table:covered-table-cell/>
          <table:table-cell table:style-name="Tabelle70.E3" table:number-columns-spanned="3" office:value-type="string">
            <text:p text:style-name="P256"><text:text-input text:description="&lt;for each=&quot;s in d.order.statement_ids&quot;&gt;">FOR s</text:text-input></text:p>
            <text:p text:style-name="P256"><text:text-input text:description="&lt;if test=&quot;s.amount&quot;&gt;">IF amount</text:text-input></text:p>
            <table:table table:name="Tabelle71" table:style-name="Tabelle71">
              <table:table-column table:style-name="Tabelle71.A"/>
              <table:table-column table:style-name="Tabelle71.B"/>
              <table:table-row>
                <table:table-cell table:style-name="Tabelle71.A1" office:value-type="string">
                  <text:p text:style-name="P257"><text:text-input text:description="&lt;s.journal_id.name&gt;">Bankomat</text:text-input></text:p>
                </table:table-cell>
                <table:table-cell table:style-name="Tabelle71.A1" office:value-type="string">
                  <text:p text:style-name="P259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269"><text:text-input text:description="&lt;/if&gt;">END IF</text:text-input></text:p>
            <text:p text:style-name="P269"><text:text-input text:description="&lt;/for&gt;">END FOR</text:text-input></text:p>
            <text:p text:style-name="P256"><text:text-input text:description="&lt;for each=&quot;t in d.taxes&quot;&gt;">FOR t</text:text-input></text:p>
            <table:table table:name="Tabelle72" table:style-name="Tabelle72">
              <table:table-column table:style-name="Tabelle72.A"/>
              <table:table-column table:style-name="Tabelle72.B"/>
              <table:table-row>
                <table:table-cell table:style-name="Tabelle72.A1" office:value-type="string">
                  <text:p text:style-name="P262"><text:text-input text:description="&lt;t[0]&gt;">Steuer 20%</text:text-input></text:p>
                </table:table-cell>
                <table:table-cell table:style-name="Tabelle72.A1" office:value-type="string">
                  <text:p text:style-name="P259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256"><text:text-input text:description="&lt;/for&gt;">END FOR</text:text-input></text:p>
          </table:table-cell>
          <table:covered-table-cell/>
          <table:covered-table-cell/>
        </table:table-row>
      </table:table>
      <text:p text:style-name="P78"/>
      <text:p text:style-name="P81"><text:text-input text:description="&lt;/for&gt;">=======28) END FOR</text:text-input></text:p>
      <text:p text:style-name="P72"><text:span text:style-name="T47"><text:text-input text:description="&lt;/if&gt;">======27) END IF</text:text-input></text:span><text:span text:style-name="T47">I</text:span>F</text:p>
      <text:p text:style-name="P64"><text:text-input text:description="&lt;/for&gt;">=====18) END FOR</text:text-input></text:p>
      <text:p text:style-name="P65"><text:text-input text:description="&lt;/for&gt;">====14) END FOR</text:text-input></text:p>
      <text:p text:style-name="P66"><text:text-input text:description="&lt;/if&gt;">===13) END IF</text:text-input></text:p>
      <text:p text:style-name="P67"><text:text-input text:description="&lt;/for&gt;">==2) END FOR</text:text-input></text:p>
      <text:p text:style-name="P67"><text:text-input text:description="&lt;/for&gt;">=1) 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0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10</text:page-number></text:span><text:span text:style-name="MT1"> / </text:span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7-12-05T13:17:09.723648616</dc:date>
    <meta:editing-duration>P8DT8H54M18S</meta:editing-duration>
    <meta:editing-cycles>900</meta:editing-cycles>
    <meta:generator>LibreOffice/4.2.8.2$Linux_X86_64 LibreOffice_project/420m0$Build-2</meta:generator>
    <meta:document-statistic meta:table-count="62" meta:image-count="0" meta:object-count="0" meta:page-count="10" meta:paragraph-count="501" meta:word-count="2091" meta:character-count="7004" meta:non-whitespace-character-count="6460"/>
  </office:meta>
</office:document-meta>
</file>